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X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Minute</text:p>
          </table:table-cell>
          <table:table-cell office:value-type="string">
            <text:p>Zeitfaktor</text:p>
          </table:table-cell>
          <table:table-cell office:value-type="float" office:value="3.6">
            <text:p>3,6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">
            <text:p>90,000</text:p>
          </table:table-cell>
          <table:table-cell table:number-columns-repeated="10"/>
        </table:table-row>
        <table:table-row table:style-name="ro1">
          <table:table-cell office:value-type="float" office:value="0">
            <text:p>0</text:p>
          </table:table-cell>
          <table:table-cell table:formula="of:=([.B$2]-[.A3])/[.B$2]" office:value-type="float" office:value="1">
            <text:p>1,000</text:p>
          </table:table-cell>
          <table:table-cell table:formula="of:=([.C$1]-1)*[.B3]+1" office:value-type="float" office:value="3.6">
            <text:p>3,600</text:p>
          </table:table-cell>
          <table:table-cell table:formula="of:=1/[.H3]" office:value-type="float" office:value="2.76923076923077">
            <text:p>2,769</text:p>
          </table:table-cell>
          <table:table-cell table:formula="of:=1/[.I3]" office:value-type="float" office:value="2.76923076923077">
            <text:p>2,769</text:p>
          </table:table-cell>
          <table:table-cell/>
          <table:table-cell table:formula="of:=1/[.C3]" office:value-type="float" office:value="0.277777777777778">
            <text:p>0,278</text:p>
          </table:table-cell>
          <table:table-cell table:formula="of:=1/[.$L3]/2" office:value-type="float" office:value="0.361111111111111">
            <text:p>0,361</text:p>
          </table:table-cell>
          <table:table-cell table:formula="of:=1/[.$L3]/2" office:value-type="float" office:value="0.361111111111111">
            <text:p>0,361</text:p>
          </table:table-cell>
          <table:table-cell table:formula="of:=SUM([.G3:.I3])" office:value-type="float" office:value="1">
            <text:p>1</text:p>
          </table:table-cell>
          <table:table-cell/>
          <table:table-cell table:formula="of:=1/(1-[.G3])" office:value-type="float" office:value="1.38461538461538">
            <text:p>1,38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B$2]-[.A4])/[.B$2]" office:value-type="float" office:value="0.988888888888889">
            <text:p>0,989</text:p>
          </table:table-cell>
          <table:table-cell table:formula="of:=([.C$1]-1)*[.B4]+1" office:value-type="float" office:value="3.57111111111111">
            <text:p>3,571</text:p>
          </table:table-cell>
          <table:table-cell table:formula="of:=1/[.H4]" office:value-type="float" office:value="2.77787381158168">
            <text:p>2,778</text:p>
          </table:table-cell>
          <table:table-cell table:formula="of:=1/[.I4]" office:value-type="float" office:value="2.77787381158168">
            <text:p>2,778</text:p>
          </table:table-cell>
          <table:table-cell/>
          <table:table-cell table:formula="of:=1/[.C4]" office:value-type="float" office:value="0.280024891101431">
            <text:p>0,280</text:p>
          </table:table-cell>
          <table:table-cell table:formula="of:=1/[.$L4]/2" office:value-type="float" office:value="0.359987554449284">
            <text:p>0,360</text:p>
          </table:table-cell>
          <table:table-cell table:formula="of:=1/[.$L4]/2" office:value-type="float" office:value="0.359987554449284">
            <text:p>0,360</text:p>
          </table:table-cell>
          <table:table-cell table:formula="of:=SUM([.G4:.I4])" office:value-type="float" office:value="1">
            <text:p>1</text:p>
          </table:table-cell>
          <table:table-cell/>
          <table:table-cell table:formula="of:=1/(1-[.G4])" office:value-type="float" office:value="1.38893690579084">
            <text:p>1,38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B$2]-[.A5])/[.B$2]" office:value-type="float" office:value="0.977777777777778">
            <text:p>0,978</text:p>
          </table:table-cell>
          <table:table-cell table:formula="of:=([.C$1]-1)*[.B5]+1" office:value-type="float" office:value="3.54222222222222">
            <text:p>3,542</text:p>
          </table:table-cell>
          <table:table-cell table:formula="of:=1/[.H5]" office:value-type="float" office:value="2.78671328671329">
            <text:p>2,787</text:p>
          </table:table-cell>
          <table:table-cell table:formula="of:=1/[.I5]" office:value-type="float" office:value="2.78671328671329">
            <text:p>2,787</text:p>
          </table:table-cell>
          <table:table-cell/>
          <table:table-cell table:formula="of:=1/[.C5]" office:value-type="float" office:value="0.282308657465496">
            <text:p>0,282</text:p>
          </table:table-cell>
          <table:table-cell table:formula="of:=1/[.$L5]/2" office:value-type="float" office:value="0.358845671267252">
            <text:p>0,359</text:p>
          </table:table-cell>
          <table:table-cell table:formula="of:=1/[.$L5]/2" office:value-type="float" office:value="0.358845671267252">
            <text:p>0,359</text:p>
          </table:table-cell>
          <table:table-cell table:formula="of:=SUM([.G5:.I5])" office:value-type="float" office:value="1">
            <text:p>1</text:p>
          </table:table-cell>
          <table:table-cell/>
          <table:table-cell table:formula="of:=1/(1-[.G5])" office:value-type="float" office:value="1.39335664335664">
            <text:p>1,393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B$2]-[.A6])/[.B$2]" office:value-type="float" office:value="0.966666666666667">
            <text:p>0,967</text:p>
          </table:table-cell>
          <table:table-cell table:formula="of:=([.C$1]-1)*[.B6]+1" office:value-type="float" office:value="3.51333333333333">
            <text:p>3,513</text:p>
          </table:table-cell>
          <table:table-cell table:formula="of:=1/[.H6]" office:value-type="float" office:value="2.79575596816976">
            <text:p>2,796</text:p>
          </table:table-cell>
          <table:table-cell table:formula="of:=1/[.I6]" office:value-type="float" office:value="2.79575596816976">
            <text:p>2,796</text:p>
          </table:table-cell>
          <table:table-cell/>
          <table:table-cell table:formula="of:=1/[.C6]" office:value-type="float" office:value="0.284629981024668">
            <text:p>0,285</text:p>
          </table:table-cell>
          <table:table-cell table:formula="of:=1/[.$L6]/2" office:value-type="float" office:value="0.357685009487666">
            <text:p>0,358</text:p>
          </table:table-cell>
          <table:table-cell table:formula="of:=1/[.$L6]/2" office:value-type="float" office:value="0.357685009487666">
            <text:p>0,358</text:p>
          </table:table-cell>
          <table:table-cell table:formula="of:=SUM([.G6:.I6])" office:value-type="float" office:value="1">
            <text:p>1</text:p>
          </table:table-cell>
          <table:table-cell/>
          <table:table-cell table:formula="of:=1/(1-[.G6])" office:value-type="float" office:value="1.39787798408488">
            <text:p>1,39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B$2]-[.A7])/[.B$2]" office:value-type="float" office:value="0.955555555555556">
            <text:p>0,956</text:p>
          </table:table-cell>
          <table:table-cell table:formula="of:=([.C$1]-1)*[.B7]+1" office:value-type="float" office:value="3.48444444444444">
            <text:p>3,484</text:p>
          </table:table-cell>
          <table:table-cell table:formula="of:=1/[.H7]" office:value-type="float" office:value="2.80500894454383">
            <text:p>2,805</text:p>
          </table:table-cell>
          <table:table-cell table:formula="of:=1/[.I7]" office:value-type="float" office:value="2.80500894454383">
            <text:p>2,805</text:p>
          </table:table-cell>
          <table:table-cell/>
          <table:table-cell table:formula="of:=1/[.C7]" office:value-type="float" office:value="0.286989795918367">
            <text:p>0,287</text:p>
          </table:table-cell>
          <table:table-cell table:formula="of:=1/[.$L7]/2" office:value-type="float" office:value="0.356505102040816">
            <text:p>0,357</text:p>
          </table:table-cell>
          <table:table-cell table:formula="of:=1/[.$L7]/2" office:value-type="float" office:value="0.356505102040816">
            <text:p>0,357</text:p>
          </table:table-cell>
          <table:table-cell table:formula="of:=SUM([.G7:.I7])" office:value-type="float" office:value="1">
            <text:p>1</text:p>
          </table:table-cell>
          <table:table-cell/>
          <table:table-cell table:formula="of:=1/(1-[.G7])" office:value-type="float" office:value="1.40250447227191">
            <text:p>1,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B$2]-[.A8])/[.B$2]" office:value-type="float" office:value="0.944444444444444">
            <text:p>0,944</text:p>
          </table:table-cell>
          <table:table-cell table:formula="of:=([.C$1]-1)*[.B8]+1" office:value-type="float" office:value="3.45555555555556">
            <text:p>3,456</text:p>
          </table:table-cell>
          <table:table-cell table:formula="of:=1/[.H8]" office:value-type="float" office:value="2.81447963800905">
            <text:p>2,814</text:p>
          </table:table-cell>
          <table:table-cell table:formula="of:=1/[.I8]" office:value-type="float" office:value="2.81447963800905">
            <text:p>2,814</text:p>
          </table:table-cell>
          <table:table-cell/>
          <table:table-cell table:formula="of:=1/[.C8]" office:value-type="float" office:value="0.289389067524116">
            <text:p>0,289</text:p>
          </table:table-cell>
          <table:table-cell table:formula="of:=1/[.$L8]/2" office:value-type="float" office:value="0.355305466237942">
            <text:p>0,355</text:p>
          </table:table-cell>
          <table:table-cell table:formula="of:=1/[.$L8]/2" office:value-type="float" office:value="0.355305466237942">
            <text:p>0,355</text:p>
          </table:table-cell>
          <table:table-cell table:formula="of:=SUM([.G8:.I8])" office:value-type="float" office:value="1">
            <text:p>1</text:p>
          </table:table-cell>
          <table:table-cell/>
          <table:table-cell table:formula="of:=1/(1-[.G8])" office:value-type="float" office:value="1.40723981900452">
            <text:p>1,4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B$2]-[.A9])/[.B$2]" office:value-type="float" office:value="0.933333333333333">
            <text:p>0,933</text:p>
          </table:table-cell>
          <table:table-cell table:formula="of:=([.C$1]-1)*[.B9]+1" office:value-type="float" office:value="3.42666666666667">
            <text:p>3,427</text:p>
          </table:table-cell>
          <table:table-cell table:formula="of:=1/[.H9]" office:value-type="float" office:value="2.82417582417582">
            <text:p>2,824</text:p>
          </table:table-cell>
          <table:table-cell table:formula="of:=1/[.I9]" office:value-type="float" office:value="2.82417582417582">
            <text:p>2,824</text:p>
          </table:table-cell>
          <table:table-cell/>
          <table:table-cell table:formula="of:=1/[.C9]" office:value-type="float" office:value="0.291828793774319">
            <text:p>0,292</text:p>
          </table:table-cell>
          <table:table-cell table:formula="of:=1/[.$L9]/2" office:value-type="float" office:value="0.35408560311284">
            <text:p>0,354</text:p>
          </table:table-cell>
          <table:table-cell table:formula="of:=1/[.$L9]/2" office:value-type="float" office:value="0.35408560311284">
            <text:p>0,354</text:p>
          </table:table-cell>
          <table:table-cell table:formula="of:=SUM([.G9:.I9])" office:value-type="float" office:value="1">
            <text:p>1</text:p>
          </table:table-cell>
          <table:table-cell/>
          <table:table-cell table:formula="of:=1/(1-[.G9])" office:value-type="float" office:value="1.41208791208791">
            <text:p>1,4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B$2]-[.A10])/[.B$2]" office:value-type="float" office:value="0.922222222222222">
            <text:p>0,922</text:p>
          </table:table-cell>
          <table:table-cell table:formula="of:=([.C$1]-1)*[.B10]+1" office:value-type="float" office:value="3.39777777777778">
            <text:p>3,398</text:p>
          </table:table-cell>
          <table:table-cell table:formula="of:=1/[.H10]" office:value-type="float" office:value="2.83410565338276">
            <text:p>2,834</text:p>
          </table:table-cell>
          <table:table-cell table:formula="of:=1/[.I10]" office:value-type="float" office:value="2.83410565338276">
            <text:p>2,834</text:p>
          </table:table-cell>
          <table:table-cell/>
          <table:table-cell table:formula="of:=1/[.C10]" office:value-type="float" office:value="0.294310006540222">
            <text:p>0,294</text:p>
          </table:table-cell>
          <table:table-cell table:formula="of:=1/[.$L10]/2" office:value-type="float" office:value="0.352844996729889">
            <text:p>0,353</text:p>
          </table:table-cell>
          <table:table-cell table:formula="of:=1/[.$L10]/2" office:value-type="float" office:value="0.352844996729889">
            <text:p>0,353</text:p>
          </table:table-cell>
          <table:table-cell table:formula="of:=SUM([.G10:.I10])" office:value-type="float" office:value="1">
            <text:p>1</text:p>
          </table:table-cell>
          <table:table-cell/>
          <table:table-cell table:formula="of:=1/(1-[.G10])" office:value-type="float" office:value="1.41705282669138">
            <text:p>1,417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B$2]-[.A11])/[.B$2]" office:value-type="float" office:value="0.911111111111111">
            <text:p>0,911</text:p>
          </table:table-cell>
          <table:table-cell table:formula="of:=([.C$1]-1)*[.B11]+1" office:value-type="float" office:value="3.36888888888889">
            <text:p>3,369</text:p>
          </table:table-cell>
          <table:table-cell table:formula="of:=1/[.H11]" office:value-type="float" office:value="2.84427767354597">
            <text:p>2,844</text:p>
          </table:table-cell>
          <table:table-cell table:formula="of:=1/[.I11]" office:value-type="float" office:value="2.84427767354597">
            <text:p>2,844</text:p>
          </table:table-cell>
          <table:table-cell/>
          <table:table-cell table:formula="of:=1/[.C11]" office:value-type="float" office:value="0.296833773087071">
            <text:p>0,297</text:p>
          </table:table-cell>
          <table:table-cell table:formula="of:=1/[.$L11]/2" office:value-type="float" office:value="0.351583113456464">
            <text:p>0,352</text:p>
          </table:table-cell>
          <table:table-cell table:formula="of:=1/[.$L11]/2" office:value-type="float" office:value="0.351583113456464">
            <text:p>0,352</text:p>
          </table:table-cell>
          <table:table-cell table:formula="of:=SUM([.G11:.I11])" office:value-type="float" office:value="1">
            <text:p>1</text:p>
          </table:table-cell>
          <table:table-cell/>
          <table:table-cell table:formula="of:=1/(1-[.G11])" office:value-type="float" office:value="1.42213883677298">
            <text:p>1,4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B$2]-[.A12])/[.B$2]" office:value-type="float" office:value="0.9">
            <text:p>0,900</text:p>
          </table:table-cell>
          <table:table-cell table:formula="of:=([.C$1]-1)*[.B12]+1" office:value-type="float" office:value="3.34">
            <text:p>3,340</text:p>
          </table:table-cell>
          <table:table-cell table:formula="of:=1/[.H12]" office:value-type="float" office:value="2.85470085470085">
            <text:p>2,855</text:p>
          </table:table-cell>
          <table:table-cell table:formula="of:=1/[.I12]" office:value-type="float" office:value="2.85470085470085">
            <text:p>2,855</text:p>
          </table:table-cell>
          <table:table-cell/>
          <table:table-cell table:formula="of:=1/[.C12]" office:value-type="float" office:value="0.29940119760479">
            <text:p>0,299</text:p>
          </table:table-cell>
          <table:table-cell table:formula="of:=1/[.$L12]/2" office:value-type="float" office:value="0.350299401197605">
            <text:p>0,350</text:p>
          </table:table-cell>
          <table:table-cell table:formula="of:=1/[.$L12]/2" office:value-type="float" office:value="0.350299401197605">
            <text:p>0,350</text:p>
          </table:table-cell>
          <table:table-cell table:formula="of:=SUM([.G12:.I12])" office:value-type="float" office:value="1">
            <text:p>1</text:p>
          </table:table-cell>
          <table:table-cell/>
          <table:table-cell table:formula="of:=1/(1-[.G12])" office:value-type="float" office:value="1.42735042735043">
            <text:p>1,4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B$2]-[.A13])/[.B$2]" office:value-type="float" office:value="0.888888888888889">
            <text:p>0,889</text:p>
          </table:table-cell>
          <table:table-cell table:formula="of:=([.C$1]-1)*[.B13]+1" office:value-type="float" office:value="3.31111111111111">
            <text:p>3,311</text:p>
          </table:table-cell>
          <table:table-cell table:formula="of:=1/[.H13]" office:value-type="float" office:value="2.86538461538462">
            <text:p>2,865</text:p>
          </table:table-cell>
          <table:table-cell table:formula="of:=1/[.I13]" office:value-type="float" office:value="2.86538461538462">
            <text:p>2,865</text:p>
          </table:table-cell>
          <table:table-cell/>
          <table:table-cell table:formula="of:=1/[.C13]" office:value-type="float" office:value="0.302013422818792">
            <text:p>0,302</text:p>
          </table:table-cell>
          <table:table-cell table:formula="of:=1/[.$L13]/2" office:value-type="float" office:value="0.348993288590604">
            <text:p>0,349</text:p>
          </table:table-cell>
          <table:table-cell table:formula="of:=1/[.$L13]/2" office:value-type="float" office:value="0.348993288590604">
            <text:p>0,349</text:p>
          </table:table-cell>
          <table:table-cell table:formula="of:=SUM([.G13:.I13])" office:value-type="float" office:value="1">
            <text:p>1</text:p>
          </table:table-cell>
          <table:table-cell/>
          <table:table-cell table:formula="of:=1/(1-[.G13])" office:value-type="float" office:value="1.43269230769231">
            <text:p>1,43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B$2]-[.A14])/[.B$2]" office:value-type="float" office:value="0.877777777777778">
            <text:p>0,878</text:p>
          </table:table-cell>
          <table:table-cell table:formula="of:=([.C$1]-1)*[.B14]+1" office:value-type="float" office:value="3.28222222222222">
            <text:p>3,282</text:p>
          </table:table-cell>
          <table:table-cell table:formula="of:=1/[.H14]" office:value-type="float" office:value="2.8763388510224">
            <text:p>2,876</text:p>
          </table:table-cell>
          <table:table-cell table:formula="of:=1/[.I14]" office:value-type="float" office:value="2.8763388510224">
            <text:p>2,876</text:p>
          </table:table-cell>
          <table:table-cell/>
          <table:table-cell table:formula="of:=1/[.C14]" office:value-type="float" office:value="0.30467163168585">
            <text:p>0,305</text:p>
          </table:table-cell>
          <table:table-cell table:formula="of:=1/[.$L14]/2" office:value-type="float" office:value="0.347664184157075">
            <text:p>0,348</text:p>
          </table:table-cell>
          <table:table-cell table:formula="of:=1/[.$L14]/2" office:value-type="float" office:value="0.347664184157075">
            <text:p>0,348</text:p>
          </table:table-cell>
          <table:table-cell table:formula="of:=SUM([.G14:.I14])" office:value-type="float" office:value="1">
            <text:p>1</text:p>
          </table:table-cell>
          <table:table-cell/>
          <table:table-cell table:formula="of:=1/(1-[.G14])" office:value-type="float" office:value="1.4381694255112">
            <text:p>1,4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B$2]-[.A15])/[.B$2]" office:value-type="float" office:value="0.866666666666667">
            <text:p>0,867</text:p>
          </table:table-cell>
          <table:table-cell table:formula="of:=([.C$1]-1)*[.B15]+1" office:value-type="float" office:value="3.25333333333333">
            <text:p>3,253</text:p>
          </table:table-cell>
          <table:table-cell table:formula="of:=1/[.H15]" office:value-type="float" office:value="2.88757396449704">
            <text:p>2,888</text:p>
          </table:table-cell>
          <table:table-cell table:formula="of:=1/[.I15]" office:value-type="float" office:value="2.88757396449704">
            <text:p>2,888</text:p>
          </table:table-cell>
          <table:table-cell/>
          <table:table-cell table:formula="of:=1/[.C15]" office:value-type="float" office:value="0.307377049180328">
            <text:p>0,307</text:p>
          </table:table-cell>
          <table:table-cell table:formula="of:=1/[.$L15]/2" office:value-type="float" office:value="0.346311475409836">
            <text:p>0,346</text:p>
          </table:table-cell>
          <table:table-cell table:formula="of:=1/[.$L15]/2" office:value-type="float" office:value="0.346311475409836">
            <text:p>0,346</text:p>
          </table:table-cell>
          <table:table-cell table:formula="of:=SUM([.G15:.I15])" office:value-type="float" office:value="1">
            <text:p>1</text:p>
          </table:table-cell>
          <table:table-cell/>
          <table:table-cell table:formula="of:=1/(1-[.G15])" office:value-type="float" office:value="1.44378698224852">
            <text:p>1,44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B$2]-[.A16])/[.B$2]" office:value-type="float" office:value="0.855555555555556">
            <text:p>0,856</text:p>
          </table:table-cell>
          <table:table-cell table:formula="of:=([.C$1]-1)*[.B16]+1" office:value-type="float" office:value="3.22444444444444">
            <text:p>3,224</text:p>
          </table:table-cell>
          <table:table-cell table:formula="of:=1/[.H16]" office:value-type="float" office:value="2.8991008991009">
            <text:p>2,899</text:p>
          </table:table-cell>
          <table:table-cell table:formula="of:=1/[.I16]" office:value-type="float" office:value="2.8991008991009">
            <text:p>2,899</text:p>
          </table:table-cell>
          <table:table-cell/>
          <table:table-cell table:formula="of:=1/[.C16]" office:value-type="float" office:value="0.31013094417643">
            <text:p>0,310</text:p>
          </table:table-cell>
          <table:table-cell table:formula="of:=1/[.$L16]/2" office:value-type="float" office:value="0.344934527911785">
            <text:p>0,345</text:p>
          </table:table-cell>
          <table:table-cell table:formula="of:=1/[.$L16]/2" office:value-type="float" office:value="0.344934527911785">
            <text:p>0,345</text:p>
          </table:table-cell>
          <table:table-cell table:formula="of:=SUM([.G16:.I16])" office:value-type="float" office:value="1">
            <text:p>1</text:p>
          </table:table-cell>
          <table:table-cell/>
          <table:table-cell table:formula="of:=1/(1-[.G16])" office:value-type="float" office:value="1.44955044955045">
            <text:p>1,4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B$2]-[.A17])/[.B$2]" office:value-type="float" office:value="0.844444444444444">
            <text:p>0,844</text:p>
          </table:table-cell>
          <table:table-cell table:formula="of:=([.C$1]-1)*[.B17]+1" office:value-type="float" office:value="3.19555555555556">
            <text:p>3,196</text:p>
          </table:table-cell>
          <table:table-cell table:formula="of:=1/[.H17]" office:value-type="float" office:value="2.91093117408907">
            <text:p>2,911</text:p>
          </table:table-cell>
          <table:table-cell table:formula="of:=1/[.I17]" office:value-type="float" office:value="2.91093117408907">
            <text:p>2,911</text:p>
          </table:table-cell>
          <table:table-cell/>
          <table:table-cell table:formula="of:=1/[.C17]" office:value-type="float" office:value="0.312934631432545">
            <text:p>0,313</text:p>
          </table:table-cell>
          <table:table-cell table:formula="of:=1/[.$L17]/2" office:value-type="float" office:value="0.343532684283727">
            <text:p>0,344</text:p>
          </table:table-cell>
          <table:table-cell table:formula="of:=1/[.$L17]/2" office:value-type="float" office:value="0.343532684283727">
            <text:p>0,344</text:p>
          </table:table-cell>
          <table:table-cell table:formula="of:=SUM([.G17:.I17])" office:value-type="float" office:value="1">
            <text:p>1</text:p>
          </table:table-cell>
          <table:table-cell/>
          <table:table-cell table:formula="of:=1/(1-[.G17])" office:value-type="float" office:value="1.45546558704453">
            <text:p>1,4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B$2]-[.A18])/[.B$2]" office:value-type="float" office:value="0.833333333333333">
            <text:p>0,833</text:p>
          </table:table-cell>
          <table:table-cell table:formula="of:=([.C$1]-1)*[.B18]+1" office:value-type="float" office:value="3.16666666666667">
            <text:p>3,167</text:p>
          </table:table-cell>
          <table:table-cell table:formula="of:=1/[.H18]" office:value-type="float" office:value="2.92307692307692">
            <text:p>2,923</text:p>
          </table:table-cell>
          <table:table-cell table:formula="of:=1/[.I18]" office:value-type="float" office:value="2.92307692307692">
            <text:p>2,923</text:p>
          </table:table-cell>
          <table:table-cell/>
          <table:table-cell table:formula="of:=1/[.C18]" office:value-type="float" office:value="0.31578947368421">
            <text:p>0,316</text:p>
          </table:table-cell>
          <table:table-cell table:formula="of:=1/[.$L18]/2" office:value-type="float" office:value="0.342105263157895">
            <text:p>0,342</text:p>
          </table:table-cell>
          <table:table-cell table:formula="of:=1/[.$L18]/2" office:value-type="float" office:value="0.342105263157895">
            <text:p>0,342</text:p>
          </table:table-cell>
          <table:table-cell table:formula="of:=SUM([.G18:.I18])" office:value-type="float" office:value="1">
            <text:p>1</text:p>
          </table:table-cell>
          <table:table-cell/>
          <table:table-cell table:formula="of:=1/(1-[.G18])" office:value-type="float" office:value="1.46153846153846">
            <text:p>1,46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B$2]-[.A19])/[.B$2]" office:value-type="float" office:value="0.822222222222222">
            <text:p>0,822</text:p>
          </table:table-cell>
          <table:table-cell table:formula="of:=([.C$1]-1)*[.B19]+1" office:value-type="float" office:value="3.13777777777778">
            <text:p>3,138</text:p>
          </table:table-cell>
          <table:table-cell table:formula="of:=1/[.H19]" office:value-type="float" office:value="2.93555093555094">
            <text:p>2,936</text:p>
          </table:table-cell>
          <table:table-cell table:formula="of:=1/[.I19]" office:value-type="float" office:value="2.93555093555094">
            <text:p>2,936</text:p>
          </table:table-cell>
          <table:table-cell/>
          <table:table-cell table:formula="of:=1/[.C19]" office:value-type="float" office:value="0.318696883852691">
            <text:p>0,319</text:p>
          </table:table-cell>
          <table:table-cell table:formula="of:=1/[.$L19]/2" office:value-type="float" office:value="0.340651558073654">
            <text:p>0,341</text:p>
          </table:table-cell>
          <table:table-cell table:formula="of:=1/[.$L19]/2" office:value-type="float" office:value="0.340651558073654">
            <text:p>0,341</text:p>
          </table:table-cell>
          <table:table-cell table:formula="of:=SUM([.G19:.I19])" office:value-type="float" office:value="1">
            <text:p>1</text:p>
          </table:table-cell>
          <table:table-cell/>
          <table:table-cell table:formula="of:=1/(1-[.G19])" office:value-type="float" office:value="1.46777546777547">
            <text:p>1,4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B$2]-[.A20])/[.B$2]" office:value-type="float" office:value="0.811111111111111">
            <text:p>0,811</text:p>
          </table:table-cell>
          <table:table-cell table:formula="of:=([.C$1]-1)*[.B20]+1" office:value-type="float" office:value="3.10888888888889">
            <text:p>3,109</text:p>
          </table:table-cell>
          <table:table-cell table:formula="of:=1/[.H20]" office:value-type="float" office:value="2.94836670179136">
            <text:p>2,948</text:p>
          </table:table-cell>
          <table:table-cell table:formula="of:=1/[.I20]" office:value-type="float" office:value="2.94836670179136">
            <text:p>2,948</text:p>
          </table:table-cell>
          <table:table-cell/>
          <table:table-cell table:formula="of:=1/[.C20]" office:value-type="float" office:value="0.321658327376698">
            <text:p>0,322</text:p>
          </table:table-cell>
          <table:table-cell table:formula="of:=1/[.$L20]/2" office:value-type="float" office:value="0.339170836311651">
            <text:p>0,339</text:p>
          </table:table-cell>
          <table:table-cell table:formula="of:=1/[.$L20]/2" office:value-type="float" office:value="0.339170836311651">
            <text:p>0,339</text:p>
          </table:table-cell>
          <table:table-cell table:formula="of:=SUM([.G20:.I20])" office:value-type="float" office:value="1">
            <text:p>1</text:p>
          </table:table-cell>
          <table:table-cell/>
          <table:table-cell table:formula="of:=1/(1-[.G20])" office:value-type="float" office:value="1.47418335089568">
            <text:p>1,47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B$2]-[.A21])/[.B$2]" office:value-type="float" office:value="0.8">
            <text:p>0,800</text:p>
          </table:table-cell>
          <table:table-cell table:formula="of:=([.C$1]-1)*[.B21]+1" office:value-type="float" office:value="3.08">
            <text:p>3,080</text:p>
          </table:table-cell>
          <table:table-cell table:formula="of:=1/[.H21]" office:value-type="float" office:value="2.96153846153846">
            <text:p>2,962</text:p>
          </table:table-cell>
          <table:table-cell table:formula="of:=1/[.I21]" office:value-type="float" office:value="2.96153846153846">
            <text:p>2,962</text:p>
          </table:table-cell>
          <table:table-cell/>
          <table:table-cell table:formula="of:=1/[.C21]" office:value-type="float" office:value="0.324675324675325">
            <text:p>0,325</text:p>
          </table:table-cell>
          <table:table-cell table:formula="of:=1/[.$L21]/2" office:value-type="float" office:value="0.337662337662338">
            <text:p>0,338</text:p>
          </table:table-cell>
          <table:table-cell table:formula="of:=1/[.$L21]/2" office:value-type="float" office:value="0.337662337662338">
            <text:p>0,338</text:p>
          </table:table-cell>
          <table:table-cell table:formula="of:=SUM([.G21:.I21])" office:value-type="float" office:value="1">
            <text:p>1</text:p>
          </table:table-cell>
          <table:table-cell/>
          <table:table-cell table:formula="of:=1/(1-[.G21])" office:value-type="float" office:value="1.48076923076923">
            <text:p>1,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B$2]-[.A22])/[.B$2]" office:value-type="float" office:value="0.788888888888889">
            <text:p>0,789</text:p>
          </table:table-cell>
          <table:table-cell table:formula="of:=([.C$1]-1)*[.B22]+1" office:value-type="float" office:value="3.05111111111111">
            <text:p>3,051</text:p>
          </table:table-cell>
          <table:table-cell table:formula="of:=1/[.H22]" office:value-type="float" office:value="2.9750812567714">
            <text:p>2,975</text:p>
          </table:table-cell>
          <table:table-cell table:formula="of:=1/[.I22]" office:value-type="float" office:value="2.9750812567714">
            <text:p>2,975</text:p>
          </table:table-cell>
          <table:table-cell/>
          <table:table-cell table:formula="of:=1/[.C22]" office:value-type="float" office:value="0.32774945375091">
            <text:p>0,328</text:p>
          </table:table-cell>
          <table:table-cell table:formula="of:=1/[.$L22]/2" office:value-type="float" office:value="0.336125273124545">
            <text:p>0,336</text:p>
          </table:table-cell>
          <table:table-cell table:formula="of:=1/[.$L22]/2" office:value-type="float" office:value="0.336125273124545">
            <text:p>0,336</text:p>
          </table:table-cell>
          <table:table-cell table:formula="of:=SUM([.G22:.I22])" office:value-type="float" office:value="1">
            <text:p>1</text:p>
          </table:table-cell>
          <table:table-cell/>
          <table:table-cell table:formula="of:=1/(1-[.G22])" office:value-type="float" office:value="1.4875406283857">
            <text:p>1,4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B$2]-[.A23])/[.B$2]" office:value-type="float" office:value="0.777777777777778">
            <text:p>0,778</text:p>
          </table:table-cell>
          <table:table-cell table:formula="of:=([.C$1]-1)*[.B23]+1" office:value-type="float" office:value="3.02222222222222">
            <text:p>3,022</text:p>
          </table:table-cell>
          <table:table-cell table:formula="of:=1/[.H23]" office:value-type="float" office:value="2.98901098901099">
            <text:p>2,989</text:p>
          </table:table-cell>
          <table:table-cell table:formula="of:=1/[.I23]" office:value-type="float" office:value="2.98901098901099">
            <text:p>2,989</text:p>
          </table:table-cell>
          <table:table-cell/>
          <table:table-cell table:formula="of:=1/[.C23]" office:value-type="float" office:value="0.330882352941176">
            <text:p>0,331</text:p>
          </table:table-cell>
          <table:table-cell table:formula="of:=1/[.$L23]/2" office:value-type="float" office:value="0.334558823529412">
            <text:p>0,335</text:p>
          </table:table-cell>
          <table:table-cell table:formula="of:=1/[.$L23]/2" office:value-type="float" office:value="0.334558823529412">
            <text:p>0,335</text:p>
          </table:table-cell>
          <table:table-cell table:formula="of:=SUM([.G23:.I23])" office:value-type="float" office:value="1">
            <text:p>1</text:p>
          </table:table-cell>
          <table:table-cell/>
          <table:table-cell table:formula="of:=1/(1-[.G23])" office:value-type="float" office:value="1.49450549450549">
            <text:p>1,49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B$2]-[.A24])/[.B$2]" office:value-type="float" office:value="0.766666666666667">
            <text:p>0,767</text:p>
          </table:table-cell>
          <table:table-cell table:formula="of:=([.C$1]-1)*[.B24]+1" office:value-type="float" office:value="2.99333333333333">
            <text:p>2,993</text:p>
          </table:table-cell>
          <table:table-cell table:formula="of:=1/[.H24]" office:value-type="float" office:value="3.00334448160535">
            <text:p>3,003</text:p>
          </table:table-cell>
          <table:table-cell table:formula="of:=1/[.I24]" office:value-type="float" office:value="3.00334448160535">
            <text:p>3,003</text:p>
          </table:table-cell>
          <table:table-cell/>
          <table:table-cell table:formula="of:=1/[.C24]" office:value-type="float" office:value="0.334075723830735">
            <text:p>0,334</text:p>
          </table:table-cell>
          <table:table-cell table:formula="of:=1/[.$L24]/2" office:value-type="float" office:value="0.332962138084632">
            <text:p>0,333</text:p>
          </table:table-cell>
          <table:table-cell table:formula="of:=1/[.$L24]/2" office:value-type="float" office:value="0.332962138084632">
            <text:p>0,333</text:p>
          </table:table-cell>
          <table:table-cell table:formula="of:=SUM([.G24:.I24])" office:value-type="float" office:value="1">
            <text:p>1</text:p>
          </table:table-cell>
          <table:table-cell/>
          <table:table-cell table:formula="of:=1/(1-[.G24])" office:value-type="float" office:value="1.50167224080268">
            <text:p>1,50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B$2]-[.A25])/[.B$2]" office:value-type="float" office:value="0.755555555555556">
            <text:p>0,756</text:p>
          </table:table-cell>
          <table:table-cell table:formula="of:=([.C$1]-1)*[.B25]+1" office:value-type="float" office:value="2.96444444444444">
            <text:p>2,964</text:p>
          </table:table-cell>
          <table:table-cell table:formula="of:=1/[.H25]" office:value-type="float" office:value="3.01809954751131">
            <text:p>3,018</text:p>
          </table:table-cell>
          <table:table-cell table:formula="of:=1/[.I25]" office:value-type="float" office:value="3.01809954751131">
            <text:p>3,018</text:p>
          </table:table-cell>
          <table:table-cell/>
          <table:table-cell table:formula="of:=1/[.C25]" office:value-type="float" office:value="0.337331334332834">
            <text:p>0,337</text:p>
          </table:table-cell>
          <table:table-cell table:formula="of:=1/[.$L25]/2" office:value-type="float" office:value="0.331334332833583">
            <text:p>0,331</text:p>
          </table:table-cell>
          <table:table-cell table:formula="of:=1/[.$L25]/2" office:value-type="float" office:value="0.331334332833583">
            <text:p>0,331</text:p>
          </table:table-cell>
          <table:table-cell table:formula="of:=SUM([.G25:.I25])" office:value-type="float" office:value="1">
            <text:p>1</text:p>
          </table:table-cell>
          <table:table-cell/>
          <table:table-cell table:formula="of:=1/(1-[.G25])" office:value-type="float" office:value="1.50904977375566">
            <text:p>1,5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B$2]-[.A26])/[.B$2]" office:value-type="float" office:value="0.744444444444444">
            <text:p>0,744</text:p>
          </table:table-cell>
          <table:table-cell table:formula="of:=([.C$1]-1)*[.B26]+1" office:value-type="float" office:value="2.93555555555556">
            <text:p>2,936</text:p>
          </table:table-cell>
          <table:table-cell table:formula="of:=1/[.H26]" office:value-type="float" office:value="3.03329506314581">
            <text:p>3,033</text:p>
          </table:table-cell>
          <table:table-cell table:formula="of:=1/[.I26]" office:value-type="float" office:value="3.03329506314581">
            <text:p>3,033</text:p>
          </table:table-cell>
          <table:table-cell/>
          <table:table-cell table:formula="of:=1/[.C26]" office:value-type="float" office:value="0.340651021953066">
            <text:p>0,341</text:p>
          </table:table-cell>
          <table:table-cell table:formula="of:=1/[.$L26]/2" office:value-type="float" office:value="0.329674489023467">
            <text:p>0,330</text:p>
          </table:table-cell>
          <table:table-cell table:formula="of:=1/[.$L26]/2" office:value-type="float" office:value="0.329674489023467">
            <text:p>0,330</text:p>
          </table:table-cell>
          <table:table-cell table:formula="of:=SUM([.G26:.I26])" office:value-type="float" office:value="1">
            <text:p>1</text:p>
          </table:table-cell>
          <table:table-cell/>
          <table:table-cell table:formula="of:=1/(1-[.G26])" office:value-type="float" office:value="1.5166475315729">
            <text:p>1,51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B$2]-[.A27])/[.B$2]" office:value-type="float" office:value="0.733333333333333">
            <text:p>0,733</text:p>
          </table:table-cell>
          <table:table-cell table:formula="of:=([.C$1]-1)*[.B27]+1" office:value-type="float" office:value="2.90666666666667">
            <text:p>2,907</text:p>
          </table:table-cell>
          <table:table-cell table:formula="of:=1/[.H27]" office:value-type="float" office:value="3.04895104895105">
            <text:p>3,049</text:p>
          </table:table-cell>
          <table:table-cell table:formula="of:=1/[.I27]" office:value-type="float" office:value="3.04895104895105">
            <text:p>3,049</text:p>
          </table:table-cell>
          <table:table-cell/>
          <table:table-cell table:formula="of:=1/[.C27]" office:value-type="float" office:value="0.344036697247706">
            <text:p>0,344</text:p>
          </table:table-cell>
          <table:table-cell table:formula="of:=1/[.$L27]/2" office:value-type="float" office:value="0.327981651376147">
            <text:p>0,328</text:p>
          </table:table-cell>
          <table:table-cell table:formula="of:=1/[.$L27]/2" office:value-type="float" office:value="0.327981651376147">
            <text:p>0,328</text:p>
          </table:table-cell>
          <table:table-cell table:formula="of:=SUM([.G27:.I27])" office:value-type="float" office:value="1">
            <text:p>1</text:p>
          </table:table-cell>
          <table:table-cell/>
          <table:table-cell table:formula="of:=1/(1-[.G27])" office:value-type="float" office:value="1.52447552447552">
            <text:p>1,5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B$2]-[.A28])/[.B$2]" office:value-type="float" office:value="0.722222222222222">
            <text:p>0,722</text:p>
          </table:table-cell>
          <table:table-cell table:formula="of:=([.C$1]-1)*[.B28]+1" office:value-type="float" office:value="2.87777777777778">
            <text:p>2,878</text:p>
          </table:table-cell>
          <table:table-cell table:formula="of:=1/[.H28]" office:value-type="float" office:value="3.06508875739645">
            <text:p>3,065</text:p>
          </table:table-cell>
          <table:table-cell table:formula="of:=1/[.I28]" office:value-type="float" office:value="3.06508875739645">
            <text:p>3,065</text:p>
          </table:table-cell>
          <table:table-cell/>
          <table:table-cell table:formula="of:=1/[.C28]" office:value-type="float" office:value="0.347490347490347">
            <text:p>0,347</text:p>
          </table:table-cell>
          <table:table-cell table:formula="of:=1/[.$L28]/2" office:value-type="float" office:value="0.326254826254826">
            <text:p>0,326</text:p>
          </table:table-cell>
          <table:table-cell table:formula="of:=1/[.$L28]/2" office:value-type="float" office:value="0.326254826254826">
            <text:p>0,326</text:p>
          </table:table-cell>
          <table:table-cell table:formula="of:=SUM([.G28:.I28])" office:value-type="float" office:value="1">
            <text:p>1</text:p>
          </table:table-cell>
          <table:table-cell/>
          <table:table-cell table:formula="of:=1/(1-[.G28])" office:value-type="float" office:value="1.53254437869822">
            <text:p>1,5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B$2]-[.A29])/[.B$2]" office:value-type="float" office:value="0.711111111111111">
            <text:p>0,711</text:p>
          </table:table-cell>
          <table:table-cell table:formula="of:=([.C$1]-1)*[.B29]+1" office:value-type="float" office:value="2.84888888888889">
            <text:p>2,849</text:p>
          </table:table-cell>
          <table:table-cell table:formula="of:=1/[.H29]" office:value-type="float" office:value="3.08173076923077">
            <text:p>3,082</text:p>
          </table:table-cell>
          <table:table-cell table:formula="of:=1/[.I29]" office:value-type="float" office:value="3.08173076923077">
            <text:p>3,082</text:p>
          </table:table-cell>
          <table:table-cell/>
          <table:table-cell table:formula="of:=1/[.C29]" office:value-type="float" office:value="0.351014040561622">
            <text:p>0,351</text:p>
          </table:table-cell>
          <table:table-cell table:formula="of:=1/[.$L29]/2" office:value-type="float" office:value="0.324492979719189">
            <text:p>0,324</text:p>
          </table:table-cell>
          <table:table-cell table:formula="of:=1/[.$L29]/2" office:value-type="float" office:value="0.324492979719189">
            <text:p>0,324</text:p>
          </table:table-cell>
          <table:table-cell table:formula="of:=SUM([.G29:.I29])" office:value-type="float" office:value="1">
            <text:p>1</text:p>
          </table:table-cell>
          <table:table-cell/>
          <table:table-cell table:formula="of:=1/(1-[.G29])" office:value-type="float" office:value="1.54086538461538">
            <text:p>1,5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B$2]-[.A30])/[.B$2]" office:value-type="float" office:value="0.7">
            <text:p>0,700</text:p>
          </table:table-cell>
          <table:table-cell table:formula="of:=([.C$1]-1)*[.B30]+1" office:value-type="float" office:value="2.82">
            <text:p>2,820</text:p>
          </table:table-cell>
          <table:table-cell table:formula="of:=1/[.H30]" office:value-type="float" office:value="3.0989010989011">
            <text:p>3,099</text:p>
          </table:table-cell>
          <table:table-cell table:formula="of:=1/[.I30]" office:value-type="float" office:value="3.0989010989011">
            <text:p>3,099</text:p>
          </table:table-cell>
          <table:table-cell/>
          <table:table-cell table:formula="of:=1/[.C30]" office:value-type="float" office:value="0.354609929078014">
            <text:p>0,355</text:p>
          </table:table-cell>
          <table:table-cell table:formula="of:=1/[.$L30]/2" office:value-type="float" office:value="0.322695035460993">
            <text:p>0,323</text:p>
          </table:table-cell>
          <table:table-cell table:formula="of:=1/[.$L30]/2" office:value-type="float" office:value="0.322695035460993">
            <text:p>0,323</text:p>
          </table:table-cell>
          <table:table-cell table:formula="of:=SUM([.G30:.I30])" office:value-type="float" office:value="1">
            <text:p>1</text:p>
          </table:table-cell>
          <table:table-cell/>
          <table:table-cell table:formula="of:=1/(1-[.G30])" office:value-type="float" office:value="1.54945054945055">
            <text:p>1,54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B$2]-[.A31])/[.B$2]" office:value-type="float" office:value="0.688888888888889">
            <text:p>0,689</text:p>
          </table:table-cell>
          <table:table-cell table:formula="of:=([.C$1]-1)*[.B31]+1" office:value-type="float" office:value="2.79111111111111">
            <text:p>2,791</text:p>
          </table:table-cell>
          <table:table-cell table:formula="of:=1/[.H31]" office:value-type="float" office:value="3.1166253101737">
            <text:p>3,117</text:p>
          </table:table-cell>
          <table:table-cell table:formula="of:=1/[.I31]" office:value-type="float" office:value="3.1166253101737">
            <text:p>3,117</text:p>
          </table:table-cell>
          <table:table-cell/>
          <table:table-cell table:formula="of:=1/[.C31]" office:value-type="float" office:value="0.35828025477707">
            <text:p>0,358</text:p>
          </table:table-cell>
          <table:table-cell table:formula="of:=1/[.$L31]/2" office:value-type="float" office:value="0.320859872611465">
            <text:p>0,321</text:p>
          </table:table-cell>
          <table:table-cell table:formula="of:=1/[.$L31]/2" office:value-type="float" office:value="0.320859872611465">
            <text:p>0,321</text:p>
          </table:table-cell>
          <table:table-cell table:formula="of:=SUM([.G31:.I31])" office:value-type="float" office:value="1">
            <text:p>1</text:p>
          </table:table-cell>
          <table:table-cell/>
          <table:table-cell table:formula="of:=1/(1-[.G31])" office:value-type="float" office:value="1.55831265508685">
            <text:p>1,55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B$2]-[.A32])/[.B$2]" office:value-type="float" office:value="0.677777777777778">
            <text:p>0,678</text:p>
          </table:table-cell>
          <table:table-cell table:formula="of:=([.C$1]-1)*[.B32]+1" office:value-type="float" office:value="2.76222222222222">
            <text:p>2,762</text:p>
          </table:table-cell>
          <table:table-cell table:formula="of:=1/[.H32]" office:value-type="float" office:value="3.13493064312736">
            <text:p>3,135</text:p>
          </table:table-cell>
          <table:table-cell table:formula="of:=1/[.I32]" office:value-type="float" office:value="3.13493064312736">
            <text:p>3,135</text:p>
          </table:table-cell>
          <table:table-cell/>
          <table:table-cell table:formula="of:=1/[.C32]" office:value-type="float" office:value="0.362027353177796">
            <text:p>0,362</text:p>
          </table:table-cell>
          <table:table-cell table:formula="of:=1/[.$L32]/2" office:value-type="float" office:value="0.318986323411102">
            <text:p>0,319</text:p>
          </table:table-cell>
          <table:table-cell table:formula="of:=1/[.$L32]/2" office:value-type="float" office:value="0.318986323411102">
            <text:p>0,319</text:p>
          </table:table-cell>
          <table:table-cell table:formula="of:=SUM([.G32:.I32])" office:value-type="float" office:value="1">
            <text:p>1</text:p>
          </table:table-cell>
          <table:table-cell/>
          <table:table-cell table:formula="of:=1/(1-[.G32])" office:value-type="float" office:value="1.56746532156368">
            <text:p>1,5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B$2]-[.A33])/[.B$2]" office:value-type="float" office:value="0.666666666666667">
            <text:p>0,667</text:p>
          </table:table-cell>
          <table:table-cell table:formula="of:=([.C$1]-1)*[.B33]+1" office:value-type="float" office:value="2.73333333333333">
            <text:p>2,733</text:p>
          </table:table-cell>
          <table:table-cell table:formula="of:=1/[.H33]" office:value-type="float" office:value="3.15384615384615">
            <text:p>3,154</text:p>
          </table:table-cell>
          <table:table-cell table:formula="of:=1/[.I33]" office:value-type="float" office:value="3.15384615384615">
            <text:p>3,154</text:p>
          </table:table-cell>
          <table:table-cell/>
          <table:table-cell table:formula="of:=1/[.C33]" office:value-type="float" office:value="0.365853658536585">
            <text:p>0,366</text:p>
          </table:table-cell>
          <table:table-cell table:formula="of:=1/[.$L33]/2" office:value-type="float" office:value="0.317073170731707">
            <text:p>0,317</text:p>
          </table:table-cell>
          <table:table-cell table:formula="of:=1/[.$L33]/2" office:value-type="float" office:value="0.317073170731707">
            <text:p>0,317</text:p>
          </table:table-cell>
          <table:table-cell table:formula="of:=SUM([.G33:.I33])" office:value-type="float" office:value="1">
            <text:p>1</text:p>
          </table:table-cell>
          <table:table-cell/>
          <table:table-cell table:formula="of:=1/(1-[.G33])" office:value-type="float" office:value="1.57692307692308">
            <text:p>1,57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B$2]-[.A34])/[.B$2]" office:value-type="float" office:value="0.655555555555556">
            <text:p>0,656</text:p>
          </table:table-cell>
          <table:table-cell table:formula="of:=([.C$1]-1)*[.B34]+1" office:value-type="float" office:value="2.70444444444444">
            <text:p>2,704</text:p>
          </table:table-cell>
          <table:table-cell table:formula="of:=1/[.H34]" office:value-type="float" office:value="3.17340286831812">
            <text:p>3,173</text:p>
          </table:table-cell>
          <table:table-cell table:formula="of:=1/[.I34]" office:value-type="float" office:value="3.17340286831812">
            <text:p>3,173</text:p>
          </table:table-cell>
          <table:table-cell/>
          <table:table-cell table:formula="of:=1/[.C34]" office:value-type="float" office:value="0.369761709120789">
            <text:p>0,370</text:p>
          </table:table-cell>
          <table:table-cell table:formula="of:=1/[.$L34]/2" office:value-type="float" office:value="0.315119145439606">
            <text:p>0,315</text:p>
          </table:table-cell>
          <table:table-cell table:formula="of:=1/[.$L34]/2" office:value-type="float" office:value="0.315119145439606">
            <text:p>0,315</text:p>
          </table:table-cell>
          <table:table-cell table:formula="of:=SUM([.G34:.I34])" office:value-type="float" office:value="1">
            <text:p>1</text:p>
          </table:table-cell>
          <table:table-cell/>
          <table:table-cell table:formula="of:=1/(1-[.G34])" office:value-type="float" office:value="1.58670143415906">
            <text:p>1,58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B$2]-[.A35])/[.B$2]" office:value-type="float" office:value="0.644444444444444">
            <text:p>0,644</text:p>
          </table:table-cell>
          <table:table-cell table:formula="of:=([.C$1]-1)*[.B35]+1" office:value-type="float" office:value="2.67555555555556">
            <text:p>2,676</text:p>
          </table:table-cell>
          <table:table-cell table:formula="of:=1/[.H35]" office:value-type="float" office:value="3.19363395225464">
            <text:p>3,194</text:p>
          </table:table-cell>
          <table:table-cell table:formula="of:=1/[.I35]" office:value-type="float" office:value="3.19363395225464">
            <text:p>3,194</text:p>
          </table:table-cell>
          <table:table-cell/>
          <table:table-cell table:formula="of:=1/[.C35]" office:value-type="float" office:value="0.37375415282392">
            <text:p>0,374</text:p>
          </table:table-cell>
          <table:table-cell table:formula="of:=1/[.$L35]/2" office:value-type="float" office:value="0.31312292358804">
            <text:p>0,313</text:p>
          </table:table-cell>
          <table:table-cell table:formula="of:=1/[.$L35]/2" office:value-type="float" office:value="0.31312292358804">
            <text:p>0,313</text:p>
          </table:table-cell>
          <table:table-cell table:formula="of:=SUM([.G35:.I35])" office:value-type="float" office:value="1">
            <text:p>1</text:p>
          </table:table-cell>
          <table:table-cell/>
          <table:table-cell table:formula="of:=1/(1-[.G35])" office:value-type="float" office:value="1.59681697612732">
            <text:p>1,59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B$2]-[.A36])/[.B$2]" office:value-type="float" office:value="0.633333333333333">
            <text:p>0,633</text:p>
          </table:table-cell>
          <table:table-cell table:formula="of:=([.C$1]-1)*[.B36]+1" office:value-type="float" office:value="2.64666666666667">
            <text:p>2,647</text:p>
          </table:table-cell>
          <table:table-cell table:formula="of:=1/[.H36]" office:value-type="float" office:value="3.21457489878543">
            <text:p>3,215</text:p>
          </table:table-cell>
          <table:table-cell table:formula="of:=1/[.I36]" office:value-type="float" office:value="3.21457489878543">
            <text:p>3,215</text:p>
          </table:table-cell>
          <table:table-cell/>
          <table:table-cell table:formula="of:=1/[.C36]" office:value-type="float" office:value="0.377833753148615">
            <text:p>0,378</text:p>
          </table:table-cell>
          <table:table-cell table:formula="of:=1/[.$L36]/2" office:value-type="float" office:value="0.311083123425693">
            <text:p>0,311</text:p>
          </table:table-cell>
          <table:table-cell table:formula="of:=1/[.$L36]/2" office:value-type="float" office:value="0.311083123425693">
            <text:p>0,311</text:p>
          </table:table-cell>
          <table:table-cell table:formula="of:=SUM([.G36:.I36])" office:value-type="float" office:value="1">
            <text:p>1</text:p>
          </table:table-cell>
          <table:table-cell/>
          <table:table-cell table:formula="of:=1/(1-[.G36])" office:value-type="float" office:value="1.60728744939271">
            <text:p>1,60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B$2]-[.A37])/[.B$2]" office:value-type="float" office:value="0.622222222222222">
            <text:p>0,622</text:p>
          </table:table-cell>
          <table:table-cell table:formula="of:=([.C$1]-1)*[.B37]+1" office:value-type="float" office:value="2.61777777777778">
            <text:p>2,618</text:p>
          </table:table-cell>
          <table:table-cell table:formula="of:=1/[.H37]" office:value-type="float" office:value="3.23626373626374">
            <text:p>3,236</text:p>
          </table:table-cell>
          <table:table-cell table:formula="of:=1/[.I37]" office:value-type="float" office:value="3.23626373626374">
            <text:p>3,236</text:p>
          </table:table-cell>
          <table:table-cell/>
          <table:table-cell table:formula="of:=1/[.C37]" office:value-type="float" office:value="0.382003395585739">
            <text:p>0,382</text:p>
          </table:table-cell>
          <table:table-cell table:formula="of:=1/[.$L37]/2" office:value-type="float" office:value="0.308998302207131">
            <text:p>0,309</text:p>
          </table:table-cell>
          <table:table-cell table:formula="of:=1/[.$L37]/2" office:value-type="float" office:value="0.308998302207131">
            <text:p>0,309</text:p>
          </table:table-cell>
          <table:table-cell table:formula="of:=SUM([.G37:.I37])" office:value-type="float" office:value="1">
            <text:p>1</text:p>
          </table:table-cell>
          <table:table-cell/>
          <table:table-cell table:formula="of:=1/(1-[.G37])" office:value-type="float" office:value="1.61813186813187">
            <text:p>1,61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B$2]-[.A38])/[.B$2]" office:value-type="float" office:value="0.611111111111111">
            <text:p>0,611</text:p>
          </table:table-cell>
          <table:table-cell table:formula="of:=([.C$1]-1)*[.B38]+1" office:value-type="float" office:value="2.58888888888889">
            <text:p>2,589</text:p>
          </table:table-cell>
          <table:table-cell table:formula="of:=1/[.H38]" office:value-type="float" office:value="3.25874125874126">
            <text:p>3,259</text:p>
          </table:table-cell>
          <table:table-cell table:formula="of:=1/[.I38]" office:value-type="float" office:value="3.25874125874126">
            <text:p>3,259</text:p>
          </table:table-cell>
          <table:table-cell/>
          <table:table-cell table:formula="of:=1/[.C38]" office:value-type="float" office:value="0.386266094420601">
            <text:p>0,386</text:p>
          </table:table-cell>
          <table:table-cell table:formula="of:=1/[.$L38]/2" office:value-type="float" office:value="0.3068669527897">
            <text:p>0,307</text:p>
          </table:table-cell>
          <table:table-cell table:formula="of:=1/[.$L38]/2" office:value-type="float" office:value="0.3068669527897">
            <text:p>0,307</text:p>
          </table:table-cell>
          <table:table-cell table:formula="of:=SUM([.G38:.I38])" office:value-type="float" office:value="1">
            <text:p>1</text:p>
          </table:table-cell>
          <table:table-cell/>
          <table:table-cell table:formula="of:=1/(1-[.G38])" office:value-type="float" office:value="1.62937062937063">
            <text:p>1,62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B$2]-[.A39])/[.B$2]" office:value-type="float" office:value="0.6">
            <text:p>0,600</text:p>
          </table:table-cell>
          <table:table-cell table:formula="of:=([.C$1]-1)*[.B39]+1" office:value-type="float" office:value="2.56">
            <text:p>2,560</text:p>
          </table:table-cell>
          <table:table-cell table:formula="of:=1/[.H39]" office:value-type="float" office:value="3.28205128205128">
            <text:p>3,282</text:p>
          </table:table-cell>
          <table:table-cell table:formula="of:=1/[.I39]" office:value-type="float" office:value="3.28205128205128">
            <text:p>3,282</text:p>
          </table:table-cell>
          <table:table-cell/>
          <table:table-cell table:formula="of:=1/[.C39]" office:value-type="float" office:value="0.390625">
            <text:p>0,391</text:p>
          </table:table-cell>
          <table:table-cell table:formula="of:=1/[.$L39]/2" office:value-type="float" office:value="0.3046875">
            <text:p>0,305</text:p>
          </table:table-cell>
          <table:table-cell table:formula="of:=1/[.$L39]/2" office:value-type="float" office:value="0.3046875">
            <text:p>0,305</text:p>
          </table:table-cell>
          <table:table-cell table:formula="of:=SUM([.G39:.I39])" office:value-type="float" office:value="1">
            <text:p>1</text:p>
          </table:table-cell>
          <table:table-cell/>
          <table:table-cell table:formula="of:=1/(1-[.G39])" office:value-type="float" office:value="1.64102564102564">
            <text:p>1,6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B$2]-[.A40])/[.B$2]" office:value-type="float" office:value="0.588888888888889">
            <text:p>0,589</text:p>
          </table:table-cell>
          <table:table-cell table:formula="of:=([.C$1]-1)*[.B40]+1" office:value-type="float" office:value="2.53111111111111">
            <text:p>2,531</text:p>
          </table:table-cell>
          <table:table-cell table:formula="of:=1/[.H40]" office:value-type="float" office:value="3.30624092888244">
            <text:p>3,306</text:p>
          </table:table-cell>
          <table:table-cell table:formula="of:=1/[.I40]" office:value-type="float" office:value="3.30624092888244">
            <text:p>3,306</text:p>
          </table:table-cell>
          <table:table-cell/>
          <table:table-cell table:formula="of:=1/[.C40]" office:value-type="float" office:value="0.395083406496927">
            <text:p>0,395</text:p>
          </table:table-cell>
          <table:table-cell table:formula="of:=1/[.$L40]/2" office:value-type="float" office:value="0.302458296751536">
            <text:p>0,302</text:p>
          </table:table-cell>
          <table:table-cell table:formula="of:=1/[.$L40]/2" office:value-type="float" office:value="0.302458296751536">
            <text:p>0,302</text:p>
          </table:table-cell>
          <table:table-cell table:formula="of:=SUM([.G40:.I40])" office:value-type="float" office:value="1">
            <text:p>1</text:p>
          </table:table-cell>
          <table:table-cell/>
          <table:table-cell table:formula="of:=1/(1-[.G40])" office:value-type="float" office:value="1.65312046444122">
            <text:p>1,65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B$2]-[.A41])/[.B$2]" office:value-type="float" office:value="0.577777777777778">
            <text:p>0,578</text:p>
          </table:table-cell>
          <table:table-cell table:formula="of:=([.C$1]-1)*[.B41]+1" office:value-type="float" office:value="2.50222222222222">
            <text:p>2,502</text:p>
          </table:table-cell>
          <table:table-cell table:formula="of:=1/[.H41]" office:value-type="float" office:value="3.33136094674556">
            <text:p>3,331</text:p>
          </table:table-cell>
          <table:table-cell table:formula="of:=1/[.I41]" office:value-type="float" office:value="3.33136094674556">
            <text:p>3,331</text:p>
          </table:table-cell>
          <table:table-cell/>
          <table:table-cell table:formula="of:=1/[.C41]" office:value-type="float" office:value="0.399644760213144">
            <text:p>0,400</text:p>
          </table:table-cell>
          <table:table-cell table:formula="of:=1/[.$L41]/2" office:value-type="float" office:value="0.300177619893428">
            <text:p>0,300</text:p>
          </table:table-cell>
          <table:table-cell table:formula="of:=1/[.$L41]/2" office:value-type="float" office:value="0.300177619893428">
            <text:p>0,300</text:p>
          </table:table-cell>
          <table:table-cell table:formula="of:=SUM([.G41:.I41])" office:value-type="float" office:value="1">
            <text:p>1</text:p>
          </table:table-cell>
          <table:table-cell/>
          <table:table-cell table:formula="of:=1/(1-[.G41])" office:value-type="float" office:value="1.66568047337278">
            <text:p>1,66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B$2]-[.A42])/[.B$2]" office:value-type="float" office:value="0.566666666666667">
            <text:p>0,567</text:p>
          </table:table-cell>
          <table:table-cell table:formula="of:=([.C$1]-1)*[.B42]+1" office:value-type="float" office:value="2.47333333333333">
            <text:p>2,473</text:p>
          </table:table-cell>
          <table:table-cell table:formula="of:=1/[.H42]" office:value-type="float" office:value="3.35746606334842">
            <text:p>3,357</text:p>
          </table:table-cell>
          <table:table-cell table:formula="of:=1/[.I42]" office:value-type="float" office:value="3.35746606334842">
            <text:p>3,357</text:p>
          </table:table-cell>
          <table:table-cell/>
          <table:table-cell table:formula="of:=1/[.C42]" office:value-type="float" office:value="0.404312668463612">
            <text:p>0,404</text:p>
          </table:table-cell>
          <table:table-cell table:formula="of:=1/[.$L42]/2" office:value-type="float" office:value="0.297843665768194">
            <text:p>0,298</text:p>
          </table:table-cell>
          <table:table-cell table:formula="of:=1/[.$L42]/2" office:value-type="float" office:value="0.297843665768194">
            <text:p>0,298</text:p>
          </table:table-cell>
          <table:table-cell table:formula="of:=SUM([.G42:.I42])" office:value-type="float" office:value="1">
            <text:p>1</text:p>
          </table:table-cell>
          <table:table-cell/>
          <table:table-cell table:formula="of:=1/(1-[.G42])" office:value-type="float" office:value="1.67873303167421">
            <text:p>1,6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B$2]-[.A43])/[.B$2]" office:value-type="float" office:value="0.555555555555556">
            <text:p>0,556</text:p>
          </table:table-cell>
          <table:table-cell table:formula="of:=([.C$1]-1)*[.B43]+1" office:value-type="float" office:value="2.44444444444444">
            <text:p>2,444</text:p>
          </table:table-cell>
          <table:table-cell table:formula="of:=1/[.H43]" office:value-type="float" office:value="3.38461538461538">
            <text:p>3,385</text:p>
          </table:table-cell>
          <table:table-cell table:formula="of:=1/[.I43]" office:value-type="float" office:value="3.38461538461538">
            <text:p>3,385</text:p>
          </table:table-cell>
          <table:table-cell/>
          <table:table-cell table:formula="of:=1/[.C43]" office:value-type="float" office:value="0.409090909090909">
            <text:p>0,409</text:p>
          </table:table-cell>
          <table:table-cell table:formula="of:=1/[.$L43]/2" office:value-type="float" office:value="0.295454545454545">
            <text:p>0,295</text:p>
          </table:table-cell>
          <table:table-cell table:formula="of:=1/[.$L43]/2" office:value-type="float" office:value="0.295454545454545">
            <text:p>0,295</text:p>
          </table:table-cell>
          <table:table-cell table:formula="of:=SUM([.G43:.I43])" office:value-type="float" office:value="1">
            <text:p>1</text:p>
          </table:table-cell>
          <table:table-cell/>
          <table:table-cell table:formula="of:=1/(1-[.G43])" office:value-type="float" office:value="1.69230769230769">
            <text:p>1,69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B$2]-[.A44])/[.B$2]" office:value-type="float" office:value="0.544444444444444">
            <text:p>0,544</text:p>
          </table:table-cell>
          <table:table-cell table:formula="of:=([.C$1]-1)*[.B44]+1" office:value-type="float" office:value="2.41555555555556">
            <text:p>2,416</text:p>
          </table:table-cell>
          <table:table-cell table:formula="of:=1/[.H44]" office:value-type="float" office:value="3.41287284144427">
            <text:p>3,413</text:p>
          </table:table-cell>
          <table:table-cell table:formula="of:=1/[.I44]" office:value-type="float" office:value="3.41287284144427">
            <text:p>3,413</text:p>
          </table:table-cell>
          <table:table-cell/>
          <table:table-cell table:formula="of:=1/[.C44]" office:value-type="float" office:value="0.413983440662373">
            <text:p>0,414</text:p>
          </table:table-cell>
          <table:table-cell table:formula="of:=1/[.$L44]/2" office:value-type="float" office:value="0.293008279668813">
            <text:p>0,293</text:p>
          </table:table-cell>
          <table:table-cell table:formula="of:=1/[.$L44]/2" office:value-type="float" office:value="0.293008279668813">
            <text:p>0,293</text:p>
          </table:table-cell>
          <table:table-cell table:formula="of:=SUM([.G44:.I44])" office:value-type="float" office:value="1">
            <text:p>1</text:p>
          </table:table-cell>
          <table:table-cell/>
          <table:table-cell table:formula="of:=1/(1-[.G44])" office:value-type="float" office:value="1.70643642072214">
            <text:p>1,706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B$2]-[.A45])/[.B$2]" office:value-type="float" office:value="0.533333333333333">
            <text:p>0,533</text:p>
          </table:table-cell>
          <table:table-cell table:formula="of:=([.C$1]-1)*[.B45]+1" office:value-type="float" office:value="2.38666666666667">
            <text:p>2,387</text:p>
          </table:table-cell>
          <table:table-cell table:formula="of:=1/[.H45]" office:value-type="float" office:value="3.44230769230769">
            <text:p>3,442</text:p>
          </table:table-cell>
          <table:table-cell table:formula="of:=1/[.I45]" office:value-type="float" office:value="3.44230769230769">
            <text:p>3,442</text:p>
          </table:table-cell>
          <table:table-cell/>
          <table:table-cell table:formula="of:=1/[.C45]" office:value-type="float" office:value="0.418994413407821">
            <text:p>0,419</text:p>
          </table:table-cell>
          <table:table-cell table:formula="of:=1/[.$L45]/2" office:value-type="float" office:value="0.290502793296089">
            <text:p>0,291</text:p>
          </table:table-cell>
          <table:table-cell table:formula="of:=1/[.$L45]/2" office:value-type="float" office:value="0.290502793296089">
            <text:p>0,291</text:p>
          </table:table-cell>
          <table:table-cell table:formula="of:=SUM([.G45:.I45])" office:value-type="float" office:value="1">
            <text:p>1</text:p>
          </table:table-cell>
          <table:table-cell/>
          <table:table-cell table:formula="of:=1/(1-[.G45])" office:value-type="float" office:value="1.72115384615385">
            <text:p>1,72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B$2]-[.A46])/[.B$2]" office:value-type="float" office:value="0.522222222222222">
            <text:p>0,522</text:p>
          </table:table-cell>
          <table:table-cell table:formula="of:=([.C$1]-1)*[.B46]+1" office:value-type="float" office:value="2.35777777777778">
            <text:p>2,358</text:p>
          </table:table-cell>
          <table:table-cell table:formula="of:=1/[.H46]" office:value-type="float" office:value="3.47299509001637">
            <text:p>3,473</text:p>
          </table:table-cell>
          <table:table-cell table:formula="of:=1/[.I46]" office:value-type="float" office:value="3.47299509001637">
            <text:p>3,473</text:p>
          </table:table-cell>
          <table:table-cell/>
          <table:table-cell table:formula="of:=1/[.C46]" office:value-type="float" office:value="0.424128180961357">
            <text:p>0,424</text:p>
          </table:table-cell>
          <table:table-cell table:formula="of:=1/[.$L46]/2" office:value-type="float" office:value="0.287935909519321">
            <text:p>0,288</text:p>
          </table:table-cell>
          <table:table-cell table:formula="of:=1/[.$L46]/2" office:value-type="float" office:value="0.287935909519321">
            <text:p>0,288</text:p>
          </table:table-cell>
          <table:table-cell table:formula="of:=SUM([.G46:.I46])" office:value-type="float" office:value="1">
            <text:p>1</text:p>
          </table:table-cell>
          <table:table-cell/>
          <table:table-cell table:formula="of:=1/(1-[.G46])" office:value-type="float" office:value="1.73649754500818">
            <text:p>1,73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B$2]-[.A47])/[.B$2]" office:value-type="float" office:value="0.511111111111111">
            <text:p>0,511</text:p>
          </table:table-cell>
          <table:table-cell table:formula="of:=([.C$1]-1)*[.B47]+1" office:value-type="float" office:value="2.32888888888889">
            <text:p>2,329</text:p>
          </table:table-cell>
          <table:table-cell table:formula="of:=1/[.H47]" office:value-type="float" office:value="3.50501672240803">
            <text:p>3,505</text:p>
          </table:table-cell>
          <table:table-cell table:formula="of:=1/[.I47]" office:value-type="float" office:value="3.50501672240803">
            <text:p>3,505</text:p>
          </table:table-cell>
          <table:table-cell/>
          <table:table-cell table:formula="of:=1/[.C47]" office:value-type="float" office:value="0.429389312977099">
            <text:p>0,429</text:p>
          </table:table-cell>
          <table:table-cell table:formula="of:=1/[.$L47]/2" office:value-type="float" office:value="0.28530534351145">
            <text:p>0,285</text:p>
          </table:table-cell>
          <table:table-cell table:formula="of:=1/[.$L47]/2" office:value-type="float" office:value="0.28530534351145">
            <text:p>0,285</text:p>
          </table:table-cell>
          <table:table-cell table:formula="of:=SUM([.G47:.I47])" office:value-type="float" office:value="1">
            <text:p>1</text:p>
          </table:table-cell>
          <table:table-cell/>
          <table:table-cell table:formula="of:=1/(1-[.G47])" office:value-type="float" office:value="1.75250836120401">
            <text:p>1,75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B$2]-[.A48])/[.B$2]" office:value-type="float" office:value="0.5">
            <text:p>0,500</text:p>
          </table:table-cell>
          <table:table-cell table:formula="of:=([.C$1]-1)*[.B48]+1" office:value-type="float" office:value="2.3">
            <text:p>2,300</text:p>
          </table:table-cell>
          <table:table-cell table:formula="of:=1/[.H48]" office:value-type="float" office:value="3.53846153846154">
            <text:p>3,538</text:p>
          </table:table-cell>
          <table:table-cell table:formula="of:=1/[.I48]" office:value-type="float" office:value="3.53846153846154">
            <text:p>3,538</text:p>
          </table:table-cell>
          <table:table-cell/>
          <table:table-cell table:formula="of:=1/[.C48]" office:value-type="float" office:value="0.434782608695652">
            <text:p>0,435</text:p>
          </table:table-cell>
          <table:table-cell table:formula="of:=1/[.$L48]/2" office:value-type="float" office:value="0.282608695652174">
            <text:p>0,283</text:p>
          </table:table-cell>
          <table:table-cell table:formula="of:=1/[.$L48]/2" office:value-type="float" office:value="0.282608695652174">
            <text:p>0,283</text:p>
          </table:table-cell>
          <table:table-cell table:formula="of:=SUM([.G48:.I48])" office:value-type="float" office:value="1">
            <text:p>1</text:p>
          </table:table-cell>
          <table:table-cell/>
          <table:table-cell table:formula="of:=1/(1-[.G48])" office:value-type="float" office:value="1.76923076923077">
            <text:p>1,76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B$2]-[.A49])/[.B$2]" office:value-type="float" office:value="0.488888888888889">
            <text:p>0,489</text:p>
          </table:table-cell>
          <table:table-cell table:formula="of:=([.C$1]-1)*[.B49]+1" office:value-type="float" office:value="2.27111111111111">
            <text:p>2,271</text:p>
          </table:table-cell>
          <table:table-cell table:formula="of:=1/[.H49]" office:value-type="float" office:value="3.57342657342657">
            <text:p>3,573</text:p>
          </table:table-cell>
          <table:table-cell table:formula="of:=1/[.I49]" office:value-type="float" office:value="3.57342657342657">
            <text:p>3,573</text:p>
          </table:table-cell>
          <table:table-cell/>
          <table:table-cell table:formula="of:=1/[.C49]" office:value-type="float" office:value="0.440313111545988">
            <text:p>0,440</text:p>
          </table:table-cell>
          <table:table-cell table:formula="of:=1/[.$L49]/2" office:value-type="float" office:value="0.279843444227006">
            <text:p>0,280</text:p>
          </table:table-cell>
          <table:table-cell table:formula="of:=1/[.$L49]/2" office:value-type="float" office:value="0.279843444227006">
            <text:p>0,280</text:p>
          </table:table-cell>
          <table:table-cell table:formula="of:=SUM([.G49:.I49])" office:value-type="float" office:value="1">
            <text:p>1</text:p>
          </table:table-cell>
          <table:table-cell/>
          <table:table-cell table:formula="of:=1/(1-[.G49])" office:value-type="float" office:value="1.78671328671329">
            <text:p>1,78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B$2]-[.A50])/[.B$2]" office:value-type="float" office:value="0.477777777777778">
            <text:p>0,478</text:p>
          </table:table-cell>
          <table:table-cell table:formula="of:=([.C$1]-1)*[.B50]+1" office:value-type="float" office:value="2.24222222222222">
            <text:p>2,242</text:p>
          </table:table-cell>
          <table:table-cell table:formula="of:=1/[.H50]" office:value-type="float" office:value="3.61001788908766">
            <text:p>3,610</text:p>
          </table:table-cell>
          <table:table-cell table:formula="of:=1/[.I50]" office:value-type="float" office:value="3.61001788908766">
            <text:p>3,610</text:p>
          </table:table-cell>
          <table:table-cell/>
          <table:table-cell table:formula="of:=1/[.C50]" office:value-type="float" office:value="0.445986124876115">
            <text:p>0,446</text:p>
          </table:table-cell>
          <table:table-cell table:formula="of:=1/[.$L50]/2" office:value-type="float" office:value="0.277006937561942">
            <text:p>0,277</text:p>
          </table:table-cell>
          <table:table-cell table:formula="of:=1/[.$L50]/2" office:value-type="float" office:value="0.277006937561942">
            <text:p>0,277</text:p>
          </table:table-cell>
          <table:table-cell table:formula="of:=SUM([.G50:.I50])" office:value-type="float" office:value="1">
            <text:p>1</text:p>
          </table:table-cell>
          <table:table-cell/>
          <table:table-cell table:formula="of:=1/(1-[.G50])" office:value-type="float" office:value="1.80500894454383">
            <text:p>1,80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B$2]-[.A51])/[.B$2]" office:value-type="float" office:value="0.466666666666667">
            <text:p>0,467</text:p>
          </table:table-cell>
          <table:table-cell table:formula="of:=([.C$1]-1)*[.B51]+1" office:value-type="float" office:value="2.21333333333333">
            <text:p>2,213</text:p>
          </table:table-cell>
          <table:table-cell table:formula="of:=1/[.H51]" office:value-type="float" office:value="3.64835164835165">
            <text:p>3,648</text:p>
          </table:table-cell>
          <table:table-cell table:formula="of:=1/[.I51]" office:value-type="float" office:value="3.64835164835165">
            <text:p>3,648</text:p>
          </table:table-cell>
          <table:table-cell/>
          <table:table-cell table:formula="of:=1/[.C51]" office:value-type="float" office:value="0.451807228915663">
            <text:p>0,452</text:p>
          </table:table-cell>
          <table:table-cell table:formula="of:=1/[.$L51]/2" office:value-type="float" office:value="0.274096385542169">
            <text:p>0,274</text:p>
          </table:table-cell>
          <table:table-cell table:formula="of:=1/[.$L51]/2" office:value-type="float" office:value="0.274096385542169">
            <text:p>0,274</text:p>
          </table:table-cell>
          <table:table-cell table:formula="of:=SUM([.G51:.I51])" office:value-type="float" office:value="1">
            <text:p>1</text:p>
          </table:table-cell>
          <table:table-cell/>
          <table:table-cell table:formula="of:=1/(1-[.G51])" office:value-type="float" office:value="1.82417582417582">
            <text:p>1,82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B$2]-[.A52])/[.B$2]" office:value-type="float" office:value="0.455555555555556">
            <text:p>0,456</text:p>
          </table:table-cell>
          <table:table-cell table:formula="of:=([.C$1]-1)*[.B52]+1" office:value-type="float" office:value="2.18444444444444">
            <text:p>2,184</text:p>
          </table:table-cell>
          <table:table-cell table:formula="of:=1/[.H52]" office:value-type="float" office:value="3.68855534709193">
            <text:p>3,689</text:p>
          </table:table-cell>
          <table:table-cell table:formula="of:=1/[.I52]" office:value-type="float" office:value="3.68855534709193">
            <text:p>3,689</text:p>
          </table:table-cell>
          <table:table-cell/>
          <table:table-cell table:formula="of:=1/[.C52]" office:value-type="float" office:value="0.457782299084435">
            <text:p>0,458</text:p>
          </table:table-cell>
          <table:table-cell table:formula="of:=1/[.$L52]/2" office:value-type="float" office:value="0.271108850457782">
            <text:p>0,271</text:p>
          </table:table-cell>
          <table:table-cell table:formula="of:=1/[.$L52]/2" office:value-type="float" office:value="0.271108850457782">
            <text:p>0,271</text:p>
          </table:table-cell>
          <table:table-cell table:formula="of:=SUM([.G52:.I52])" office:value-type="float" office:value="1">
            <text:p>1</text:p>
          </table:table-cell>
          <table:table-cell/>
          <table:table-cell table:formula="of:=1/(1-[.G52])" office:value-type="float" office:value="1.84427767354597">
            <text:p>1,84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B$2]-[.A53])/[.B$2]" office:value-type="float" office:value="0.444444444444444">
            <text:p>0,444</text:p>
          </table:table-cell>
          <table:table-cell table:formula="of:=([.C$1]-1)*[.B53]+1" office:value-type="float" office:value="2.15555555555556">
            <text:p>2,156</text:p>
          </table:table-cell>
          <table:table-cell table:formula="of:=1/[.H53]" office:value-type="float" office:value="3.73076923076923">
            <text:p>3,731</text:p>
          </table:table-cell>
          <table:table-cell table:formula="of:=1/[.I53]" office:value-type="float" office:value="3.73076923076923">
            <text:p>3,731</text:p>
          </table:table-cell>
          <table:table-cell/>
          <table:table-cell table:formula="of:=1/[.C53]" office:value-type="float" office:value="0.463917525773196">
            <text:p>0,464</text:p>
          </table:table-cell>
          <table:table-cell table:formula="of:=1/[.$L53]/2" office:value-type="float" office:value="0.268041237113402">
            <text:p>0,268</text:p>
          </table:table-cell>
          <table:table-cell table:formula="of:=1/[.$L53]/2" office:value-type="float" office:value="0.268041237113402">
            <text:p>0,268</text:p>
          </table:table-cell>
          <table:table-cell table:formula="of:=SUM([.G53:.I53])" office:value-type="float" office:value="1">
            <text:p>1</text:p>
          </table:table-cell>
          <table:table-cell/>
          <table:table-cell table:formula="of:=1/(1-[.G53])" office:value-type="float" office:value="1.86538461538462">
            <text:p>1,86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B$2]-[.A54])/[.B$2]" office:value-type="float" office:value="0.433333333333333">
            <text:p>0,433</text:p>
          </table:table-cell>
          <table:table-cell table:formula="of:=([.C$1]-1)*[.B54]+1" office:value-type="float" office:value="2.12666666666667">
            <text:p>2,127</text:p>
          </table:table-cell>
          <table:table-cell table:formula="of:=1/[.H54]" office:value-type="float" office:value="3.77514792899408">
            <text:p>3,775</text:p>
          </table:table-cell>
          <table:table-cell table:formula="of:=1/[.I54]" office:value-type="float" office:value="3.77514792899408">
            <text:p>3,775</text:p>
          </table:table-cell>
          <table:table-cell/>
          <table:table-cell table:formula="of:=1/[.C54]" office:value-type="float" office:value="0.470219435736677">
            <text:p>0,470</text:p>
          </table:table-cell>
          <table:table-cell table:formula="of:=1/[.$L54]/2" office:value-type="float" office:value="0.264890282131661">
            <text:p>0,265</text:p>
          </table:table-cell>
          <table:table-cell table:formula="of:=1/[.$L54]/2" office:value-type="float" office:value="0.264890282131661">
            <text:p>0,265</text:p>
          </table:table-cell>
          <table:table-cell table:formula="of:=SUM([.G54:.I54])" office:value-type="float" office:value="1">
            <text:p>1</text:p>
          </table:table-cell>
          <table:table-cell/>
          <table:table-cell table:formula="of:=1/(1-[.G54])" office:value-type="float" office:value="1.88757396449704">
            <text:p>1,88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B$2]-[.A55])/[.B$2]" office:value-type="float" office:value="0.422222222222222">
            <text:p>0,422</text:p>
          </table:table-cell>
          <table:table-cell table:formula="of:=([.C$1]-1)*[.B55]+1" office:value-type="float" office:value="2.09777777777778">
            <text:p>2,098</text:p>
          </table:table-cell>
          <table:table-cell table:formula="of:=1/[.H55]" office:value-type="float" office:value="3.82186234817814">
            <text:p>3,822</text:p>
          </table:table-cell>
          <table:table-cell table:formula="of:=1/[.I55]" office:value-type="float" office:value="3.82186234817814">
            <text:p>3,822</text:p>
          </table:table-cell>
          <table:table-cell/>
          <table:table-cell table:formula="of:=1/[.C55]" office:value-type="float" office:value="0.476694915254237">
            <text:p>0,477</text:p>
          </table:table-cell>
          <table:table-cell table:formula="of:=1/[.$L55]/2" office:value-type="float" office:value="0.261652542372881">
            <text:p>0,262</text:p>
          </table:table-cell>
          <table:table-cell table:formula="of:=1/[.$L55]/2" office:value-type="float" office:value="0.261652542372881">
            <text:p>0,262</text:p>
          </table:table-cell>
          <table:table-cell table:formula="of:=SUM([.G55:.I55])" office:value-type="float" office:value="1">
            <text:p>1</text:p>
          </table:table-cell>
          <table:table-cell/>
          <table:table-cell table:formula="of:=1/(1-[.G55])" office:value-type="float" office:value="1.91093117408907">
            <text:p>1,91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B$2]-[.A56])/[.B$2]" office:value-type="float" office:value="0.411111111111111">
            <text:p>0,411</text:p>
          </table:table-cell>
          <table:table-cell table:formula="of:=([.C$1]-1)*[.B56]+1" office:value-type="float" office:value="2.06888888888889">
            <text:p>2,069</text:p>
          </table:table-cell>
          <table:table-cell table:formula="of:=1/[.H56]" office:value-type="float" office:value="3.87110187110187">
            <text:p>3,871</text:p>
          </table:table-cell>
          <table:table-cell table:formula="of:=1/[.I56]" office:value-type="float" office:value="3.87110187110187">
            <text:p>3,871</text:p>
          </table:table-cell>
          <table:table-cell/>
          <table:table-cell table:formula="of:=1/[.C56]" office:value-type="float" office:value="0.483351235230934">
            <text:p>0,483</text:p>
          </table:table-cell>
          <table:table-cell table:formula="of:=1/[.$L56]/2" office:value-type="float" office:value="0.258324382384533">
            <text:p>0,258</text:p>
          </table:table-cell>
          <table:table-cell table:formula="of:=1/[.$L56]/2" office:value-type="float" office:value="0.258324382384533">
            <text:p>0,258</text:p>
          </table:table-cell>
          <table:table-cell table:formula="of:=SUM([.G56:.I56])" office:value-type="float" office:value="1">
            <text:p>1</text:p>
          </table:table-cell>
          <table:table-cell/>
          <table:table-cell table:formula="of:=1/(1-[.G56])" office:value-type="float" office:value="1.93555093555094">
            <text:p>1,9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B$2]-[.A57])/[.B$2]" office:value-type="float" office:value="0.4">
            <text:p>0,400</text:p>
          </table:table-cell>
          <table:table-cell table:formula="of:=([.C$1]-1)*[.B57]+1" office:value-type="float" office:value="2.04">
            <text:p>2,040</text:p>
          </table:table-cell>
          <table:table-cell table:formula="of:=1/[.H57]" office:value-type="float" office:value="3.92307692307692">
            <text:p>3,923</text:p>
          </table:table-cell>
          <table:table-cell table:formula="of:=1/[.I57]" office:value-type="float" office:value="3.92307692307692">
            <text:p>3,923</text:p>
          </table:table-cell>
          <table:table-cell/>
          <table:table-cell table:formula="of:=1/[.C57]" office:value-type="float" office:value="0.490196078431373">
            <text:p>0,490</text:p>
          </table:table-cell>
          <table:table-cell table:formula="of:=1/[.$L57]/2" office:value-type="float" office:value="0.254901960784314">
            <text:p>0,255</text:p>
          </table:table-cell>
          <table:table-cell table:formula="of:=1/[.$L57]/2" office:value-type="float" office:value="0.254901960784314">
            <text:p>0,255</text:p>
          </table:table-cell>
          <table:table-cell table:formula="of:=SUM([.G57:.I57])" office:value-type="float" office:value="1">
            <text:p>1</text:p>
          </table:table-cell>
          <table:table-cell/>
          <table:table-cell table:formula="of:=1/(1-[.G57])" office:value-type="float" office:value="1.96153846153846">
            <text:p>1,96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B$2]-[.A58])/[.B$2]" office:value-type="float" office:value="0.388888888888889">
            <text:p>0,389</text:p>
          </table:table-cell>
          <table:table-cell table:formula="of:=([.C$1]-1)*[.B58]+1" office:value-type="float" office:value="2.01111111111111">
            <text:p>2,011</text:p>
          </table:table-cell>
          <table:table-cell table:formula="of:=1/[.H58]" office:value-type="float" office:value="3.97802197802198">
            <text:p>3,978</text:p>
          </table:table-cell>
          <table:table-cell table:formula="of:=1/[.I58]" office:value-type="float" office:value="3.97802197802198">
            <text:p>3,978</text:p>
          </table:table-cell>
          <table:table-cell/>
          <table:table-cell table:formula="of:=1/[.C58]" office:value-type="float" office:value="0.497237569060774">
            <text:p>0,497</text:p>
          </table:table-cell>
          <table:table-cell table:formula="of:=1/[.$L58]/2" office:value-type="float" office:value="0.251381215469613">
            <text:p>0,251</text:p>
          </table:table-cell>
          <table:table-cell table:formula="of:=1/[.$L58]/2" office:value-type="float" office:value="0.251381215469613">
            <text:p>0,251</text:p>
          </table:table-cell>
          <table:table-cell table:formula="of:=SUM([.G58:.I58])" office:value-type="float" office:value="1">
            <text:p>1</text:p>
          </table:table-cell>
          <table:table-cell/>
          <table:table-cell table:formula="of:=1/(1-[.G58])" office:value-type="float" office:value="1.98901098901099">
            <text:p>1,98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B$2]-[.A59])/[.B$2]" office:value-type="float" office:value="0.377777777777778">
            <text:p>0,378</text:p>
          </table:table-cell>
          <table:table-cell table:formula="of:=([.C$1]-1)*[.B59]+1" office:value-type="float" office:value="1.98222222222222">
            <text:p>1,982</text:p>
          </table:table-cell>
          <table:table-cell table:formula="of:=1/[.H59]" office:value-type="float" office:value="4.03619909502262">
            <text:p>4,036</text:p>
          </table:table-cell>
          <table:table-cell table:formula="of:=1/[.I59]" office:value-type="float" office:value="4.03619909502262">
            <text:p>4,036</text:p>
          </table:table-cell>
          <table:table-cell/>
          <table:table-cell table:formula="of:=1/[.C59]" office:value-type="float" office:value="0.504484304932735">
            <text:p>0,504</text:p>
          </table:table-cell>
          <table:table-cell table:formula="of:=1/[.$L59]/2" office:value-type="float" office:value="0.247757847533632">
            <text:p>0,248</text:p>
          </table:table-cell>
          <table:table-cell table:formula="of:=1/[.$L59]/2" office:value-type="float" office:value="0.247757847533632">
            <text:p>0,248</text:p>
          </table:table-cell>
          <table:table-cell table:formula="of:=SUM([.G59:.I59])" office:value-type="float" office:value="1">
            <text:p>1</text:p>
          </table:table-cell>
          <table:table-cell/>
          <table:table-cell table:formula="of:=1/(1-[.G59])" office:value-type="float" office:value="2.01809954751131">
            <text:p>2,01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B$2]-[.A60])/[.B$2]" office:value-type="float" office:value="0.366666666666667">
            <text:p>0,367</text:p>
          </table:table-cell>
          <table:table-cell table:formula="of:=([.C$1]-1)*[.B60]+1" office:value-type="float" office:value="1.95333333333333">
            <text:p>1,953</text:p>
          </table:table-cell>
          <table:table-cell table:formula="of:=1/[.H60]" office:value-type="float" office:value="4.0979020979021">
            <text:p>4,098</text:p>
          </table:table-cell>
          <table:table-cell table:formula="of:=1/[.I60]" office:value-type="float" office:value="4.0979020979021">
            <text:p>4,098</text:p>
          </table:table-cell>
          <table:table-cell/>
          <table:table-cell table:formula="of:=1/[.C60]" office:value-type="float" office:value="0.511945392491468">
            <text:p>0,512</text:p>
          </table:table-cell>
          <table:table-cell table:formula="of:=1/[.$L60]/2" office:value-type="float" office:value="0.244027303754266">
            <text:p>0,244</text:p>
          </table:table-cell>
          <table:table-cell table:formula="of:=1/[.$L60]/2" office:value-type="float" office:value="0.244027303754266">
            <text:p>0,244</text:p>
          </table:table-cell>
          <table:table-cell table:formula="of:=SUM([.G60:.I60])" office:value-type="float" office:value="1">
            <text:p>1</text:p>
          </table:table-cell>
          <table:table-cell/>
          <table:table-cell table:formula="of:=1/(1-[.G60])" office:value-type="float" office:value="2.04895104895105">
            <text:p>2,04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B$2]-[.A61])/[.B$2]" office:value-type="float" office:value="0.355555555555556">
            <text:p>0,356</text:p>
          </table:table-cell>
          <table:table-cell table:formula="of:=([.C$1]-1)*[.B61]+1" office:value-type="float" office:value="1.92444444444444">
            <text:p>1,924</text:p>
          </table:table-cell>
          <table:table-cell table:formula="of:=1/[.H61]" office:value-type="float" office:value="4.16346153846154">
            <text:p>4,163</text:p>
          </table:table-cell>
          <table:table-cell table:formula="of:=1/[.I61]" office:value-type="float" office:value="4.16346153846154">
            <text:p>4,163</text:p>
          </table:table-cell>
          <table:table-cell/>
          <table:table-cell table:formula="of:=1/[.C61]" office:value-type="float" office:value="0.519630484988453">
            <text:p>0,520</text:p>
          </table:table-cell>
          <table:table-cell table:formula="of:=1/[.$L61]/2" office:value-type="float" office:value="0.240184757505774">
            <text:p>0,240</text:p>
          </table:table-cell>
          <table:table-cell table:formula="of:=1/[.$L61]/2" office:value-type="float" office:value="0.240184757505774">
            <text:p>0,240</text:p>
          </table:table-cell>
          <table:table-cell table:formula="of:=SUM([.G61:.I61])" office:value-type="float" office:value="1">
            <text:p>1</text:p>
          </table:table-cell>
          <table:table-cell/>
          <table:table-cell table:formula="of:=1/(1-[.G61])" office:value-type="float" office:value="2.08173076923077">
            <text:p>2,08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B$2]-[.A62])/[.B$2]" office:value-type="float" office:value="0.344444444444444">
            <text:p>0,344</text:p>
          </table:table-cell>
          <table:table-cell table:formula="of:=([.C$1]-1)*[.B62]+1" office:value-type="float" office:value="1.89555555555556">
            <text:p>1,896</text:p>
          </table:table-cell>
          <table:table-cell table:formula="of:=1/[.H62]" office:value-type="float" office:value="4.23325062034739">
            <text:p>4,233</text:p>
          </table:table-cell>
          <table:table-cell table:formula="of:=1/[.I62]" office:value-type="float" office:value="4.23325062034739">
            <text:p>4,233</text:p>
          </table:table-cell>
          <table:table-cell/>
          <table:table-cell table:formula="of:=1/[.C62]" office:value-type="float" office:value="0.527549824150059">
            <text:p>0,528</text:p>
          </table:table-cell>
          <table:table-cell table:formula="of:=1/[.$L62]/2" office:value-type="float" office:value="0.236225087924971">
            <text:p>0,236</text:p>
          </table:table-cell>
          <table:table-cell table:formula="of:=1/[.$L62]/2" office:value-type="float" office:value="0.236225087924971">
            <text:p>0,236</text:p>
          </table:table-cell>
          <table:table-cell table:formula="of:=SUM([.G62:.I62])" office:value-type="float" office:value="1">
            <text:p>1</text:p>
          </table:table-cell>
          <table:table-cell/>
          <table:table-cell table:formula="of:=1/(1-[.G62])" office:value-type="float" office:value="2.1166253101737">
            <text:p>2,11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B$2]-[.A63])/[.B$2]" office:value-type="float" office:value="0.333333333333333">
            <text:p>0,333</text:p>
          </table:table-cell>
          <table:table-cell table:formula="of:=([.C$1]-1)*[.B63]+1" office:value-type="float" office:value="1.86666666666667">
            <text:p>1,867</text:p>
          </table:table-cell>
          <table:table-cell table:formula="of:=1/[.H63]" office:value-type="float" office:value="4.30769230769231">
            <text:p>4,308</text:p>
          </table:table-cell>
          <table:table-cell table:formula="of:=1/[.I63]" office:value-type="float" office:value="4.30769230769231">
            <text:p>4,308</text:p>
          </table:table-cell>
          <table:table-cell/>
          <table:table-cell table:formula="of:=1/[.C63]" office:value-type="float" office:value="0.535714285714286">
            <text:p>0,536</text:p>
          </table:table-cell>
          <table:table-cell table:formula="of:=1/[.$L63]/2" office:value-type="float" office:value="0.232142857142857">
            <text:p>0,232</text:p>
          </table:table-cell>
          <table:table-cell table:formula="of:=1/[.$L63]/2" office:value-type="float" office:value="0.232142857142857">
            <text:p>0,232</text:p>
          </table:table-cell>
          <table:table-cell table:formula="of:=SUM([.G63:.I63])" office:value-type="float" office:value="1">
            <text:p>1</text:p>
          </table:table-cell>
          <table:table-cell/>
          <table:table-cell table:formula="of:=1/(1-[.G63])" office:value-type="float" office:value="2.15384615384615">
            <text:p>2,15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B$2]-[.A64])/[.B$2]" office:value-type="float" office:value="0.322222222222222">
            <text:p>0,322</text:p>
          </table:table-cell>
          <table:table-cell table:formula="of:=([.C$1]-1)*[.B64]+1" office:value-type="float" office:value="1.83777777777778">
            <text:p>1,838</text:p>
          </table:table-cell>
          <table:table-cell table:formula="of:=1/[.H64]" office:value-type="float" office:value="4.38726790450928">
            <text:p>4,387</text:p>
          </table:table-cell>
          <table:table-cell table:formula="of:=1/[.I64]" office:value-type="float" office:value="4.38726790450928">
            <text:p>4,387</text:p>
          </table:table-cell>
          <table:table-cell/>
          <table:table-cell table:formula="of:=1/[.C64]" office:value-type="float" office:value="0.544135429262394">
            <text:p>0,544</text:p>
          </table:table-cell>
          <table:table-cell table:formula="of:=1/[.$L64]/2" office:value-type="float" office:value="0.227932285368803">
            <text:p>0,228</text:p>
          </table:table-cell>
          <table:table-cell table:formula="of:=1/[.$L64]/2" office:value-type="float" office:value="0.227932285368803">
            <text:p>0,228</text:p>
          </table:table-cell>
          <table:table-cell table:formula="of:=SUM([.G64:.I64])" office:value-type="float" office:value="1">
            <text:p>1</text:p>
          </table:table-cell>
          <table:table-cell/>
          <table:table-cell table:formula="of:=1/(1-[.G64])" office:value-type="float" office:value="2.19363395225464">
            <text:p>2,19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B$2]-[.A65])/[.B$2]" office:value-type="float" office:value="0.311111111111111">
            <text:p>0,311</text:p>
          </table:table-cell>
          <table:table-cell table:formula="of:=([.C$1]-1)*[.B65]+1" office:value-type="float" office:value="1.80888888888889">
            <text:p>1,809</text:p>
          </table:table-cell>
          <table:table-cell table:formula="of:=1/[.H65]" office:value-type="float" office:value="4.47252747252747">
            <text:p>4,473</text:p>
          </table:table-cell>
          <table:table-cell table:formula="of:=1/[.I65]" office:value-type="float" office:value="4.47252747252747">
            <text:p>4,473</text:p>
          </table:table-cell>
          <table:table-cell/>
          <table:table-cell table:formula="of:=1/[.C65]" office:value-type="float" office:value="0.552825552825553">
            <text:p>0,553</text:p>
          </table:table-cell>
          <table:table-cell table:formula="of:=1/[.$L65]/2" office:value-type="float" office:value="0.223587223587224">
            <text:p>0,224</text:p>
          </table:table-cell>
          <table:table-cell table:formula="of:=1/[.$L65]/2" office:value-type="float" office:value="0.223587223587224">
            <text:p>0,224</text:p>
          </table:table-cell>
          <table:table-cell table:formula="of:=SUM([.G65:.I65])" office:value-type="float" office:value="1">
            <text:p>1</text:p>
          </table:table-cell>
          <table:table-cell/>
          <table:table-cell table:formula="of:=1/(1-[.G65])" office:value-type="float" office:value="2.23626373626374">
            <text:p>2,23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B$2]-[.A66])/[.B$2]" office:value-type="float" office:value="0.3">
            <text:p>0,300</text:p>
          </table:table-cell>
          <table:table-cell table:formula="of:=([.C$1]-1)*[.B66]+1" office:value-type="float" office:value="1.78">
            <text:p>1,780</text:p>
          </table:table-cell>
          <table:table-cell table:formula="of:=1/[.H66]" office:value-type="float" office:value="4.56410256410257">
            <text:p>4,564</text:p>
          </table:table-cell>
          <table:table-cell table:formula="of:=1/[.I66]" office:value-type="float" office:value="4.56410256410257">
            <text:p>4,564</text:p>
          </table:table-cell>
          <table:table-cell/>
          <table:table-cell table:formula="of:=1/[.C66]" office:value-type="float" office:value="0.561797752808989">
            <text:p>0,562</text:p>
          </table:table-cell>
          <table:table-cell table:formula="of:=1/[.$L66]/2" office:value-type="float" office:value="0.219101123595506">
            <text:p>0,219</text:p>
          </table:table-cell>
          <table:table-cell table:formula="of:=1/[.$L66]/2" office:value-type="float" office:value="0.219101123595506">
            <text:p>0,219</text:p>
          </table:table-cell>
          <table:table-cell table:formula="of:=SUM([.G66:.I66])" office:value-type="float" office:value="1">
            <text:p>1</text:p>
          </table:table-cell>
          <table:table-cell/>
          <table:table-cell table:formula="of:=1/(1-[.G66])" office:value-type="float" office:value="2.28205128205128">
            <text:p>2,28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B$2]-[.A67])/[.B$2]" office:value-type="float" office:value="0.288888888888889">
            <text:p>0,289</text:p>
          </table:table-cell>
          <table:table-cell table:formula="of:=([.C$1]-1)*[.B67]+1" office:value-type="float" office:value="1.75111111111111">
            <text:p>1,751</text:p>
          </table:table-cell>
          <table:table-cell table:formula="of:=1/[.H67]" office:value-type="float" office:value="4.66272189349112">
            <text:p>4,663</text:p>
          </table:table-cell>
          <table:table-cell table:formula="of:=1/[.I67]" office:value-type="float" office:value="4.66272189349112">
            <text:p>4,663</text:p>
          </table:table-cell>
          <table:table-cell/>
          <table:table-cell table:formula="of:=1/[.C67]" office:value-type="float" office:value="0.571065989847716">
            <text:p>0,571</text:p>
          </table:table-cell>
          <table:table-cell table:formula="of:=1/[.$L67]/2" office:value-type="float" office:value="0.214467005076142">
            <text:p>0,214</text:p>
          </table:table-cell>
          <table:table-cell table:formula="of:=1/[.$L67]/2" office:value-type="float" office:value="0.214467005076142">
            <text:p>0,214</text:p>
          </table:table-cell>
          <table:table-cell table:formula="of:=SUM([.G67:.I67])" office:value-type="float" office:value="1">
            <text:p>1</text:p>
          </table:table-cell>
          <table:table-cell/>
          <table:table-cell table:formula="of:=1/(1-[.G67])" office:value-type="float" office:value="2.33136094674556">
            <text:p>2,33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B$2]-[.A68])/[.B$2]" office:value-type="float" office:value="0.277777777777778">
            <text:p>0,278</text:p>
          </table:table-cell>
          <table:table-cell table:formula="of:=([.C$1]-1)*[.B68]+1" office:value-type="float" office:value="1.72222222222222">
            <text:p>1,722</text:p>
          </table:table-cell>
          <table:table-cell table:formula="of:=1/[.H68]" office:value-type="float" office:value="4.76923076923077">
            <text:p>4,769</text:p>
          </table:table-cell>
          <table:table-cell table:formula="of:=1/[.I68]" office:value-type="float" office:value="4.76923076923077">
            <text:p>4,769</text:p>
          </table:table-cell>
          <table:table-cell/>
          <table:table-cell table:formula="of:=1/[.C68]" office:value-type="float" office:value="0.580645161290323">
            <text:p>0,581</text:p>
          </table:table-cell>
          <table:table-cell table:formula="of:=1/[.$L68]/2" office:value-type="float" office:value="0.209677419354839">
            <text:p>0,210</text:p>
          </table:table-cell>
          <table:table-cell table:formula="of:=1/[.$L68]/2" office:value-type="float" office:value="0.209677419354839">
            <text:p>0,210</text:p>
          </table:table-cell>
          <table:table-cell table:formula="of:=SUM([.G68:.I68])" office:value-type="float" office:value="1">
            <text:p>1</text:p>
          </table:table-cell>
          <table:table-cell/>
          <table:table-cell table:formula="of:=1/(1-[.G68])" office:value-type="float" office:value="2.38461538461538">
            <text:p>2,38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B$2]-[.A69])/[.B$2]" office:value-type="float" office:value="0.266666666666667">
            <text:p>0,267</text:p>
          </table:table-cell>
          <table:table-cell table:formula="of:=([.C$1]-1)*[.B69]+1" office:value-type="float" office:value="1.69333333333333">
            <text:p>1,693</text:p>
          </table:table-cell>
          <table:table-cell table:formula="of:=1/[.H69]" office:value-type="float" office:value="4.88461538461538">
            <text:p>4,885</text:p>
          </table:table-cell>
          <table:table-cell table:formula="of:=1/[.I69]" office:value-type="float" office:value="4.88461538461538">
            <text:p>4,885</text:p>
          </table:table-cell>
          <table:table-cell/>
          <table:table-cell table:formula="of:=1/[.C69]" office:value-type="float" office:value="0.590551181102362">
            <text:p>0,591</text:p>
          </table:table-cell>
          <table:table-cell table:formula="of:=1/[.$L69]/2" office:value-type="float" office:value="0.204724409448819">
            <text:p>0,205</text:p>
          </table:table-cell>
          <table:table-cell table:formula="of:=1/[.$L69]/2" office:value-type="float" office:value="0.204724409448819">
            <text:p>0,205</text:p>
          </table:table-cell>
          <table:table-cell table:formula="of:=SUM([.G69:.I69])" office:value-type="float" office:value="1">
            <text:p>1</text:p>
          </table:table-cell>
          <table:table-cell/>
          <table:table-cell table:formula="of:=1/(1-[.G69])" office:value-type="float" office:value="2.44230769230769">
            <text:p>2,4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B$2]-[.A70])/[.B$2]" office:value-type="float" office:value="0.255555555555556">
            <text:p>0,256</text:p>
          </table:table-cell>
          <table:table-cell table:formula="of:=([.C$1]-1)*[.B70]+1" office:value-type="float" office:value="1.66444444444444">
            <text:p>1,664</text:p>
          </table:table-cell>
          <table:table-cell table:formula="of:=1/[.H70]" office:value-type="float" office:value="5.01003344481605">
            <text:p>5,010</text:p>
          </table:table-cell>
          <table:table-cell table:formula="of:=1/[.I70]" office:value-type="float" office:value="5.01003344481605">
            <text:p>5,010</text:p>
          </table:table-cell>
          <table:table-cell/>
          <table:table-cell table:formula="of:=1/[.C70]" office:value-type="float" office:value="0.600801068090788">
            <text:p>0,601</text:p>
          </table:table-cell>
          <table:table-cell table:formula="of:=1/[.$L70]/2" office:value-type="float" office:value="0.199599465954606">
            <text:p>0,200</text:p>
          </table:table-cell>
          <table:table-cell table:formula="of:=1/[.$L70]/2" office:value-type="float" office:value="0.199599465954606">
            <text:p>0,200</text:p>
          </table:table-cell>
          <table:table-cell table:formula="of:=SUM([.G70:.I70])" office:value-type="float" office:value="1">
            <text:p>1</text:p>
          </table:table-cell>
          <table:table-cell/>
          <table:table-cell table:formula="of:=1/(1-[.G70])" office:value-type="float" office:value="2.50501672240803">
            <text:p>2,5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B$2]-[.A71])/[.B$2]" office:value-type="float" office:value="0.244444444444444">
            <text:p>0,244</text:p>
          </table:table-cell>
          <table:table-cell table:formula="of:=([.C$1]-1)*[.B71]+1" office:value-type="float" office:value="1.63555555555556">
            <text:p>1,636</text:p>
          </table:table-cell>
          <table:table-cell table:formula="of:=1/[.H71]" office:value-type="float" office:value="5.14685314685315">
            <text:p>5,147</text:p>
          </table:table-cell>
          <table:table-cell table:formula="of:=1/[.I71]" office:value-type="float" office:value="5.14685314685315">
            <text:p>5,147</text:p>
          </table:table-cell>
          <table:table-cell/>
          <table:table-cell table:formula="of:=1/[.C71]" office:value-type="float" office:value="0.611413043478261">
            <text:p>0,611</text:p>
          </table:table-cell>
          <table:table-cell table:formula="of:=1/[.$L71]/2" office:value-type="float" office:value="0.19429347826087">
            <text:p>0,194</text:p>
          </table:table-cell>
          <table:table-cell table:formula="of:=1/[.$L71]/2" office:value-type="float" office:value="0.19429347826087">
            <text:p>0,194</text:p>
          </table:table-cell>
          <table:table-cell table:formula="of:=SUM([.G71:.I71])" office:value-type="float" office:value="1">
            <text:p>1</text:p>
          </table:table-cell>
          <table:table-cell/>
          <table:table-cell table:formula="of:=1/(1-[.G71])" office:value-type="float" office:value="2.57342657342657">
            <text:p>2,57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B$2]-[.A72])/[.B$2]" office:value-type="float" office:value="0.233333333333333">
            <text:p>0,233</text:p>
          </table:table-cell>
          <table:table-cell table:formula="of:=([.C$1]-1)*[.B72]+1" office:value-type="float" office:value="1.60666666666667">
            <text:p>1,607</text:p>
          </table:table-cell>
          <table:table-cell table:formula="of:=1/[.H72]" office:value-type="float" office:value="5.2967032967033">
            <text:p>5,297</text:p>
          </table:table-cell>
          <table:table-cell table:formula="of:=1/[.I72]" office:value-type="float" office:value="5.2967032967033">
            <text:p>5,297</text:p>
          </table:table-cell>
          <table:table-cell/>
          <table:table-cell table:formula="of:=1/[.C72]" office:value-type="float" office:value="0.622406639004149">
            <text:p>0,622</text:p>
          </table:table-cell>
          <table:table-cell table:formula="of:=1/[.$L72]/2" office:value-type="float" office:value="0.188796680497925">
            <text:p>0,189</text:p>
          </table:table-cell>
          <table:table-cell table:formula="of:=1/[.$L72]/2" office:value-type="float" office:value="0.188796680497925">
            <text:p>0,189</text:p>
          </table:table-cell>
          <table:table-cell table:formula="of:=SUM([.G72:.I72])" office:value-type="float" office:value="1">
            <text:p>1</text:p>
          </table:table-cell>
          <table:table-cell/>
          <table:table-cell table:formula="of:=1/(1-[.G72])" office:value-type="float" office:value="2.64835164835165">
            <text:p>2,64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B$2]-[.A73])/[.B$2]" office:value-type="float" office:value="0.222222222222222">
            <text:p>0,222</text:p>
          </table:table-cell>
          <table:table-cell table:formula="of:=([.C$1]-1)*[.B73]+1" office:value-type="float" office:value="1.57777777777778">
            <text:p>1,578</text:p>
          </table:table-cell>
          <table:table-cell table:formula="of:=1/[.H73]" office:value-type="float" office:value="5.46153846153846">
            <text:p>5,462</text:p>
          </table:table-cell>
          <table:table-cell table:formula="of:=1/[.I73]" office:value-type="float" office:value="5.46153846153846">
            <text:p>5,462</text:p>
          </table:table-cell>
          <table:table-cell/>
          <table:table-cell table:formula="of:=1/[.C73]" office:value-type="float" office:value="0.633802816901409">
            <text:p>0,634</text:p>
          </table:table-cell>
          <table:table-cell table:formula="of:=1/[.$L73]/2" office:value-type="float" office:value="0.183098591549296">
            <text:p>0,183</text:p>
          </table:table-cell>
          <table:table-cell table:formula="of:=1/[.$L73]/2" office:value-type="float" office:value="0.183098591549296">
            <text:p>0,183</text:p>
          </table:table-cell>
          <table:table-cell table:formula="of:=SUM([.G73:.I73])" office:value-type="float" office:value="1">
            <text:p>1</text:p>
          </table:table-cell>
          <table:table-cell/>
          <table:table-cell table:formula="of:=1/(1-[.G73])" office:value-type="float" office:value="2.73076923076923">
            <text:p>2,7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B$2]-[.A74])/[.B$2]" office:value-type="float" office:value="0.211111111111111">
            <text:p>0,211</text:p>
          </table:table-cell>
          <table:table-cell table:formula="of:=([.C$1]-1)*[.B74]+1" office:value-type="float" office:value="1.54888888888889">
            <text:p>1,549</text:p>
          </table:table-cell>
          <table:table-cell table:formula="of:=1/[.H74]" office:value-type="float" office:value="5.64372469635628">
            <text:p>5,644</text:p>
          </table:table-cell>
          <table:table-cell table:formula="of:=1/[.I74]" office:value-type="float" office:value="5.64372469635628">
            <text:p>5,644</text:p>
          </table:table-cell>
          <table:table-cell/>
          <table:table-cell table:formula="of:=1/[.C74]" office:value-type="float" office:value="0.645624103299857">
            <text:p>0,646</text:p>
          </table:table-cell>
          <table:table-cell table:formula="of:=1/[.$L74]/2" office:value-type="float" office:value="0.177187948350072">
            <text:p>0,177</text:p>
          </table:table-cell>
          <table:table-cell table:formula="of:=1/[.$L74]/2" office:value-type="float" office:value="0.177187948350072">
            <text:p>0,177</text:p>
          </table:table-cell>
          <table:table-cell table:formula="of:=SUM([.G74:.I74])" office:value-type="float" office:value="1">
            <text:p>1</text:p>
          </table:table-cell>
          <table:table-cell/>
          <table:table-cell table:formula="of:=1/(1-[.G74])" office:value-type="float" office:value="2.82186234817814">
            <text:p>2,82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B$2]-[.A75])/[.B$2]" office:value-type="float" office:value="0.2">
            <text:p>0,200</text:p>
          </table:table-cell>
          <table:table-cell table:formula="of:=([.C$1]-1)*[.B75]+1" office:value-type="float" office:value="1.52">
            <text:p>1,520</text:p>
          </table:table-cell>
          <table:table-cell table:formula="of:=1/[.H75]" office:value-type="float" office:value="5.84615384615385">
            <text:p>5,846</text:p>
          </table:table-cell>
          <table:table-cell table:formula="of:=1/[.I75]" office:value-type="float" office:value="5.84615384615385">
            <text:p>5,846</text:p>
          </table:table-cell>
          <table:table-cell/>
          <table:table-cell table:formula="of:=1/[.C75]" office:value-type="float" office:value="0.657894736842105">
            <text:p>0,658</text:p>
          </table:table-cell>
          <table:table-cell table:formula="of:=1/[.$L75]/2" office:value-type="float" office:value="0.171052631578947">
            <text:p>0,171</text:p>
          </table:table-cell>
          <table:table-cell table:formula="of:=1/[.$L75]/2" office:value-type="float" office:value="0.171052631578947">
            <text:p>0,171</text:p>
          </table:table-cell>
          <table:table-cell table:formula="of:=SUM([.G75:.I75])" office:value-type="float" office:value="1">
            <text:p>1</text:p>
          </table:table-cell>
          <table:table-cell/>
          <table:table-cell table:formula="of:=1/(1-[.G75])" office:value-type="float" office:value="2.92307692307692">
            <text:p>2,92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B$2]-[.A76])/[.B$2]" office:value-type="float" office:value="0.188888888888889">
            <text:p>0,189</text:p>
          </table:table-cell>
          <table:table-cell table:formula="of:=([.C$1]-1)*[.B76]+1" office:value-type="float" office:value="1.49111111111111">
            <text:p>1,491</text:p>
          </table:table-cell>
          <table:table-cell table:formula="of:=1/[.H76]" office:value-type="float" office:value="6.07239819004525">
            <text:p>6,072</text:p>
          </table:table-cell>
          <table:table-cell table:formula="of:=1/[.I76]" office:value-type="float" office:value="6.07239819004525">
            <text:p>6,072</text:p>
          </table:table-cell>
          <table:table-cell/>
          <table:table-cell table:formula="of:=1/[.C76]" office:value-type="float" office:value="0.670640834575261">
            <text:p>0,671</text:p>
          </table:table-cell>
          <table:table-cell table:formula="of:=1/[.$L76]/2" office:value-type="float" office:value="0.16467958271237">
            <text:p>0,165</text:p>
          </table:table-cell>
          <table:table-cell table:formula="of:=1/[.$L76]/2" office:value-type="float" office:value="0.16467958271237">
            <text:p>0,165</text:p>
          </table:table-cell>
          <table:table-cell table:formula="of:=SUM([.G76:.I76])" office:value-type="float" office:value="1">
            <text:p>1</text:p>
          </table:table-cell>
          <table:table-cell/>
          <table:table-cell table:formula="of:=1/(1-[.G76])" office:value-type="float" office:value="3.03619909502262">
            <text:p>3,03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B$2]-[.A77])/[.B$2]" office:value-type="float" office:value="0.177777777777778">
            <text:p>0,178</text:p>
          </table:table-cell>
          <table:table-cell table:formula="of:=([.C$1]-1)*[.B77]+1" office:value-type="float" office:value="1.46222222222222">
            <text:p>1,462</text:p>
          </table:table-cell>
          <table:table-cell table:formula="of:=1/[.H77]" office:value-type="float" office:value="6.32692307692308">
            <text:p>6,327</text:p>
          </table:table-cell>
          <table:table-cell table:formula="of:=1/[.I77]" office:value-type="float" office:value="6.32692307692308">
            <text:p>6,327</text:p>
          </table:table-cell>
          <table:table-cell/>
          <table:table-cell table:formula="of:=1/[.C77]" office:value-type="float" office:value="0.683890577507599">
            <text:p>0,684</text:p>
          </table:table-cell>
          <table:table-cell table:formula="of:=1/[.$L77]/2" office:value-type="float" office:value="0.158054711246201">
            <text:p>0,158</text:p>
          </table:table-cell>
          <table:table-cell table:formula="of:=1/[.$L77]/2" office:value-type="float" office:value="0.158054711246201">
            <text:p>0,158</text:p>
          </table:table-cell>
          <table:table-cell table:formula="of:=SUM([.G77:.I77])" office:value-type="float" office:value="1">
            <text:p>1</text:p>
          </table:table-cell>
          <table:table-cell/>
          <table:table-cell table:formula="of:=1/(1-[.G77])" office:value-type="float" office:value="3.16346153846154">
            <text:p>3,16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B$2]-[.A78])/[.B$2]" office:value-type="float" office:value="0.166666666666667">
            <text:p>0,167</text:p>
          </table:table-cell>
          <table:table-cell table:formula="of:=([.C$1]-1)*[.B78]+1" office:value-type="float" office:value="1.43333333333333">
            <text:p>1,433</text:p>
          </table:table-cell>
          <table:table-cell table:formula="of:=1/[.H78]" office:value-type="float" office:value="6.61538461538462">
            <text:p>6,615</text:p>
          </table:table-cell>
          <table:table-cell table:formula="of:=1/[.I78]" office:value-type="float" office:value="6.61538461538462">
            <text:p>6,615</text:p>
          </table:table-cell>
          <table:table-cell/>
          <table:table-cell table:formula="of:=1/[.C78]" office:value-type="float" office:value="0.697674418604651">
            <text:p>0,698</text:p>
          </table:table-cell>
          <table:table-cell table:formula="of:=1/[.$L78]/2" office:value-type="float" office:value="0.151162790697674">
            <text:p>0,151</text:p>
          </table:table-cell>
          <table:table-cell table:formula="of:=1/[.$L78]/2" office:value-type="float" office:value="0.151162790697674">
            <text:p>0,151</text:p>
          </table:table-cell>
          <table:table-cell table:formula="of:=SUM([.G78:.I78])" office:value-type="float" office:value="1">
            <text:p>1</text:p>
          </table:table-cell>
          <table:table-cell/>
          <table:table-cell table:formula="of:=1/(1-[.G78])" office:value-type="float" office:value="3.30769230769231">
            <text:p>3,30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B$2]-[.A79])/[.B$2]" office:value-type="float" office:value="0.155555555555556">
            <text:p>0,156</text:p>
          </table:table-cell>
          <table:table-cell table:formula="of:=([.C$1]-1)*[.B79]+1" office:value-type="float" office:value="1.40444444444444">
            <text:p>1,404</text:p>
          </table:table-cell>
          <table:table-cell table:formula="of:=1/[.H79]" office:value-type="float" office:value="6.94505494505495">
            <text:p>6,945</text:p>
          </table:table-cell>
          <table:table-cell table:formula="of:=1/[.I79]" office:value-type="float" office:value="6.94505494505495">
            <text:p>6,945</text:p>
          </table:table-cell>
          <table:table-cell/>
          <table:table-cell table:formula="of:=1/[.C79]" office:value-type="float" office:value="0.712025316455696">
            <text:p>0,712</text:p>
          </table:table-cell>
          <table:table-cell table:formula="of:=1/[.$L79]/2" office:value-type="float" office:value="0.143987341772152">
            <text:p>0,144</text:p>
          </table:table-cell>
          <table:table-cell table:formula="of:=1/[.$L79]/2" office:value-type="float" office:value="0.143987341772152">
            <text:p>0,144</text:p>
          </table:table-cell>
          <table:table-cell table:formula="of:=SUM([.G79:.I79])" office:value-type="float" office:value="1">
            <text:p>1</text:p>
          </table:table-cell>
          <table:table-cell/>
          <table:table-cell table:formula="of:=1/(1-[.G79])" office:value-type="float" office:value="3.47252747252747">
            <text:p>3,4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B$2]-[.A80])/[.B$2]" office:value-type="float" office:value="0.144444444444444">
            <text:p>0,144</text:p>
          </table:table-cell>
          <table:table-cell table:formula="of:=([.C$1]-1)*[.B80]+1" office:value-type="float" office:value="1.37555555555556">
            <text:p>1,376</text:p>
          </table:table-cell>
          <table:table-cell table:formula="of:=1/[.H80]" office:value-type="float" office:value="7.32544378698225">
            <text:p>7,325</text:p>
          </table:table-cell>
          <table:table-cell table:formula="of:=1/[.I80]" office:value-type="float" office:value="7.32544378698225">
            <text:p>7,325</text:p>
          </table:table-cell>
          <table:table-cell/>
          <table:table-cell table:formula="of:=1/[.C80]" office:value-type="float" office:value="0.726978998384491">
            <text:p>0,727</text:p>
          </table:table-cell>
          <table:table-cell table:formula="of:=1/[.$L80]/2" office:value-type="float" office:value="0.136510500807754">
            <text:p>0,137</text:p>
          </table:table-cell>
          <table:table-cell table:formula="of:=1/[.$L80]/2" office:value-type="float" office:value="0.136510500807754">
            <text:p>0,137</text:p>
          </table:table-cell>
          <table:table-cell table:formula="of:=SUM([.G80:.I80])" office:value-type="float" office:value="1">
            <text:p>1</text:p>
          </table:table-cell>
          <table:table-cell/>
          <table:table-cell table:formula="of:=1/(1-[.G80])" office:value-type="float" office:value="3.66272189349112">
            <text:p>3,66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B$2]-[.A81])/[.B$2]" office:value-type="float" office:value="0.133333333333333">
            <text:p>0,133</text:p>
          </table:table-cell>
          <table:table-cell table:formula="of:=([.C$1]-1)*[.B81]+1" office:value-type="float" office:value="1.34666666666667">
            <text:p>1,347</text:p>
          </table:table-cell>
          <table:table-cell table:formula="of:=1/[.H81]" office:value-type="float" office:value="7.76923076923077">
            <text:p>7,769</text:p>
          </table:table-cell>
          <table:table-cell table:formula="of:=1/[.I81]" office:value-type="float" office:value="7.76923076923077">
            <text:p>7,769</text:p>
          </table:table-cell>
          <table:table-cell/>
          <table:table-cell table:formula="of:=1/[.C81]" office:value-type="float" office:value="0.742574257425743">
            <text:p>0,743</text:p>
          </table:table-cell>
          <table:table-cell table:formula="of:=1/[.$L81]/2" office:value-type="float" office:value="0.128712871287129">
            <text:p>0,129</text:p>
          </table:table-cell>
          <table:table-cell table:formula="of:=1/[.$L81]/2" office:value-type="float" office:value="0.128712871287129">
            <text:p>0,129</text:p>
          </table:table-cell>
          <table:table-cell table:formula="of:=SUM([.G81:.I81])" office:value-type="float" office:value="1">
            <text:p>1</text:p>
          </table:table-cell>
          <table:table-cell/>
          <table:table-cell table:formula="of:=1/(1-[.G81])" office:value-type="float" office:value="3.88461538461538">
            <text:p>3,88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B$2]-[.A82])/[.B$2]" office:value-type="float" office:value="0.122222222222222">
            <text:p>0,122</text:p>
          </table:table-cell>
          <table:table-cell table:formula="of:=([.C$1]-1)*[.B82]+1" office:value-type="float" office:value="1.31777777777778">
            <text:p>1,318</text:p>
          </table:table-cell>
          <table:table-cell table:formula="of:=1/[.H82]" office:value-type="float" office:value="8.29370629370629">
            <text:p>8,294</text:p>
          </table:table-cell>
          <table:table-cell table:formula="of:=1/[.I82]" office:value-type="float" office:value="8.29370629370629">
            <text:p>8,294</text:p>
          </table:table-cell>
          <table:table-cell/>
          <table:table-cell table:formula="of:=1/[.C82]" office:value-type="float" office:value="0.75885328836425">
            <text:p>0,759</text:p>
          </table:table-cell>
          <table:table-cell table:formula="of:=1/[.$L82]/2" office:value-type="float" office:value="0.120573355817875">
            <text:p>0,121</text:p>
          </table:table-cell>
          <table:table-cell table:formula="of:=1/[.$L82]/2" office:value-type="float" office:value="0.120573355817875">
            <text:p>0,121</text:p>
          </table:table-cell>
          <table:table-cell table:formula="of:=SUM([.G82:.I82])" office:value-type="float" office:value="1">
            <text:p>1</text:p>
          </table:table-cell>
          <table:table-cell/>
          <table:table-cell table:formula="of:=1/(1-[.G82])" office:value-type="float" office:value="4.14685314685315">
            <text:p>4,14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B$2]-[.A83])/[.B$2]" office:value-type="float" office:value="0.111111111111111">
            <text:p>0,111</text:p>
          </table:table-cell>
          <table:table-cell table:formula="of:=([.C$1]-1)*[.B83]+1" office:value-type="float" office:value="1.28888888888889">
            <text:p>1,289</text:p>
          </table:table-cell>
          <table:table-cell table:formula="of:=1/[.H83]" office:value-type="float" office:value="8.92307692307693">
            <text:p>8,923</text:p>
          </table:table-cell>
          <table:table-cell table:formula="of:=1/[.I83]" office:value-type="float" office:value="8.92307692307693">
            <text:p>8,923</text:p>
          </table:table-cell>
          <table:table-cell/>
          <table:table-cell table:formula="of:=1/[.C83]" office:value-type="float" office:value="0.775862068965517">
            <text:p>0,776</text:p>
          </table:table-cell>
          <table:table-cell table:formula="of:=1/[.$L83]/2" office:value-type="float" office:value="0.112068965517241">
            <text:p>0,112</text:p>
          </table:table-cell>
          <table:table-cell table:formula="of:=1/[.$L83]/2" office:value-type="float" office:value="0.112068965517241">
            <text:p>0,112</text:p>
          </table:table-cell>
          <table:table-cell table:formula="of:=SUM([.G83:.I83])" office:value-type="float" office:value="1">
            <text:p>1</text:p>
          </table:table-cell>
          <table:table-cell/>
          <table:table-cell table:formula="of:=1/(1-[.G83])" office:value-type="float" office:value="4.46153846153846">
            <text:p>4,46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B$2]-[.A84])/[.B$2]" office:value-type="float" office:value="0.1">
            <text:p>0,100</text:p>
          </table:table-cell>
          <table:table-cell table:formula="of:=([.C$1]-1)*[.B84]+1" office:value-type="float" office:value="1.26">
            <text:p>1,260</text:p>
          </table:table-cell>
          <table:table-cell table:formula="of:=1/[.H84]" office:value-type="float" office:value="9.69230769230769">
            <text:p>9,692</text:p>
          </table:table-cell>
          <table:table-cell table:formula="of:=1/[.I84]" office:value-type="float" office:value="9.69230769230769">
            <text:p>9,692</text:p>
          </table:table-cell>
          <table:table-cell/>
          <table:table-cell table:formula="of:=1/[.C84]" office:value-type="float" office:value="0.793650793650794">
            <text:p>0,794</text:p>
          </table:table-cell>
          <table:table-cell table:formula="of:=1/[.$L84]/2" office:value-type="float" office:value="0.103174603174603">
            <text:p>0,103</text:p>
          </table:table-cell>
          <table:table-cell table:formula="of:=1/[.$L84]/2" office:value-type="float" office:value="0.103174603174603">
            <text:p>0,103</text:p>
          </table:table-cell>
          <table:table-cell table:formula="of:=SUM([.G84:.I84])" office:value-type="float" office:value="1">
            <text:p>1</text:p>
          </table:table-cell>
          <table:table-cell/>
          <table:table-cell table:formula="of:=1/(1-[.G84])" office:value-type="float" office:value="4.84615384615385">
            <text:p>4,8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B$2]-[.A85])/[.B$2]" office:value-type="float" office:value="0.0888888888888889">
            <text:p>0,089</text:p>
          </table:table-cell>
          <table:table-cell table:formula="of:=([.C$1]-1)*[.B85]+1" office:value-type="float" office:value="1.23111111111111">
            <text:p>1,231</text:p>
          </table:table-cell>
          <table:table-cell table:formula="of:=1/[.H85]" office:value-type="float" office:value="10.6538461538462">
            <text:p>10,654</text:p>
          </table:table-cell>
          <table:table-cell table:formula="of:=1/[.I85]" office:value-type="float" office:value="10.6538461538462">
            <text:p>10,654</text:p>
          </table:table-cell>
          <table:table-cell/>
          <table:table-cell table:formula="of:=1/[.C85]" office:value-type="float" office:value="0.812274368231047">
            <text:p>0,812</text:p>
          </table:table-cell>
          <table:table-cell table:formula="of:=1/[.$L85]/2" office:value-type="float" office:value="0.0938628158844765">
            <text:p>0,094</text:p>
          </table:table-cell>
          <table:table-cell table:formula="of:=1/[.$L85]/2" office:value-type="float" office:value="0.0938628158844765">
            <text:p>0,094</text:p>
          </table:table-cell>
          <table:table-cell table:formula="of:=SUM([.G85:.I85])" office:value-type="float" office:value="1">
            <text:p>1</text:p>
          </table:table-cell>
          <table:table-cell/>
          <table:table-cell table:formula="of:=1/(1-[.G85])" office:value-type="float" office:value="5.32692307692308">
            <text:p>5,32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B$2]-[.A86])/[.B$2]" office:value-type="float" office:value="0.0777777777777778">
            <text:p>0,078</text:p>
          </table:table-cell>
          <table:table-cell table:formula="of:=([.C$1]-1)*[.B86]+1" office:value-type="float" office:value="1.20222222222222">
            <text:p>1,202</text:p>
          </table:table-cell>
          <table:table-cell table:formula="of:=1/[.H86]" office:value-type="float" office:value="11.8901098901099">
            <text:p>11,890</text:p>
          </table:table-cell>
          <table:table-cell table:formula="of:=1/[.I86]" office:value-type="float" office:value="11.8901098901099">
            <text:p>11,890</text:p>
          </table:table-cell>
          <table:table-cell/>
          <table:table-cell table:formula="of:=1/[.C86]" office:value-type="float" office:value="0.831792975970425">
            <text:p>0,832</text:p>
          </table:table-cell>
          <table:table-cell table:formula="of:=1/[.$L86]/2" office:value-type="float" office:value="0.0841035120147874">
            <text:p>0,084</text:p>
          </table:table-cell>
          <table:table-cell table:formula="of:=1/[.$L86]/2" office:value-type="float" office:value="0.0841035120147874">
            <text:p>0,084</text:p>
          </table:table-cell>
          <table:table-cell table:formula="of:=SUM([.G86:.I86])" office:value-type="float" office:value="1">
            <text:p>1</text:p>
          </table:table-cell>
          <table:table-cell/>
          <table:table-cell table:formula="of:=1/(1-[.G86])" office:value-type="float" office:value="5.94505494505494">
            <text:p>5,94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B$2]-[.A87])/[.B$2]" office:value-type="float" office:value="0.0666666666666667">
            <text:p>0,067</text:p>
          </table:table-cell>
          <table:table-cell table:formula="of:=([.C$1]-1)*[.B87]+1" office:value-type="float" office:value="1.17333333333333">
            <text:p>1,173</text:p>
          </table:table-cell>
          <table:table-cell table:formula="of:=1/[.H87]" office:value-type="float" office:value="13.5384615384615">
            <text:p>13,538</text:p>
          </table:table-cell>
          <table:table-cell table:formula="of:=1/[.I87]" office:value-type="float" office:value="13.5384615384615">
            <text:p>13,538</text:p>
          </table:table-cell>
          <table:table-cell/>
          <table:table-cell table:formula="of:=1/[.C87]" office:value-type="float" office:value="0.852272727272727">
            <text:p>0,852</text:p>
          </table:table-cell>
          <table:table-cell table:formula="of:=1/[.$L87]/2" office:value-type="float" office:value="0.0738636363636364">
            <text:p>0,074</text:p>
          </table:table-cell>
          <table:table-cell table:formula="of:=1/[.$L87]/2" office:value-type="float" office:value="0.0738636363636364">
            <text:p>0,074</text:p>
          </table:table-cell>
          <table:table-cell table:formula="of:=SUM([.G87:.I87])" office:value-type="float" office:value="1">
            <text:p>1</text:p>
          </table:table-cell>
          <table:table-cell/>
          <table:table-cell table:formula="of:=1/(1-[.G87])" office:value-type="float" office:value="6.76923076923077">
            <text:p>6,76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B$2]-[.A88])/[.B$2]" office:value-type="float" office:value="0.0555555555555556">
            <text:p>0,056</text:p>
          </table:table-cell>
          <table:table-cell table:formula="of:=([.C$1]-1)*[.B88]+1" office:value-type="float" office:value="1.14444444444444">
            <text:p>1,144</text:p>
          </table:table-cell>
          <table:table-cell table:formula="of:=1/[.H88]" office:value-type="float" office:value="15.8461538461539">
            <text:p>15,846</text:p>
          </table:table-cell>
          <table:table-cell table:formula="of:=1/[.I88]" office:value-type="float" office:value="15.8461538461539">
            <text:p>15,846</text:p>
          </table:table-cell>
          <table:table-cell/>
          <table:table-cell table:formula="of:=1/[.C88]" office:value-type="float" office:value="0.87378640776699">
            <text:p>0,874</text:p>
          </table:table-cell>
          <table:table-cell table:formula="of:=1/[.$L88]/2" office:value-type="float" office:value="0.0631067961165048">
            <text:p>0,063</text:p>
          </table:table-cell>
          <table:table-cell table:formula="of:=1/[.$L88]/2" office:value-type="float" office:value="0.0631067961165048">
            <text:p>0,063</text:p>
          </table:table-cell>
          <table:table-cell table:formula="of:=SUM([.G88:.I88])" office:value-type="float" office:value="1">
            <text:p>1</text:p>
          </table:table-cell>
          <table:table-cell/>
          <table:table-cell table:formula="of:=1/(1-[.G88])" office:value-type="float" office:value="7.92307692307693">
            <text:p>7,92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B$2]-[.A89])/[.B$2]" office:value-type="float" office:value="0.0444444444444444">
            <text:p>0,044</text:p>
          </table:table-cell>
          <table:table-cell table:formula="of:=([.C$1]-1)*[.B89]+1" office:value-type="float" office:value="1.11555555555556">
            <text:p>1,116</text:p>
          </table:table-cell>
          <table:table-cell table:formula="of:=1/[.H89]" office:value-type="float" office:value="19.3076923076923">
            <text:p>19,308</text:p>
          </table:table-cell>
          <table:table-cell table:formula="of:=1/[.I89]" office:value-type="float" office:value="19.3076923076923">
            <text:p>19,308</text:p>
          </table:table-cell>
          <table:table-cell/>
          <table:table-cell table:formula="of:=1/[.C89]" office:value-type="float" office:value="0.896414342629482">
            <text:p>0,896</text:p>
          </table:table-cell>
          <table:table-cell table:formula="of:=1/[.$L89]/2" office:value-type="float" office:value="0.051792828685259">
            <text:p>0,052</text:p>
          </table:table-cell>
          <table:table-cell table:formula="of:=1/[.$L89]/2" office:value-type="float" office:value="0.051792828685259">
            <text:p>0,052</text:p>
          </table:table-cell>
          <table:table-cell table:formula="of:=SUM([.G89:.I89])" office:value-type="float" office:value="1">
            <text:p>1</text:p>
          </table:table-cell>
          <table:table-cell/>
          <table:table-cell table:formula="of:=1/(1-[.G89])" office:value-type="float" office:value="9.65384615384615">
            <text:p>9,6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B$2]-[.A90])/[.B$2]" office:value-type="float" office:value="0.0333333333333333">
            <text:p>0,033</text:p>
          </table:table-cell>
          <table:table-cell table:formula="of:=([.C$1]-1)*[.B90]+1" office:value-type="float" office:value="1.08666666666667">
            <text:p>1,087</text:p>
          </table:table-cell>
          <table:table-cell table:formula="of:=1/[.H90]" office:value-type="float" office:value="25.0769230769231">
            <text:p>25,077</text:p>
          </table:table-cell>
          <table:table-cell table:formula="of:=1/[.I90]" office:value-type="float" office:value="25.0769230769231">
            <text:p>25,077</text:p>
          </table:table-cell>
          <table:table-cell/>
          <table:table-cell table:formula="of:=1/[.C90]" office:value-type="float" office:value="0.920245398773006">
            <text:p>0,920</text:p>
          </table:table-cell>
          <table:table-cell table:formula="of:=1/[.$L90]/2" office:value-type="float" office:value="0.0398773006134969">
            <text:p>0,040</text:p>
          </table:table-cell>
          <table:table-cell table:formula="of:=1/[.$L90]/2" office:value-type="float" office:value="0.0398773006134969">
            <text:p>0,040</text:p>
          </table:table-cell>
          <table:table-cell table:formula="of:=SUM([.G90:.I90])" office:value-type="float" office:value="1">
            <text:p>1</text:p>
          </table:table-cell>
          <table:table-cell/>
          <table:table-cell table:formula="of:=1/(1-[.G90])" office:value-type="float" office:value="12.5384615384615">
            <text:p>12,53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B$2]-[.A91])/[.B$2]" office:value-type="float" office:value="0.0222222222222222">
            <text:p>0,022</text:p>
          </table:table-cell>
          <table:table-cell table:formula="of:=([.C$1]-1)*[.B91]+1" office:value-type="float" office:value="1.05777777777778">
            <text:p>1,058</text:p>
          </table:table-cell>
          <table:table-cell table:formula="of:=1/[.H91]" office:value-type="float" office:value="36.6153846153847">
            <text:p>36,615</text:p>
          </table:table-cell>
          <table:table-cell table:formula="of:=1/[.I91]" office:value-type="float" office:value="36.6153846153847">
            <text:p>36,615</text:p>
          </table:table-cell>
          <table:table-cell/>
          <table:table-cell table:formula="of:=1/[.C91]" office:value-type="float" office:value="0.945378151260504">
            <text:p>0,945</text:p>
          </table:table-cell>
          <table:table-cell table:formula="of:=1/[.$L91]/2" office:value-type="float" office:value="0.0273109243697479">
            <text:p>0,027</text:p>
          </table:table-cell>
          <table:table-cell table:formula="of:=1/[.$L91]/2" office:value-type="float" office:value="0.0273109243697479">
            <text:p>0,027</text:p>
          </table:table-cell>
          <table:table-cell table:formula="of:=SUM([.G91:.I91])" office:value-type="float" office:value="1">
            <text:p>1</text:p>
          </table:table-cell>
          <table:table-cell/>
          <table:table-cell table:formula="of:=1/(1-[.G91])" office:value-type="float" office:value="18.3076923076923">
            <text:p>18,30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B$2]-[.A92])/[.B$2]" office:value-type="float" office:value="0.0111111111111111">
            <text:p>0,011</text:p>
          </table:table-cell>
          <table:table-cell table:formula="of:=([.C$1]-1)*[.B92]+1" office:value-type="float" office:value="1.02888888888889">
            <text:p>1,029</text:p>
          </table:table-cell>
          <table:table-cell table:formula="of:=1/[.H92]" office:value-type="float" office:value="71.2307692307691">
            <text:p>71,231</text:p>
          </table:table-cell>
          <table:table-cell table:formula="of:=1/[.I92]" office:value-type="float" office:value="71.2307692307691">
            <text:p>71,231</text:p>
          </table:table-cell>
          <table:table-cell/>
          <table:table-cell table:formula="of:=1/[.C92]" office:value-type="float" office:value="0.971922246220302">
            <text:p>0,972</text:p>
          </table:table-cell>
          <table:table-cell table:formula="of:=1/[.$L92]/2" office:value-type="float" office:value="0.0140388768898488">
            <text:p>0,014</text:p>
          </table:table-cell>
          <table:table-cell table:formula="of:=1/[.$L92]/2" office:value-type="float" office:value="0.0140388768898488">
            <text:p>0,014</text:p>
          </table:table-cell>
          <table:table-cell table:formula="of:=SUM([.G92:.I92])" office:value-type="float" office:value="1">
            <text:p>1</text:p>
          </table:table-cell>
          <table:table-cell/>
          <table:table-cell table:formula="of:=1/(1-[.G92])" office:value-type="float" office:value="35.6153846153845">
            <text:p>35,6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B$2]-[.A93])/[.B$2]" office:value-type="float" office:value="0">
            <text:p>0,000</text:p>
          </table:table-cell>
          <table:table-cell table:formula="of:=([.C$1]-1)*[.B93]+1" office:value-type="float" office:value="1">
            <text:p>1,000</text:p>
          </table:table-cell>
          <table:table-cell table:number-columns-repeated="3"/>
          <table:table-cell table:formula="of:=1/[.C93]" office:value-type="float" office:value="1">
            <text:p>1,000</text:p>
          </table:table-cell>
          <table:table-cell table:number-columns-repeated="5"/>
        </table:table-row>
        <table:table-row table:style-name="ro1" table:number-rows-repeated="104848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Minute</text:p>
          </table:table-cell>
          <table:table-cell office:value-type="string">
            <text:p>Zeitfaktor</text:p>
          </table:table-cell>
          <table:table-cell office:value-type="float" office:value="4.2">
            <text:p>4,20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>
            <text:p>93,000</text:p>
          </table:table-cell>
          <table:table-cell table:number-columns-repeated="11"/>
        </table:table-row>
        <table:table-row table:style-name="ro1">
          <table:table-cell office:value-type="float" office:value="0">
            <text:p>0</text:p>
          </table:table-cell>
          <table:table-cell table:formula="of:=([.B$2]-[.A3])/[.B$2]" office:value-type="float" office:value="1">
            <text:p>1,000</text:p>
          </table:table-cell>
          <table:table-cell table:formula="of:=([.C$1]-1)*[.B3]+1" office:value-type="float" office:value="4.2">
            <text:p>4,200</text:p>
          </table:table-cell>
          <table:table-cell table:formula="of:=1/[.I3]" office:value-type="float" office:value="2.625">
            <text:p>2,625</text:p>
          </table:table-cell>
          <table:table-cell table:formula="of:=1/[.J3]" office:value-type="float" office:value="2.625">
            <text:p>2,625</text:p>
          </table:table-cell>
          <table:table-cell table:formula="of:=[.D3]+[.E3]" office:value-type="float" office:value="5.25">
            <text:p>5,250</text:p>
          </table:table-cell>
          <table:table-cell/>
          <table:table-cell table:formula="of:=1/[.C3]" office:value-type="float" office:value="0.238095238095238">
            <text:p>0,238</text:p>
          </table:table-cell>
          <table:table-cell table:formula="of:=1/[.$M3]/2" office:value-type="float" office:value="0.380952380952381">
            <text:p>0,381</text:p>
          </table:table-cell>
          <table:table-cell table:formula="of:=1/[.$M3]/2" office:value-type="float" office:value="0.380952380952381">
            <text:p>0,381</text:p>
          </table:table-cell>
          <table:table-cell table:formula="of:=SUM([.H3:.J3])" office:value-type="float" office:value="1">
            <text:p>1</text:p>
          </table:table-cell>
          <table:table-cell/>
          <table:table-cell table:formula="of:=1/(1-[.H3])" office:value-type="float" office:value="1.3125">
            <text:p>1,31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B$2]-[.A4])/[.B$2]" office:value-type="float" office:value="0.989247311827957">
            <text:p>0,989</text:p>
          </table:table-cell>
          <table:table-cell table:formula="of:=([.C$1]-1)*[.B4]+1" office:value-type="float" office:value="4.16559139784946">
            <text:p>4,166</text:p>
          </table:table-cell>
          <table:table-cell table:formula="of:=1/[.I4]" office:value-type="float" office:value="2.63179347826087">
            <text:p>2,632</text:p>
          </table:table-cell>
          <table:table-cell table:formula="of:=1/[.J4]" office:value-type="float" office:value="2.63179347826087">
            <text:p>2,632</text:p>
          </table:table-cell>
          <table:table-cell table:formula="of:=[.D4]+[.E4]" office:value-type="float" office:value="5.26358695652174">
            <text:p>5,264</text:p>
          </table:table-cell>
          <table:table-cell/>
          <table:table-cell table:formula="of:=1/[.C4]" office:value-type="float" office:value="0.240061951471347">
            <text:p>0,240</text:p>
          </table:table-cell>
          <table:table-cell table:formula="of:=1/[.$M4]/2" office:value-type="float" office:value="0.379969024264326">
            <text:p>0,380</text:p>
          </table:table-cell>
          <table:table-cell table:formula="of:=1/[.$M4]/2" office:value-type="float" office:value="0.379969024264326">
            <text:p>0,380</text:p>
          </table:table-cell>
          <table:table-cell table:formula="of:=SUM([.H4:.J4])" office:value-type="float" office:value="1">
            <text:p>1</text:p>
          </table:table-cell>
          <table:table-cell/>
          <table:table-cell table:formula="of:=1/(1-[.H4])" office:value-type="float" office:value="1.31589673913043">
            <text:p>1,316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B$2]-[.A5])/[.B$2]" office:value-type="float" office:value="0.978494623655914">
            <text:p>0,978</text:p>
          </table:table-cell>
          <table:table-cell table:formula="of:=([.C$1]-1)*[.B5]+1" office:value-type="float" office:value="4.13118279569892">
            <text:p>4,131</text:p>
          </table:table-cell>
          <table:table-cell table:formula="of:=1/[.I5]" office:value-type="float" office:value="2.63873626373626">
            <text:p>2,639</text:p>
          </table:table-cell>
          <table:table-cell table:formula="of:=1/[.J5]" office:value-type="float" office:value="2.63873626373626">
            <text:p>2,639</text:p>
          </table:table-cell>
          <table:table-cell table:formula="of:=[.D5]+[.E5]" office:value-type="float" office:value="5.27747252747253">
            <text:p>5,277</text:p>
          </table:table-cell>
          <table:table-cell/>
          <table:table-cell table:formula="of:=1/[.C5]" office:value-type="float" office:value="0.242061426340448">
            <text:p>0,242</text:p>
          </table:table-cell>
          <table:table-cell table:formula="of:=1/[.$M5]/2" office:value-type="float" office:value="0.378969286829776">
            <text:p>0,379</text:p>
          </table:table-cell>
          <table:table-cell table:formula="of:=1/[.$M5]/2" office:value-type="float" office:value="0.378969286829776">
            <text:p>0,379</text:p>
          </table:table-cell>
          <table:table-cell table:formula="of:=SUM([.H5:.J5])" office:value-type="float" office:value="1">
            <text:p>1</text:p>
          </table:table-cell>
          <table:table-cell/>
          <table:table-cell table:formula="of:=1/(1-[.H5])" office:value-type="float" office:value="1.31936813186813">
            <text:p>1,31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B$2]-[.A6])/[.B$2]" office:value-type="float" office:value="0.967741935483871">
            <text:p>0,968</text:p>
          </table:table-cell>
          <table:table-cell table:formula="of:=([.C$1]-1)*[.B6]+1" office:value-type="float" office:value="4.09677419354839">
            <text:p>4,097</text:p>
          </table:table-cell>
          <table:table-cell table:formula="of:=1/[.I6]" office:value-type="float" office:value="2.64583333333333">
            <text:p>2,646</text:p>
          </table:table-cell>
          <table:table-cell table:formula="of:=1/[.J6]" office:value-type="float" office:value="2.64583333333333">
            <text:p>2,646</text:p>
          </table:table-cell>
          <table:table-cell table:formula="of:=[.D6]+[.E6]" office:value-type="float" office:value="5.29166666666667">
            <text:p>5,292</text:p>
          </table:table-cell>
          <table:table-cell/>
          <table:table-cell table:formula="of:=1/[.C6]" office:value-type="float" office:value="0.244094488188976">
            <text:p>0,244</text:p>
          </table:table-cell>
          <table:table-cell table:formula="of:=1/[.$M6]/2" office:value-type="float" office:value="0.377952755905512">
            <text:p>0,378</text:p>
          </table:table-cell>
          <table:table-cell table:formula="of:=1/[.$M6]/2" office:value-type="float" office:value="0.377952755905512">
            <text:p>0,378</text:p>
          </table:table-cell>
          <table:table-cell table:formula="of:=SUM([.H6:.J6])" office:value-type="float" office:value="1">
            <text:p>1</text:p>
          </table:table-cell>
          <table:table-cell/>
          <table:table-cell table:formula="of:=1/(1-[.H6])" office:value-type="float" office:value="1.32291666666667">
            <text:p>1,32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B$2]-[.A7])/[.B$2]" office:value-type="float" office:value="0.956989247311828">
            <text:p>0,957</text:p>
          </table:table-cell>
          <table:table-cell table:formula="of:=([.C$1]-1)*[.B7]+1" office:value-type="float" office:value="4.06236559139785">
            <text:p>4,062</text:p>
          </table:table-cell>
          <table:table-cell table:formula="of:=1/[.I7]" office:value-type="float" office:value="2.65308988764045">
            <text:p>2,653</text:p>
          </table:table-cell>
          <table:table-cell table:formula="of:=1/[.J7]" office:value-type="float" office:value="2.65308988764045">
            <text:p>2,653</text:p>
          </table:table-cell>
          <table:table-cell table:formula="of:=[.D7]+[.E7]" office:value-type="float" office:value="5.3061797752809">
            <text:p>5,306</text:p>
          </table:table-cell>
          <table:table-cell/>
          <table:table-cell table:formula="of:=1/[.C7]" office:value-type="float" office:value="0.246161990471149">
            <text:p>0,246</text:p>
          </table:table-cell>
          <table:table-cell table:formula="of:=1/[.$M7]/2" office:value-type="float" office:value="0.376919004764426">
            <text:p>0,377</text:p>
          </table:table-cell>
          <table:table-cell table:formula="of:=1/[.$M7]/2" office:value-type="float" office:value="0.376919004764426">
            <text:p>0,377</text:p>
          </table:table-cell>
          <table:table-cell table:formula="of:=SUM([.H7:.J7])" office:value-type="float" office:value="1">
            <text:p>1</text:p>
          </table:table-cell>
          <table:table-cell/>
          <table:table-cell table:formula="of:=1/(1-[.H7])" office:value-type="float" office:value="1.32654494382022">
            <text:p>1,32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B$2]-[.A8])/[.B$2]" office:value-type="float" office:value="0.946236559139785">
            <text:p>0,946</text:p>
          </table:table-cell>
          <table:table-cell table:formula="of:=([.C$1]-1)*[.B8]+1" office:value-type="float" office:value="4.02795698924731">
            <text:p>4,028</text:p>
          </table:table-cell>
          <table:table-cell table:formula="of:=1/[.I8]" office:value-type="float" office:value="2.66051136363636">
            <text:p>2,661</text:p>
          </table:table-cell>
          <table:table-cell table:formula="of:=1/[.J8]" office:value-type="float" office:value="2.66051136363636">
            <text:p>2,661</text:p>
          </table:table-cell>
          <table:table-cell table:formula="of:=[.D8]+[.E8]" office:value-type="float" office:value="5.32102272727273">
            <text:p>5,321</text:p>
          </table:table-cell>
          <table:table-cell/>
          <table:table-cell table:formula="of:=1/[.C8]" office:value-type="float" office:value="0.248264815803524">
            <text:p>0,248</text:p>
          </table:table-cell>
          <table:table-cell table:formula="of:=1/[.$M8]/2" office:value-type="float" office:value="0.375867592098238">
            <text:p>0,376</text:p>
          </table:table-cell>
          <table:table-cell table:formula="of:=1/[.$M8]/2" office:value-type="float" office:value="0.375867592098238">
            <text:p>0,376</text:p>
          </table:table-cell>
          <table:table-cell table:formula="of:=SUM([.H8:.J8])" office:value-type="float" office:value="1">
            <text:p>1</text:p>
          </table:table-cell>
          <table:table-cell/>
          <table:table-cell table:formula="of:=1/(1-[.H8])" office:value-type="float" office:value="1.33025568181818">
            <text:p>1,33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B$2]-[.A9])/[.B$2]" office:value-type="float" office:value="0.935483870967742">
            <text:p>0,935</text:p>
          </table:table-cell>
          <table:table-cell table:formula="of:=([.C$1]-1)*[.B9]+1" office:value-type="float" office:value="3.99354838709677">
            <text:p>3,994</text:p>
          </table:table-cell>
          <table:table-cell table:formula="of:=1/[.I9]" office:value-type="float" office:value="2.66810344827586">
            <text:p>2,668</text:p>
          </table:table-cell>
          <table:table-cell table:formula="of:=1/[.J9]" office:value-type="float" office:value="2.66810344827586">
            <text:p>2,668</text:p>
          </table:table-cell>
          <table:table-cell table:formula="of:=[.D9]+[.E9]" office:value-type="float" office:value="5.33620689655172">
            <text:p>5,336</text:p>
          </table:table-cell>
          <table:table-cell/>
          <table:table-cell table:formula="of:=1/[.C9]" office:value-type="float" office:value="0.250403877221325">
            <text:p>0,250</text:p>
          </table:table-cell>
          <table:table-cell table:formula="of:=1/[.$M9]/2" office:value-type="float" office:value="0.374798061389338">
            <text:p>0,375</text:p>
          </table:table-cell>
          <table:table-cell table:formula="of:=1/[.$M9]/2" office:value-type="float" office:value="0.374798061389338">
            <text:p>0,375</text:p>
          </table:table-cell>
          <table:table-cell table:formula="of:=SUM([.H9:.J9])" office:value-type="float" office:value="1">
            <text:p>1</text:p>
          </table:table-cell>
          <table:table-cell/>
          <table:table-cell table:formula="of:=1/(1-[.H9])" office:value-type="float" office:value="1.33405172413793">
            <text:p>1,3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B$2]-[.A10])/[.B$2]" office:value-type="float" office:value="0.924731182795699">
            <text:p>0,925</text:p>
          </table:table-cell>
          <table:table-cell table:formula="of:=([.C$1]-1)*[.B10]+1" office:value-type="float" office:value="3.95913978494624">
            <text:p>3,959</text:p>
          </table:table-cell>
          <table:table-cell table:formula="of:=1/[.I10]" office:value-type="float" office:value="2.67587209302326">
            <text:p>2,676</text:p>
          </table:table-cell>
          <table:table-cell table:formula="of:=1/[.J10]" office:value-type="float" office:value="2.67587209302326">
            <text:p>2,676</text:p>
          </table:table-cell>
          <table:table-cell table:formula="of:=[.D10]+[.E10]" office:value-type="float" office:value="5.35174418604651">
            <text:p>5,352</text:p>
          </table:table-cell>
          <table:table-cell/>
          <table:table-cell table:formula="of:=1/[.C10]" office:value-type="float" office:value="0.252580119500272">
            <text:p>0,253</text:p>
          </table:table-cell>
          <table:table-cell table:formula="of:=1/[.$M10]/2" office:value-type="float" office:value="0.373709940249864">
            <text:p>0,374</text:p>
          </table:table-cell>
          <table:table-cell table:formula="of:=1/[.$M10]/2" office:value-type="float" office:value="0.373709940249864">
            <text:p>0,374</text:p>
          </table:table-cell>
          <table:table-cell table:formula="of:=SUM([.H10:.J10])" office:value-type="float" office:value="1">
            <text:p>1</text:p>
          </table:table-cell>
          <table:table-cell/>
          <table:table-cell table:formula="of:=1/(1-[.H10])" office:value-type="float" office:value="1.33793604651163">
            <text:p>1,338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B$2]-[.A11])/[.B$2]" office:value-type="float" office:value="0.913978494623656">
            <text:p>0,914</text:p>
          </table:table-cell>
          <table:table-cell table:formula="of:=([.C$1]-1)*[.B11]+1" office:value-type="float" office:value="3.9247311827957">
            <text:p>3,925</text:p>
          </table:table-cell>
          <table:table-cell table:formula="of:=1/[.I11]" office:value-type="float" office:value="2.68382352941176">
            <text:p>2,684</text:p>
          </table:table-cell>
          <table:table-cell table:formula="of:=1/[.J11]" office:value-type="float" office:value="2.68382352941176">
            <text:p>2,684</text:p>
          </table:table-cell>
          <table:table-cell table:formula="of:=[.D11]+[.E11]" office:value-type="float" office:value="5.36764705882353">
            <text:p>5,368</text:p>
          </table:table-cell>
          <table:table-cell/>
          <table:table-cell table:formula="of:=1/[.C11]" office:value-type="float" office:value="0.254794520547945">
            <text:p>0,255</text:p>
          </table:table-cell>
          <table:table-cell table:formula="of:=1/[.$M11]/2" office:value-type="float" office:value="0.372602739726027">
            <text:p>0,373</text:p>
          </table:table-cell>
          <table:table-cell table:formula="of:=1/[.$M11]/2" office:value-type="float" office:value="0.372602739726027">
            <text:p>0,373</text:p>
          </table:table-cell>
          <table:table-cell table:formula="of:=SUM([.H11:.J11])" office:value-type="float" office:value="1">
            <text:p>1</text:p>
          </table:table-cell>
          <table:table-cell/>
          <table:table-cell table:formula="of:=1/(1-[.H11])" office:value-type="float" office:value="1.34191176470588">
            <text:p>1,34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B$2]-[.A12])/[.B$2]" office:value-type="float" office:value="0.903225806451613">
            <text:p>0,903</text:p>
          </table:table-cell>
          <table:table-cell table:formula="of:=([.C$1]-1)*[.B12]+1" office:value-type="float" office:value="3.89032258064516">
            <text:p>3,890</text:p>
          </table:table-cell>
          <table:table-cell table:formula="of:=1/[.I12]" office:value-type="float" office:value="2.69196428571429">
            <text:p>2,692</text:p>
          </table:table-cell>
          <table:table-cell table:formula="of:=1/[.J12]" office:value-type="float" office:value="2.69196428571429">
            <text:p>2,692</text:p>
          </table:table-cell>
          <table:table-cell table:formula="of:=[.D12]+[.E12]" office:value-type="float" office:value="5.38392857142857">
            <text:p>5,384</text:p>
          </table:table-cell>
          <table:table-cell/>
          <table:table-cell table:formula="of:=1/[.C12]" office:value-type="float" office:value="0.257048092868988">
            <text:p>0,257</text:p>
          </table:table-cell>
          <table:table-cell table:formula="of:=1/[.$M12]/2" office:value-type="float" office:value="0.371475953565506">
            <text:p>0,371</text:p>
          </table:table-cell>
          <table:table-cell table:formula="of:=1/[.$M12]/2" office:value-type="float" office:value="0.371475953565506">
            <text:p>0,371</text:p>
          </table:table-cell>
          <table:table-cell table:formula="of:=SUM([.H12:.J12])" office:value-type="float" office:value="1">
            <text:p>1</text:p>
          </table:table-cell>
          <table:table-cell/>
          <table:table-cell table:formula="of:=1/(1-[.H12])" office:value-type="float" office:value="1.34598214285714">
            <text:p>1,3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B$2]-[.A13])/[.B$2]" office:value-type="float" office:value="0.89247311827957">
            <text:p>0,892</text:p>
          </table:table-cell>
          <table:table-cell table:formula="of:=([.C$1]-1)*[.B13]+1" office:value-type="float" office:value="3.85591397849462">
            <text:p>3,856</text:p>
          </table:table-cell>
          <table:table-cell table:formula="of:=1/[.I13]" office:value-type="float" office:value="2.70030120481928">
            <text:p>2,700</text:p>
          </table:table-cell>
          <table:table-cell table:formula="of:=1/[.J13]" office:value-type="float" office:value="2.70030120481928">
            <text:p>2,700</text:p>
          </table:table-cell>
          <table:table-cell table:formula="of:=[.D13]+[.E13]" office:value-type="float" office:value="5.40060240963855">
            <text:p>5,401</text:p>
          </table:table-cell>
          <table:table-cell/>
          <table:table-cell table:formula="of:=1/[.C13]" office:value-type="float" office:value="0.259341885108756">
            <text:p>0,259</text:p>
          </table:table-cell>
          <table:table-cell table:formula="of:=1/[.$M13]/2" office:value-type="float" office:value="0.370329057445622">
            <text:p>0,370</text:p>
          </table:table-cell>
          <table:table-cell table:formula="of:=1/[.$M13]/2" office:value-type="float" office:value="0.370329057445622">
            <text:p>0,370</text:p>
          </table:table-cell>
          <table:table-cell table:formula="of:=SUM([.H13:.J13])" office:value-type="float" office:value="1">
            <text:p>1</text:p>
          </table:table-cell>
          <table:table-cell/>
          <table:table-cell table:formula="of:=1/(1-[.H13])" office:value-type="float" office:value="1.35015060240964">
            <text:p>1,3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B$2]-[.A14])/[.B$2]" office:value-type="float" office:value="0.881720430107527">
            <text:p>0,882</text:p>
          </table:table-cell>
          <table:table-cell table:formula="of:=([.C$1]-1)*[.B14]+1" office:value-type="float" office:value="3.82150537634409">
            <text:p>3,822</text:p>
          </table:table-cell>
          <table:table-cell table:formula="of:=1/[.I14]" office:value-type="float" office:value="2.70884146341463">
            <text:p>2,709</text:p>
          </table:table-cell>
          <table:table-cell table:formula="of:=1/[.J14]" office:value-type="float" office:value="2.70884146341463">
            <text:p>2,709</text:p>
          </table:table-cell>
          <table:table-cell table:formula="of:=[.D14]+[.E14]" office:value-type="float" office:value="5.41768292682927">
            <text:p>5,418</text:p>
          </table:table-cell>
          <table:table-cell/>
          <table:table-cell table:formula="of:=1/[.C14]" office:value-type="float" office:value="0.26167698368036">
            <text:p>0,262</text:p>
          </table:table-cell>
          <table:table-cell table:formula="of:=1/[.$M14]/2" office:value-type="float" office:value="0.36916150815982">
            <text:p>0,369</text:p>
          </table:table-cell>
          <table:table-cell table:formula="of:=1/[.$M14]/2" office:value-type="float" office:value="0.36916150815982">
            <text:p>0,369</text:p>
          </table:table-cell>
          <table:table-cell table:formula="of:=SUM([.H14:.J14])" office:value-type="float" office:value="1">
            <text:p>1</text:p>
          </table:table-cell>
          <table:table-cell/>
          <table:table-cell table:formula="of:=1/(1-[.H14])" office:value-type="float" office:value="1.35442073170732">
            <text:p>1,35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B$2]-[.A15])/[.B$2]" office:value-type="float" office:value="0.870967741935484">
            <text:p>0,871</text:p>
          </table:table-cell>
          <table:table-cell table:formula="of:=([.C$1]-1)*[.B15]+1" office:value-type="float" office:value="3.78709677419355">
            <text:p>3,787</text:p>
          </table:table-cell>
          <table:table-cell table:formula="of:=1/[.I15]" office:value-type="float" office:value="2.71759259259259">
            <text:p>2,718</text:p>
          </table:table-cell>
          <table:table-cell table:formula="of:=1/[.J15]" office:value-type="float" office:value="2.71759259259259">
            <text:p>2,718</text:p>
          </table:table-cell>
          <table:table-cell table:formula="of:=[.D15]+[.E15]" office:value-type="float" office:value="5.43518518518519">
            <text:p>5,435</text:p>
          </table:table-cell>
          <table:table-cell/>
          <table:table-cell table:formula="of:=1/[.C15]" office:value-type="float" office:value="0.264054514480409">
            <text:p>0,264</text:p>
          </table:table-cell>
          <table:table-cell table:formula="of:=1/[.$M15]/2" office:value-type="float" office:value="0.367972742759796">
            <text:p>0,368</text:p>
          </table:table-cell>
          <table:table-cell table:formula="of:=1/[.$M15]/2" office:value-type="float" office:value="0.367972742759796">
            <text:p>0,368</text:p>
          </table:table-cell>
          <table:table-cell table:formula="of:=SUM([.H15:.J15])" office:value-type="float" office:value="1">
            <text:p>1</text:p>
          </table:table-cell>
          <table:table-cell/>
          <table:table-cell table:formula="of:=1/(1-[.H15])" office:value-type="float" office:value="1.3587962962963">
            <text:p>1,35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B$2]-[.A16])/[.B$2]" office:value-type="float" office:value="0.860215053763441">
            <text:p>0,860</text:p>
          </table:table-cell>
          <table:table-cell table:formula="of:=([.C$1]-1)*[.B16]+1" office:value-type="float" office:value="3.75268817204301">
            <text:p>3,753</text:p>
          </table:table-cell>
          <table:table-cell table:formula="of:=1/[.I16]" office:value-type="float" office:value="2.7265625">
            <text:p>2,727</text:p>
          </table:table-cell>
          <table:table-cell table:formula="of:=1/[.J16]" office:value-type="float" office:value="2.7265625">
            <text:p>2,727</text:p>
          </table:table-cell>
          <table:table-cell table:formula="of:=[.D16]+[.E16]" office:value-type="float" office:value="5.453125">
            <text:p>5,453</text:p>
          </table:table-cell>
          <table:table-cell/>
          <table:table-cell table:formula="of:=1/[.C16]" office:value-type="float" office:value="0.26647564469914">
            <text:p>0,266</text:p>
          </table:table-cell>
          <table:table-cell table:formula="of:=1/[.$M16]/2" office:value-type="float" office:value="0.36676217765043">
            <text:p>0,367</text:p>
          </table:table-cell>
          <table:table-cell table:formula="of:=1/[.$M16]/2" office:value-type="float" office:value="0.36676217765043">
            <text:p>0,367</text:p>
          </table:table-cell>
          <table:table-cell table:formula="of:=SUM([.H16:.J16])" office:value-type="float" office:value="1">
            <text:p>1</text:p>
          </table:table-cell>
          <table:table-cell/>
          <table:table-cell table:formula="of:=1/(1-[.H16])" office:value-type="float" office:value="1.36328125">
            <text:p>1,36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B$2]-[.A17])/[.B$2]" office:value-type="float" office:value="0.849462365591398">
            <text:p>0,849</text:p>
          </table:table-cell>
          <table:table-cell table:formula="of:=([.C$1]-1)*[.B17]+1" office:value-type="float" office:value="3.71827956989247">
            <text:p>3,718</text:p>
          </table:table-cell>
          <table:table-cell table:formula="of:=1/[.I17]" office:value-type="float" office:value="2.73575949367089">
            <text:p>2,736</text:p>
          </table:table-cell>
          <table:table-cell table:formula="of:=1/[.J17]" office:value-type="float" office:value="2.73575949367089">
            <text:p>2,736</text:p>
          </table:table-cell>
          <table:table-cell table:formula="of:=[.D17]+[.E17]" office:value-type="float" office:value="5.47151898734177">
            <text:p>5,472</text:p>
          </table:table-cell>
          <table:table-cell/>
          <table:table-cell table:formula="of:=1/[.C17]" office:value-type="float" office:value="0.268941584731058">
            <text:p>0,269</text:p>
          </table:table-cell>
          <table:table-cell table:formula="of:=1/[.$M17]/2" office:value-type="float" office:value="0.365529207634471">
            <text:p>0,366</text:p>
          </table:table-cell>
          <table:table-cell table:formula="of:=1/[.$M17]/2" office:value-type="float" office:value="0.365529207634471">
            <text:p>0,366</text:p>
          </table:table-cell>
          <table:table-cell table:formula="of:=SUM([.H17:.J17])" office:value-type="float" office:value="1">
            <text:p>1</text:p>
          </table:table-cell>
          <table:table-cell/>
          <table:table-cell table:formula="of:=1/(1-[.H17])" office:value-type="float" office:value="1.36787974683544">
            <text:p>1,36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B$2]-[.A18])/[.B$2]" office:value-type="float" office:value="0.838709677419355">
            <text:p>0,839</text:p>
          </table:table-cell>
          <table:table-cell table:formula="of:=([.C$1]-1)*[.B18]+1" office:value-type="float" office:value="3.68387096774194">
            <text:p>3,684</text:p>
          </table:table-cell>
          <table:table-cell table:formula="of:=1/[.I18]" office:value-type="float" office:value="2.74519230769231">
            <text:p>2,745</text:p>
          </table:table-cell>
          <table:table-cell table:formula="of:=1/[.J18]" office:value-type="float" office:value="2.74519230769231">
            <text:p>2,745</text:p>
          </table:table-cell>
          <table:table-cell table:formula="of:=[.D18]+[.E18]" office:value-type="float" office:value="5.49038461538462">
            <text:p>5,490</text:p>
          </table:table-cell>
          <table:table-cell/>
          <table:table-cell table:formula="of:=1/[.C18]" office:value-type="float" office:value="0.271453590192644">
            <text:p>0,271</text:p>
          </table:table-cell>
          <table:table-cell table:formula="of:=1/[.$M18]/2" office:value-type="float" office:value="0.364273204903678">
            <text:p>0,364</text:p>
          </table:table-cell>
          <table:table-cell table:formula="of:=1/[.$M18]/2" office:value-type="float" office:value="0.364273204903678">
            <text:p>0,364</text:p>
          </table:table-cell>
          <table:table-cell table:formula="of:=SUM([.H18:.J18])" office:value-type="float" office:value="1">
            <text:p>1</text:p>
          </table:table-cell>
          <table:table-cell/>
          <table:table-cell table:formula="of:=1/(1-[.H18])" office:value-type="float" office:value="1.37259615384615">
            <text:p>1,37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B$2]-[.A19])/[.B$2]" office:value-type="float" office:value="0.827956989247312">
            <text:p>0,828</text:p>
          </table:table-cell>
          <table:table-cell table:formula="of:=([.C$1]-1)*[.B19]+1" office:value-type="float" office:value="3.6494623655914">
            <text:p>3,649</text:p>
          </table:table-cell>
          <table:table-cell table:formula="of:=1/[.I19]" office:value-type="float" office:value="2.75487012987013">
            <text:p>2,755</text:p>
          </table:table-cell>
          <table:table-cell table:formula="of:=1/[.J19]" office:value-type="float" office:value="2.75487012987013">
            <text:p>2,755</text:p>
          </table:table-cell>
          <table:table-cell table:formula="of:=[.D19]+[.E19]" office:value-type="float" office:value="5.50974025974026">
            <text:p>5,510</text:p>
          </table:table-cell>
          <table:table-cell/>
          <table:table-cell table:formula="of:=1/[.C19]" office:value-type="float" office:value="0.274012964054213">
            <text:p>0,274</text:p>
          </table:table-cell>
          <table:table-cell table:formula="of:=1/[.$M19]/2" office:value-type="float" office:value="0.362993517972893">
            <text:p>0,363</text:p>
          </table:table-cell>
          <table:table-cell table:formula="of:=1/[.$M19]/2" office:value-type="float" office:value="0.362993517972893">
            <text:p>0,363</text:p>
          </table:table-cell>
          <table:table-cell table:formula="of:=SUM([.H19:.J19])" office:value-type="float" office:value="1">
            <text:p>1</text:p>
          </table:table-cell>
          <table:table-cell/>
          <table:table-cell table:formula="of:=1/(1-[.H19])" office:value-type="float" office:value="1.37743506493506">
            <text:p>1,37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B$2]-[.A20])/[.B$2]" office:value-type="float" office:value="0.817204301075269">
            <text:p>0,817</text:p>
          </table:table-cell>
          <table:table-cell table:formula="of:=([.C$1]-1)*[.B20]+1" office:value-type="float" office:value="3.61505376344086">
            <text:p>3,615</text:p>
          </table:table-cell>
          <table:table-cell table:formula="of:=1/[.I20]" office:value-type="float" office:value="2.76480263157895">
            <text:p>2,765</text:p>
          </table:table-cell>
          <table:table-cell table:formula="of:=1/[.J20]" office:value-type="float" office:value="2.76480263157895">
            <text:p>2,765</text:p>
          </table:table-cell>
          <table:table-cell table:formula="of:=[.D20]+[.E20]" office:value-type="float" office:value="5.5296052631579">
            <text:p>5,530</text:p>
          </table:table-cell>
          <table:table-cell/>
          <table:table-cell table:formula="of:=1/[.C20]" office:value-type="float" office:value="0.276621058893516">
            <text:p>0,277</text:p>
          </table:table-cell>
          <table:table-cell table:formula="of:=1/[.$M20]/2" office:value-type="float" office:value="0.361689470553242">
            <text:p>0,362</text:p>
          </table:table-cell>
          <table:table-cell table:formula="of:=1/[.$M20]/2" office:value-type="float" office:value="0.361689470553242">
            <text:p>0,362</text:p>
          </table:table-cell>
          <table:table-cell table:formula="of:=SUM([.H20:.J20])" office:value-type="float" office:value="1">
            <text:p>1</text:p>
          </table:table-cell>
          <table:table-cell/>
          <table:table-cell table:formula="of:=1/(1-[.H20])" office:value-type="float" office:value="1.38240131578947">
            <text:p>1,3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B$2]-[.A21])/[.B$2]" office:value-type="float" office:value="0.806451612903226">
            <text:p>0,806</text:p>
          </table:table-cell>
          <table:table-cell table:formula="of:=([.C$1]-1)*[.B21]+1" office:value-type="float" office:value="3.58064516129032">
            <text:p>3,581</text:p>
          </table:table-cell>
          <table:table-cell table:formula="of:=1/[.I21]" office:value-type="float" office:value="2.775">
            <text:p>2,775</text:p>
          </table:table-cell>
          <table:table-cell table:formula="of:=1/[.J21]" office:value-type="float" office:value="2.775">
            <text:p>2,775</text:p>
          </table:table-cell>
          <table:table-cell table:formula="of:=[.D21]+[.E21]" office:value-type="float" office:value="5.55">
            <text:p>5,550</text:p>
          </table:table-cell>
          <table:table-cell/>
          <table:table-cell table:formula="of:=1/[.C21]" office:value-type="float" office:value="0.279279279279279">
            <text:p>0,279</text:p>
          </table:table-cell>
          <table:table-cell table:formula="of:=1/[.$M21]/2" office:value-type="float" office:value="0.36036036036036">
            <text:p>0,360</text:p>
          </table:table-cell>
          <table:table-cell table:formula="of:=1/[.$M21]/2" office:value-type="float" office:value="0.36036036036036">
            <text:p>0,360</text:p>
          </table:table-cell>
          <table:table-cell table:formula="of:=SUM([.H21:.J21])" office:value-type="float" office:value="1">
            <text:p>1</text:p>
          </table:table-cell>
          <table:table-cell/>
          <table:table-cell table:formula="of:=1/(1-[.H21])" office:value-type="float" office:value="1.3875">
            <text:p>1,38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B$2]-[.A22])/[.B$2]" office:value-type="float" office:value="0.795698924731183">
            <text:p>0,796</text:p>
          </table:table-cell>
          <table:table-cell table:formula="of:=([.C$1]-1)*[.B22]+1" office:value-type="float" office:value="3.54623655913978">
            <text:p>3,546</text:p>
          </table:table-cell>
          <table:table-cell table:formula="of:=1/[.I22]" office:value-type="float" office:value="2.78547297297297">
            <text:p>2,785</text:p>
          </table:table-cell>
          <table:table-cell table:formula="of:=1/[.J22]" office:value-type="float" office:value="2.78547297297297">
            <text:p>2,785</text:p>
          </table:table-cell>
          <table:table-cell table:formula="of:=[.D22]+[.E22]" office:value-type="float" office:value="5.57094594594595">
            <text:p>5,571</text:p>
          </table:table-cell>
          <table:table-cell/>
          <table:table-cell table:formula="of:=1/[.C22]" office:value-type="float" office:value="0.281989084293511">
            <text:p>0,282</text:p>
          </table:table-cell>
          <table:table-cell table:formula="of:=1/[.$M22]/2" office:value-type="float" office:value="0.359005457853244">
            <text:p>0,359</text:p>
          </table:table-cell>
          <table:table-cell table:formula="of:=1/[.$M22]/2" office:value-type="float" office:value="0.359005457853244">
            <text:p>0,359</text:p>
          </table:table-cell>
          <table:table-cell table:formula="of:=SUM([.H22:.J22])" office:value-type="float" office:value="1">
            <text:p>1</text:p>
          </table:table-cell>
          <table:table-cell/>
          <table:table-cell table:formula="of:=1/(1-[.H22])" office:value-type="float" office:value="1.39273648648649">
            <text:p>1,39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B$2]-[.A23])/[.B$2]" office:value-type="float" office:value="0.78494623655914">
            <text:p>0,785</text:p>
          </table:table-cell>
          <table:table-cell table:formula="of:=([.C$1]-1)*[.B23]+1" office:value-type="float" office:value="3.51182795698925">
            <text:p>3,512</text:p>
          </table:table-cell>
          <table:table-cell table:formula="of:=1/[.I23]" office:value-type="float" office:value="2.79623287671233">
            <text:p>2,796</text:p>
          </table:table-cell>
          <table:table-cell table:formula="of:=1/[.J23]" office:value-type="float" office:value="2.79623287671233">
            <text:p>2,796</text:p>
          </table:table-cell>
          <table:table-cell table:formula="of:=[.D23]+[.E23]" office:value-type="float" office:value="5.59246575342466">
            <text:p>5,592</text:p>
          </table:table-cell>
          <table:table-cell/>
          <table:table-cell table:formula="of:=1/[.C23]" office:value-type="float" office:value="0.284751990202082">
            <text:p>0,285</text:p>
          </table:table-cell>
          <table:table-cell table:formula="of:=1/[.$M23]/2" office:value-type="float" office:value="0.357624004898959">
            <text:p>0,358</text:p>
          </table:table-cell>
          <table:table-cell table:formula="of:=1/[.$M23]/2" office:value-type="float" office:value="0.357624004898959">
            <text:p>0,358</text:p>
          </table:table-cell>
          <table:table-cell table:formula="of:=SUM([.H23:.J23])" office:value-type="float" office:value="1">
            <text:p>1</text:p>
          </table:table-cell>
          <table:table-cell/>
          <table:table-cell table:formula="of:=1/(1-[.H23])" office:value-type="float" office:value="1.39811643835616">
            <text:p>1,3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B$2]-[.A24])/[.B$2]" office:value-type="float" office:value="0.774193548387097">
            <text:p>0,774</text:p>
          </table:table-cell>
          <table:table-cell table:formula="of:=([.C$1]-1)*[.B24]+1" office:value-type="float" office:value="3.47741935483871">
            <text:p>3,477</text:p>
          </table:table-cell>
          <table:table-cell table:formula="of:=1/[.I24]" office:value-type="float" office:value="2.80729166666667">
            <text:p>2,807</text:p>
          </table:table-cell>
          <table:table-cell table:formula="of:=1/[.J24]" office:value-type="float" office:value="2.80729166666667">
            <text:p>2,807</text:p>
          </table:table-cell>
          <table:table-cell table:formula="of:=[.D24]+[.E24]" office:value-type="float" office:value="5.61458333333333">
            <text:p>5,615</text:p>
          </table:table-cell>
          <table:table-cell/>
          <table:table-cell table:formula="of:=1/[.C24]" office:value-type="float" office:value="0.287569573283859">
            <text:p>0,288</text:p>
          </table:table-cell>
          <table:table-cell table:formula="of:=1/[.$M24]/2" office:value-type="float" office:value="0.35621521335807">
            <text:p>0,356</text:p>
          </table:table-cell>
          <table:table-cell table:formula="of:=1/[.$M24]/2" office:value-type="float" office:value="0.35621521335807">
            <text:p>0,356</text:p>
          </table:table-cell>
          <table:table-cell table:formula="of:=SUM([.H24:.J24])" office:value-type="float" office:value="1">
            <text:p>1</text:p>
          </table:table-cell>
          <table:table-cell/>
          <table:table-cell table:formula="of:=1/(1-[.H24])" office:value-type="float" office:value="1.40364583333333">
            <text:p>1,40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B$2]-[.A25])/[.B$2]" office:value-type="float" office:value="0.763440860215054">
            <text:p>0,763</text:p>
          </table:table-cell>
          <table:table-cell table:formula="of:=([.C$1]-1)*[.B25]+1" office:value-type="float" office:value="3.44301075268817">
            <text:p>3,443</text:p>
          </table:table-cell>
          <table:table-cell table:formula="of:=1/[.I25]" office:value-type="float" office:value="2.81866197183099">
            <text:p>2,819</text:p>
          </table:table-cell>
          <table:table-cell table:formula="of:=1/[.J25]" office:value-type="float" office:value="2.81866197183099">
            <text:p>2,819</text:p>
          </table:table-cell>
          <table:table-cell table:formula="of:=[.D25]+[.E25]" office:value-type="float" office:value="5.63732394366197">
            <text:p>5,637</text:p>
          </table:table-cell>
          <table:table-cell/>
          <table:table-cell table:formula="of:=1/[.C25]" office:value-type="float" office:value="0.290443472829482">
            <text:p>0,290</text:p>
          </table:table-cell>
          <table:table-cell table:formula="of:=1/[.$M25]/2" office:value-type="float" office:value="0.354778263585259">
            <text:p>0,355</text:p>
          </table:table-cell>
          <table:table-cell table:formula="of:=1/[.$M25]/2" office:value-type="float" office:value="0.354778263585259">
            <text:p>0,355</text:p>
          </table:table-cell>
          <table:table-cell table:formula="of:=SUM([.H25:.J25])" office:value-type="float" office:value="1">
            <text:p>1</text:p>
          </table:table-cell>
          <table:table-cell/>
          <table:table-cell table:formula="of:=1/(1-[.H25])" office:value-type="float" office:value="1.40933098591549">
            <text:p>1,40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B$2]-[.A26])/[.B$2]" office:value-type="float" office:value="0.752688172043011">
            <text:p>0,753</text:p>
          </table:table-cell>
          <table:table-cell table:formula="of:=([.C$1]-1)*[.B26]+1" office:value-type="float" office:value="3.40860215053763">
            <text:p>3,409</text:p>
          </table:table-cell>
          <table:table-cell table:formula="of:=1/[.I26]" office:value-type="float" office:value="2.83035714285714">
            <text:p>2,830</text:p>
          </table:table-cell>
          <table:table-cell table:formula="of:=1/[.J26]" office:value-type="float" office:value="2.83035714285714">
            <text:p>2,830</text:p>
          </table:table-cell>
          <table:table-cell table:formula="of:=[.D26]+[.E26]" office:value-type="float" office:value="5.66071428571429">
            <text:p>5,661</text:p>
          </table:table-cell>
          <table:table-cell/>
          <table:table-cell table:formula="of:=1/[.C26]" office:value-type="float" office:value="0.293375394321767">
            <text:p>0,293</text:p>
          </table:table-cell>
          <table:table-cell table:formula="of:=1/[.$M26]/2" office:value-type="float" office:value="0.353312302839117">
            <text:p>0,353</text:p>
          </table:table-cell>
          <table:table-cell table:formula="of:=1/[.$M26]/2" office:value-type="float" office:value="0.353312302839117">
            <text:p>0,353</text:p>
          </table:table-cell>
          <table:table-cell table:formula="of:=SUM([.H26:.J26])" office:value-type="float" office:value="1">
            <text:p>1</text:p>
          </table:table-cell>
          <table:table-cell/>
          <table:table-cell table:formula="of:=1/(1-[.H26])" office:value-type="float" office:value="1.41517857142857">
            <text:p>1,41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B$2]-[.A27])/[.B$2]" office:value-type="float" office:value="0.741935483870968">
            <text:p>0,742</text:p>
          </table:table-cell>
          <table:table-cell table:formula="of:=([.C$1]-1)*[.B27]+1" office:value-type="float" office:value="3.3741935483871">
            <text:p>3,374</text:p>
          </table:table-cell>
          <table:table-cell table:formula="of:=1/[.I27]" office:value-type="float" office:value="2.84239130434783">
            <text:p>2,842</text:p>
          </table:table-cell>
          <table:table-cell table:formula="of:=1/[.J27]" office:value-type="float" office:value="2.84239130434783">
            <text:p>2,842</text:p>
          </table:table-cell>
          <table:table-cell table:formula="of:=[.D27]+[.E27]" office:value-type="float" office:value="5.68478260869565">
            <text:p>5,685</text:p>
          </table:table-cell>
          <table:table-cell/>
          <table:table-cell table:formula="of:=1/[.C27]" office:value-type="float" office:value="0.296367112810707">
            <text:p>0,296</text:p>
          </table:table-cell>
          <table:table-cell table:formula="of:=1/[.$M27]/2" office:value-type="float" office:value="0.351816443594646">
            <text:p>0,352</text:p>
          </table:table-cell>
          <table:table-cell table:formula="of:=1/[.$M27]/2" office:value-type="float" office:value="0.351816443594646">
            <text:p>0,352</text:p>
          </table:table-cell>
          <table:table-cell table:formula="of:=SUM([.H27:.J27])" office:value-type="float" office:value="1">
            <text:p>1</text:p>
          </table:table-cell>
          <table:table-cell/>
          <table:table-cell table:formula="of:=1/(1-[.H27])" office:value-type="float" office:value="1.42119565217391">
            <text:p>1,42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B$2]-[.A28])/[.B$2]" office:value-type="float" office:value="0.731182795698925">
            <text:p>0,731</text:p>
          </table:table-cell>
          <table:table-cell table:formula="of:=([.C$1]-1)*[.B28]+1" office:value-type="float" office:value="3.33978494623656">
            <text:p>3,340</text:p>
          </table:table-cell>
          <table:table-cell table:formula="of:=1/[.I28]" office:value-type="float" office:value="2.85477941176471">
            <text:p>2,855</text:p>
          </table:table-cell>
          <table:table-cell table:formula="of:=1/[.J28]" office:value-type="float" office:value="2.85477941176471">
            <text:p>2,855</text:p>
          </table:table-cell>
          <table:table-cell table:formula="of:=[.D28]+[.E28]" office:value-type="float" office:value="5.70955882352941">
            <text:p>5,710</text:p>
          </table:table-cell>
          <table:table-cell/>
          <table:table-cell table:formula="of:=1/[.C28]" office:value-type="float" office:value="0.299420476497102">
            <text:p>0,299</text:p>
          </table:table-cell>
          <table:table-cell table:formula="of:=1/[.$M28]/2" office:value-type="float" office:value="0.350289761751449">
            <text:p>0,350</text:p>
          </table:table-cell>
          <table:table-cell table:formula="of:=1/[.$M28]/2" office:value-type="float" office:value="0.350289761751449">
            <text:p>0,350</text:p>
          </table:table-cell>
          <table:table-cell table:formula="of:=SUM([.H28:.J28])" office:value-type="float" office:value="1">
            <text:p>1</text:p>
          </table:table-cell>
          <table:table-cell/>
          <table:table-cell table:formula="of:=1/(1-[.H28])" office:value-type="float" office:value="1.42738970588235">
            <text:p>1,42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B$2]-[.A29])/[.B$2]" office:value-type="float" office:value="0.720430107526882">
            <text:p>0,720</text:p>
          </table:table-cell>
          <table:table-cell table:formula="of:=([.C$1]-1)*[.B29]+1" office:value-type="float" office:value="3.30537634408602">
            <text:p>3,305</text:p>
          </table:table-cell>
          <table:table-cell table:formula="of:=1/[.I29]" office:value-type="float" office:value="2.86753731343284">
            <text:p>2,868</text:p>
          </table:table-cell>
          <table:table-cell table:formula="of:=1/[.J29]" office:value-type="float" office:value="2.86753731343284">
            <text:p>2,868</text:p>
          </table:table-cell>
          <table:table-cell table:formula="of:=[.D29]+[.E29]" office:value-type="float" office:value="5.73507462686567">
            <text:p>5,735</text:p>
          </table:table-cell>
          <table:table-cell/>
          <table:table-cell table:formula="of:=1/[.C29]" office:value-type="float" office:value="0.302537410540013">
            <text:p>0,303</text:p>
          </table:table-cell>
          <table:table-cell table:formula="of:=1/[.$M29]/2" office:value-type="float" office:value="0.348731294729994">
            <text:p>0,349</text:p>
          </table:table-cell>
          <table:table-cell table:formula="of:=1/[.$M29]/2" office:value-type="float" office:value="0.348731294729994">
            <text:p>0,349</text:p>
          </table:table-cell>
          <table:table-cell table:formula="of:=SUM([.H29:.J29])" office:value-type="float" office:value="1">
            <text:p>1</text:p>
          </table:table-cell>
          <table:table-cell/>
          <table:table-cell table:formula="of:=1/(1-[.H29])" office:value-type="float" office:value="1.43376865671642">
            <text:p>1,43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B$2]-[.A30])/[.B$2]" office:value-type="float" office:value="0.709677419354839">
            <text:p>0,710</text:p>
          </table:table-cell>
          <table:table-cell table:formula="of:=([.C$1]-1)*[.B30]+1" office:value-type="float" office:value="3.27096774193548">
            <text:p>3,271</text:p>
          </table:table-cell>
          <table:table-cell table:formula="of:=1/[.I30]" office:value-type="float" office:value="2.88068181818182">
            <text:p>2,881</text:p>
          </table:table-cell>
          <table:table-cell table:formula="of:=1/[.J30]" office:value-type="float" office:value="2.88068181818182">
            <text:p>2,881</text:p>
          </table:table-cell>
          <table:table-cell table:formula="of:=[.D30]+[.E30]" office:value-type="float" office:value="5.76136363636364">
            <text:p>5,761</text:p>
          </table:table-cell>
          <table:table-cell/>
          <table:table-cell table:formula="of:=1/[.C30]" office:value-type="float" office:value="0.305719921104536">
            <text:p>0,306</text:p>
          </table:table-cell>
          <table:table-cell table:formula="of:=1/[.$M30]/2" office:value-type="float" office:value="0.347140039447732">
            <text:p>0,347</text:p>
          </table:table-cell>
          <table:table-cell table:formula="of:=1/[.$M30]/2" office:value-type="float" office:value="0.347140039447732">
            <text:p>0,347</text:p>
          </table:table-cell>
          <table:table-cell table:formula="of:=SUM([.H30:.J30])" office:value-type="float" office:value="1">
            <text:p>1</text:p>
          </table:table-cell>
          <table:table-cell/>
          <table:table-cell table:formula="of:=1/(1-[.H30])" office:value-type="float" office:value="1.44034090909091">
            <text:p>1,4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B$2]-[.A31])/[.B$2]" office:value-type="float" office:value="0.698924731182796">
            <text:p>0,699</text:p>
          </table:table-cell>
          <table:table-cell table:formula="of:=([.C$1]-1)*[.B31]+1" office:value-type="float" office:value="3.23655913978495">
            <text:p>3,237</text:p>
          </table:table-cell>
          <table:table-cell table:formula="of:=1/[.I31]" office:value-type="float" office:value="2.89423076923077">
            <text:p>2,894</text:p>
          </table:table-cell>
          <table:table-cell table:formula="of:=1/[.J31]" office:value-type="float" office:value="2.89423076923077">
            <text:p>2,894</text:p>
          </table:table-cell>
          <table:table-cell table:formula="of:=[.D31]+[.E31]" office:value-type="float" office:value="5.78846153846154">
            <text:p>5,788</text:p>
          </table:table-cell>
          <table:table-cell/>
          <table:table-cell table:formula="of:=1/[.C31]" office:value-type="float" office:value="0.308970099667774">
            <text:p>0,309</text:p>
          </table:table-cell>
          <table:table-cell table:formula="of:=1/[.$M31]/2" office:value-type="float" office:value="0.345514950166113">
            <text:p>0,346</text:p>
          </table:table-cell>
          <table:table-cell table:formula="of:=1/[.$M31]/2" office:value-type="float" office:value="0.345514950166113">
            <text:p>0,346</text:p>
          </table:table-cell>
          <table:table-cell table:formula="of:=SUM([.H31:.J31])" office:value-type="float" office:value="1">
            <text:p>1</text:p>
          </table:table-cell>
          <table:table-cell/>
          <table:table-cell table:formula="of:=1/(1-[.H31])" office:value-type="float" office:value="1.44711538461538">
            <text:p>1,4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B$2]-[.A32])/[.B$2]" office:value-type="float" office:value="0.688172043010753">
            <text:p>0,688</text:p>
          </table:table-cell>
          <table:table-cell table:formula="of:=([.C$1]-1)*[.B32]+1" office:value-type="float" office:value="3.20215053763441">
            <text:p>3,202</text:p>
          </table:table-cell>
          <table:table-cell table:formula="of:=1/[.I32]" office:value-type="float" office:value="2.908203125">
            <text:p>2,908</text:p>
          </table:table-cell>
          <table:table-cell table:formula="of:=1/[.J32]" office:value-type="float" office:value="2.908203125">
            <text:p>2,908</text:p>
          </table:table-cell>
          <table:table-cell table:formula="of:=[.D32]+[.E32]" office:value-type="float" office:value="5.81640625">
            <text:p>5,816</text:p>
          </table:table-cell>
          <table:table-cell/>
          <table:table-cell table:formula="of:=1/[.C32]" office:value-type="float" office:value="0.312290127602418">
            <text:p>0,312</text:p>
          </table:table-cell>
          <table:table-cell table:formula="of:=1/[.$M32]/2" office:value-type="float" office:value="0.343854936198791">
            <text:p>0,344</text:p>
          </table:table-cell>
          <table:table-cell table:formula="of:=1/[.$M32]/2" office:value-type="float" office:value="0.343854936198791">
            <text:p>0,344</text:p>
          </table:table-cell>
          <table:table-cell table:formula="of:=SUM([.H32:.J32])" office:value-type="float" office:value="1">
            <text:p>1</text:p>
          </table:table-cell>
          <table:table-cell/>
          <table:table-cell table:formula="of:=1/(1-[.H32])" office:value-type="float" office:value="1.4541015625">
            <text:p>1,45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B$2]-[.A33])/[.B$2]" office:value-type="float" office:value="0.67741935483871">
            <text:p>0,677</text:p>
          </table:table-cell>
          <table:table-cell table:formula="of:=([.C$1]-1)*[.B33]+1" office:value-type="float" office:value="3.16774193548387">
            <text:p>3,168</text:p>
          </table:table-cell>
          <table:table-cell table:formula="of:=1/[.I33]" office:value-type="float" office:value="2.92261904761905">
            <text:p>2,923</text:p>
          </table:table-cell>
          <table:table-cell table:formula="of:=1/[.J33]" office:value-type="float" office:value="2.92261904761905">
            <text:p>2,923</text:p>
          </table:table-cell>
          <table:table-cell table:formula="of:=[.D33]+[.E33]" office:value-type="float" office:value="5.8452380952381">
            <text:p>5,845</text:p>
          </table:table-cell>
          <table:table-cell/>
          <table:table-cell table:formula="of:=1/[.C33]" office:value-type="float" office:value="0.315682281059063">
            <text:p>0,316</text:p>
          </table:table-cell>
          <table:table-cell table:formula="of:=1/[.$M33]/2" office:value-type="float" office:value="0.342158859470468">
            <text:p>0,342</text:p>
          </table:table-cell>
          <table:table-cell table:formula="of:=1/[.$M33]/2" office:value-type="float" office:value="0.342158859470468">
            <text:p>0,342</text:p>
          </table:table-cell>
          <table:table-cell table:formula="of:=SUM([.H33:.J33])" office:value-type="float" office:value="1">
            <text:p>1</text:p>
          </table:table-cell>
          <table:table-cell/>
          <table:table-cell table:formula="of:=1/(1-[.H33])" office:value-type="float" office:value="1.46130952380952">
            <text:p>1,46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([.B$2]-[.A34])/[.B$2]" office:value-type="float" office:value="0.666666666666667">
            <text:p>0,667</text:p>
          </table:table-cell>
          <table:table-cell table:formula="of:=([.C$1]-1)*[.B34]+1" office:value-type="float" office:value="3.13333333333333">
            <text:p>3,133</text:p>
          </table:table-cell>
          <table:table-cell table:formula="of:=1/[.I34]" office:value-type="float" office:value="2.9375">
            <text:p>2,938</text:p>
          </table:table-cell>
          <table:table-cell table:formula="of:=1/[.J34]" office:value-type="float" office:value="2.9375">
            <text:p>2,938</text:p>
          </table:table-cell>
          <table:table-cell table:formula="of:=[.D34]+[.E34]" office:value-type="float" office:value="5.875">
            <text:p>5,875</text:p>
          </table:table-cell>
          <table:table-cell/>
          <table:table-cell table:formula="of:=1/[.C34]" office:value-type="float" office:value="0.319148936170213">
            <text:p>0,319</text:p>
          </table:table-cell>
          <table:table-cell table:formula="of:=1/[.$M34]/2" office:value-type="float" office:value="0.340425531914894">
            <text:p>0,340</text:p>
          </table:table-cell>
          <table:table-cell table:formula="of:=1/[.$M34]/2" office:value-type="float" office:value="0.340425531914894">
            <text:p>0,340</text:p>
          </table:table-cell>
          <table:table-cell table:formula="of:=SUM([.H34:.J34])" office:value-type="float" office:value="1">
            <text:p>1</text:p>
          </table:table-cell>
          <table:table-cell/>
          <table:table-cell table:formula="of:=1/(1-[.H34])" office:value-type="float" office:value="1.46875">
            <text:p>1,4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([.B$2]-[.A35])/[.B$2]" office:value-type="float" office:value="0.655913978494624">
            <text:p>0,656</text:p>
          </table:table-cell>
          <table:table-cell table:formula="of:=([.C$1]-1)*[.B35]+1" office:value-type="float" office:value="3.0989247311828">
            <text:p>3,099</text:p>
          </table:table-cell>
          <table:table-cell table:formula="of:=1/[.I35]" office:value-type="float" office:value="2.95286885245902">
            <text:p>2,953</text:p>
          </table:table-cell>
          <table:table-cell table:formula="of:=1/[.J35]" office:value-type="float" office:value="2.95286885245902">
            <text:p>2,953</text:p>
          </table:table-cell>
          <table:table-cell table:formula="of:=[.D35]+[.E35]" office:value-type="float" office:value="5.90573770491803">
            <text:p>5,906</text:p>
          </table:table-cell>
          <table:table-cell/>
          <table:table-cell table:formula="of:=1/[.C35]" office:value-type="float" office:value="0.322692574600971">
            <text:p>0,323</text:p>
          </table:table-cell>
          <table:table-cell table:formula="of:=1/[.$M35]/2" office:value-type="float" office:value="0.338653712699514">
            <text:p>0,339</text:p>
          </table:table-cell>
          <table:table-cell table:formula="of:=1/[.$M35]/2" office:value-type="float" office:value="0.338653712699514">
            <text:p>0,339</text:p>
          </table:table-cell>
          <table:table-cell table:formula="of:=SUM([.H35:.J35])" office:value-type="float" office:value="1">
            <text:p>1</text:p>
          </table:table-cell>
          <table:table-cell/>
          <table:table-cell table:formula="of:=1/(1-[.H35])" office:value-type="float" office:value="1.47643442622951">
            <text:p>1,4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([.B$2]-[.A36])/[.B$2]" office:value-type="float" office:value="0.645161290322581">
            <text:p>0,645</text:p>
          </table:table-cell>
          <table:table-cell table:formula="of:=([.C$1]-1)*[.B36]+1" office:value-type="float" office:value="3.06451612903226">
            <text:p>3,065</text:p>
          </table:table-cell>
          <table:table-cell table:formula="of:=1/[.I36]" office:value-type="float" office:value="2.96875">
            <text:p>2,969</text:p>
          </table:table-cell>
          <table:table-cell table:formula="of:=1/[.J36]" office:value-type="float" office:value="2.96875">
            <text:p>2,969</text:p>
          </table:table-cell>
          <table:table-cell table:formula="of:=[.D36]+[.E36]" office:value-type="float" office:value="5.9375">
            <text:p>5,938</text:p>
          </table:table-cell>
          <table:table-cell/>
          <table:table-cell table:formula="of:=1/[.C36]" office:value-type="float" office:value="0.326315789473684">
            <text:p>0,326</text:p>
          </table:table-cell>
          <table:table-cell table:formula="of:=1/[.$M36]/2" office:value-type="float" office:value="0.336842105263158">
            <text:p>0,337</text:p>
          </table:table-cell>
          <table:table-cell table:formula="of:=1/[.$M36]/2" office:value-type="float" office:value="0.336842105263158">
            <text:p>0,337</text:p>
          </table:table-cell>
          <table:table-cell table:formula="of:=SUM([.H36:.J36])" office:value-type="float" office:value="1">
            <text:p>1</text:p>
          </table:table-cell>
          <table:table-cell/>
          <table:table-cell table:formula="of:=1/(1-[.H36])" office:value-type="float" office:value="1.484375">
            <text:p>1,4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([.B$2]-[.A37])/[.B$2]" office:value-type="float" office:value="0.634408602150538">
            <text:p>0,634</text:p>
          </table:table-cell>
          <table:table-cell table:formula="of:=([.C$1]-1)*[.B37]+1" office:value-type="float" office:value="3.03010752688172">
            <text:p>3,030</text:p>
          </table:table-cell>
          <table:table-cell table:formula="of:=1/[.I37]" office:value-type="float" office:value="2.98516949152542">
            <text:p>2,985</text:p>
          </table:table-cell>
          <table:table-cell table:formula="of:=1/[.J37]" office:value-type="float" office:value="2.98516949152542">
            <text:p>2,985</text:p>
          </table:table-cell>
          <table:table-cell table:formula="of:=[.D37]+[.E37]" office:value-type="float" office:value="5.97033898305085">
            <text:p>5,970</text:p>
          </table:table-cell>
          <table:table-cell/>
          <table:table-cell table:formula="of:=1/[.C37]" office:value-type="float" office:value="0.330021291696238">
            <text:p>0,330</text:p>
          </table:table-cell>
          <table:table-cell table:formula="of:=1/[.$M37]/2" office:value-type="float" office:value="0.334989354151881">
            <text:p>0,335</text:p>
          </table:table-cell>
          <table:table-cell table:formula="of:=1/[.$M37]/2" office:value-type="float" office:value="0.334989354151881">
            <text:p>0,335</text:p>
          </table:table-cell>
          <table:table-cell table:formula="of:=SUM([.H37:.J37])" office:value-type="float" office:value="1">
            <text:p>1</text:p>
          </table:table-cell>
          <table:table-cell/>
          <table:table-cell table:formula="of:=1/(1-[.H37])" office:value-type="float" office:value="1.49258474576271">
            <text:p>1,49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([.B$2]-[.A38])/[.B$2]" office:value-type="float" office:value="0.623655913978495">
            <text:p>0,624</text:p>
          </table:table-cell>
          <table:table-cell table:formula="of:=([.C$1]-1)*[.B38]+1" office:value-type="float" office:value="2.99569892473118">
            <text:p>2,996</text:p>
          </table:table-cell>
          <table:table-cell table:formula="of:=1/[.I38]" office:value-type="float" office:value="3.00215517241379">
            <text:p>3,002</text:p>
          </table:table-cell>
          <table:table-cell table:formula="of:=1/[.J38]" office:value-type="float" office:value="3.00215517241379">
            <text:p>3,002</text:p>
          </table:table-cell>
          <table:table-cell table:formula="of:=[.D38]+[.E38]" office:value-type="float" office:value="6.00431034482759">
            <text:p>6,004</text:p>
          </table:table-cell>
          <table:table-cell/>
          <table:table-cell table:formula="of:=1/[.C38]" office:value-type="float" office:value="0.33381191672649">
            <text:p>0,334</text:p>
          </table:table-cell>
          <table:table-cell table:formula="of:=1/[.$M38]/2" office:value-type="float" office:value="0.333094041636755">
            <text:p>0,333</text:p>
          </table:table-cell>
          <table:table-cell table:formula="of:=1/[.$M38]/2" office:value-type="float" office:value="0.333094041636755">
            <text:p>0,333</text:p>
          </table:table-cell>
          <table:table-cell table:formula="of:=SUM([.H38:.J38])" office:value-type="float" office:value="1">
            <text:p>1</text:p>
          </table:table-cell>
          <table:table-cell/>
          <table:table-cell table:formula="of:=1/(1-[.H38])" office:value-type="float" office:value="1.5010775862069">
            <text:p>1,50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([.B$2]-[.A39])/[.B$2]" office:value-type="float" office:value="0.612903225806452">
            <text:p>0,613</text:p>
          </table:table-cell>
          <table:table-cell table:formula="of:=([.C$1]-1)*[.B39]+1" office:value-type="float" office:value="2.96129032258065">
            <text:p>2,961</text:p>
          </table:table-cell>
          <table:table-cell table:formula="of:=1/[.I39]" office:value-type="float" office:value="3.01973684210526">
            <text:p>3,020</text:p>
          </table:table-cell>
          <table:table-cell table:formula="of:=1/[.J39]" office:value-type="float" office:value="3.01973684210526">
            <text:p>3,020</text:p>
          </table:table-cell>
          <table:table-cell table:formula="of:=[.D39]+[.E39]" office:value-type="float" office:value="6.03947368421053">
            <text:p>6,039</text:p>
          </table:table-cell>
          <table:table-cell/>
          <table:table-cell table:formula="of:=1/[.C39]" office:value-type="float" office:value="0.337690631808279">
            <text:p>0,338</text:p>
          </table:table-cell>
          <table:table-cell table:formula="of:=1/[.$M39]/2" office:value-type="float" office:value="0.331154684095861">
            <text:p>0,331</text:p>
          </table:table-cell>
          <table:table-cell table:formula="of:=1/[.$M39]/2" office:value-type="float" office:value="0.331154684095861">
            <text:p>0,331</text:p>
          </table:table-cell>
          <table:table-cell table:formula="of:=SUM([.H39:.J39])" office:value-type="float" office:value="1">
            <text:p>1</text:p>
          </table:table-cell>
          <table:table-cell/>
          <table:table-cell table:formula="of:=1/(1-[.H39])" office:value-type="float" office:value="1.50986842105263">
            <text:p>1,51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([.B$2]-[.A40])/[.B$2]" office:value-type="float" office:value="0.602150537634409">
            <text:p>0,602</text:p>
          </table:table-cell>
          <table:table-cell table:formula="of:=([.C$1]-1)*[.B40]+1" office:value-type="float" office:value="2.92688172043011">
            <text:p>2,927</text:p>
          </table:table-cell>
          <table:table-cell table:formula="of:=1/[.I40]" office:value-type="float" office:value="3.03794642857143">
            <text:p>3,038</text:p>
          </table:table-cell>
          <table:table-cell table:formula="of:=1/[.J40]" office:value-type="float" office:value="3.03794642857143">
            <text:p>3,038</text:p>
          </table:table-cell>
          <table:table-cell table:formula="of:=[.D40]+[.E40]" office:value-type="float" office:value="6.07589285714286">
            <text:p>6,076</text:p>
          </table:table-cell>
          <table:table-cell/>
          <table:table-cell table:formula="of:=1/[.C40]" office:value-type="float" office:value="0.341660543717854">
            <text:p>0,342</text:p>
          </table:table-cell>
          <table:table-cell table:formula="of:=1/[.$M40]/2" office:value-type="float" office:value="0.329169728141073">
            <text:p>0,329</text:p>
          </table:table-cell>
          <table:table-cell table:formula="of:=1/[.$M40]/2" office:value-type="float" office:value="0.329169728141073">
            <text:p>0,329</text:p>
          </table:table-cell>
          <table:table-cell table:formula="of:=SUM([.H40:.J40])" office:value-type="float" office:value="1">
            <text:p>1</text:p>
          </table:table-cell>
          <table:table-cell/>
          <table:table-cell table:formula="of:=1/(1-[.H40])" office:value-type="float" office:value="1.51897321428571">
            <text:p>1,5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([.B$2]-[.A41])/[.B$2]" office:value-type="float" office:value="0.591397849462366">
            <text:p>0,591</text:p>
          </table:table-cell>
          <table:table-cell table:formula="of:=([.C$1]-1)*[.B41]+1" office:value-type="float" office:value="2.89247311827957">
            <text:p>2,892</text:p>
          </table:table-cell>
          <table:table-cell table:formula="of:=1/[.I41]" office:value-type="float" office:value="3.05681818181818">
            <text:p>3,057</text:p>
          </table:table-cell>
          <table:table-cell table:formula="of:=1/[.J41]" office:value-type="float" office:value="3.05681818181818">
            <text:p>3,057</text:p>
          </table:table-cell>
          <table:table-cell table:formula="of:=[.D41]+[.E41]" office:value-type="float" office:value="6.11363636363636">
            <text:p>6,114</text:p>
          </table:table-cell>
          <table:table-cell/>
          <table:table-cell table:formula="of:=1/[.C41]" office:value-type="float" office:value="0.345724907063197">
            <text:p>0,346</text:p>
          </table:table-cell>
          <table:table-cell table:formula="of:=1/[.$M41]/2" office:value-type="float" office:value="0.327137546468401">
            <text:p>0,327</text:p>
          </table:table-cell>
          <table:table-cell table:formula="of:=1/[.$M41]/2" office:value-type="float" office:value="0.327137546468401">
            <text:p>0,327</text:p>
          </table:table-cell>
          <table:table-cell table:formula="of:=SUM([.H41:.J41])" office:value-type="float" office:value="1">
            <text:p>1</text:p>
          </table:table-cell>
          <table:table-cell/>
          <table:table-cell table:formula="of:=1/(1-[.H41])" office:value-type="float" office:value="1.52840909090909">
            <text:p>1,52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([.B$2]-[.A42])/[.B$2]" office:value-type="float" office:value="0.580645161290323">
            <text:p>0,581</text:p>
          </table:table-cell>
          <table:table-cell table:formula="of:=([.C$1]-1)*[.B42]+1" office:value-type="float" office:value="2.85806451612903">
            <text:p>2,858</text:p>
          </table:table-cell>
          <table:table-cell table:formula="of:=1/[.I42]" office:value-type="float" office:value="3.07638888888889">
            <text:p>3,076</text:p>
          </table:table-cell>
          <table:table-cell table:formula="of:=1/[.J42]" office:value-type="float" office:value="3.07638888888889">
            <text:p>3,076</text:p>
          </table:table-cell>
          <table:table-cell table:formula="of:=[.D42]+[.E42]" office:value-type="float" office:value="6.15277777777778">
            <text:p>6,153</text:p>
          </table:table-cell>
          <table:table-cell/>
          <table:table-cell table:formula="of:=1/[.C42]" office:value-type="float" office:value="0.349887133182844">
            <text:p>0,350</text:p>
          </table:table-cell>
          <table:table-cell table:formula="of:=1/[.$M42]/2" office:value-type="float" office:value="0.325056433408578">
            <text:p>0,325</text:p>
          </table:table-cell>
          <table:table-cell table:formula="of:=1/[.$M42]/2" office:value-type="float" office:value="0.325056433408578">
            <text:p>0,325</text:p>
          </table:table-cell>
          <table:table-cell table:formula="of:=SUM([.H42:.J42])" office:value-type="float" office:value="1">
            <text:p>1</text:p>
          </table:table-cell>
          <table:table-cell/>
          <table:table-cell table:formula="of:=1/(1-[.H42])" office:value-type="float" office:value="1.53819444444444">
            <text:p>1,53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([.B$2]-[.A43])/[.B$2]" office:value-type="float" office:value="0.56989247311828">
            <text:p>0,570</text:p>
          </table:table-cell>
          <table:table-cell table:formula="of:=([.C$1]-1)*[.B43]+1" office:value-type="float" office:value="2.8236559139785">
            <text:p>2,824</text:p>
          </table:table-cell>
          <table:table-cell table:formula="of:=1/[.I43]" office:value-type="float" office:value="3.09669811320755">
            <text:p>3,097</text:p>
          </table:table-cell>
          <table:table-cell table:formula="of:=1/[.J43]" office:value-type="float" office:value="3.09669811320755">
            <text:p>3,097</text:p>
          </table:table-cell>
          <table:table-cell table:formula="of:=[.D43]+[.E43]" office:value-type="float" office:value="6.19339622641509">
            <text:p>6,193</text:p>
          </table:table-cell>
          <table:table-cell/>
          <table:table-cell table:formula="of:=1/[.C43]" office:value-type="float" office:value="0.354150799695354">
            <text:p>0,354</text:p>
          </table:table-cell>
          <table:table-cell table:formula="of:=1/[.$M43]/2" office:value-type="float" office:value="0.322924600152323">
            <text:p>0,323</text:p>
          </table:table-cell>
          <table:table-cell table:formula="of:=1/[.$M43]/2" office:value-type="float" office:value="0.322924600152323">
            <text:p>0,323</text:p>
          </table:table-cell>
          <table:table-cell table:formula="of:=SUM([.H43:.J43])" office:value-type="float" office:value="1">
            <text:p>1</text:p>
          </table:table-cell>
          <table:table-cell/>
          <table:table-cell table:formula="of:=1/(1-[.H43])" office:value-type="float" office:value="1.54834905660377">
            <text:p>1,5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([.B$2]-[.A44])/[.B$2]" office:value-type="float" office:value="0.559139784946237">
            <text:p>0,559</text:p>
          </table:table-cell>
          <table:table-cell table:formula="of:=([.C$1]-1)*[.B44]+1" office:value-type="float" office:value="2.78924731182796">
            <text:p>2,789</text:p>
          </table:table-cell>
          <table:table-cell table:formula="of:=1/[.I44]" office:value-type="float" office:value="3.11778846153846">
            <text:p>3,118</text:p>
          </table:table-cell>
          <table:table-cell table:formula="of:=1/[.J44]" office:value-type="float" office:value="3.11778846153846">
            <text:p>3,118</text:p>
          </table:table-cell>
          <table:table-cell table:formula="of:=[.D44]+[.E44]" office:value-type="float" office:value="6.23557692307692">
            <text:p>6,236</text:p>
          </table:table-cell>
          <table:table-cell/>
          <table:table-cell table:formula="of:=1/[.C44]" office:value-type="float" office:value="0.35851966075559">
            <text:p>0,359</text:p>
          </table:table-cell>
          <table:table-cell table:formula="of:=1/[.$M44]/2" office:value-type="float" office:value="0.320740169622205">
            <text:p>0,321</text:p>
          </table:table-cell>
          <table:table-cell table:formula="of:=1/[.$M44]/2" office:value-type="float" office:value="0.320740169622205">
            <text:p>0,321</text:p>
          </table:table-cell>
          <table:table-cell table:formula="of:=SUM([.H44:.J44])" office:value-type="float" office:value="1">
            <text:p>1</text:p>
          </table:table-cell>
          <table:table-cell/>
          <table:table-cell table:formula="of:=1/(1-[.H44])" office:value-type="float" office:value="1.55889423076923">
            <text:p>1,55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([.B$2]-[.A45])/[.B$2]" office:value-type="float" office:value="0.548387096774194">
            <text:p>0,548</text:p>
          </table:table-cell>
          <table:table-cell table:formula="of:=([.C$1]-1)*[.B45]+1" office:value-type="float" office:value="2.75483870967742">
            <text:p>2,755</text:p>
          </table:table-cell>
          <table:table-cell table:formula="of:=1/[.I45]" office:value-type="float" office:value="3.13970588235294">
            <text:p>3,140</text:p>
          </table:table-cell>
          <table:table-cell table:formula="of:=1/[.J45]" office:value-type="float" office:value="3.13970588235294">
            <text:p>3,140</text:p>
          </table:table-cell>
          <table:table-cell table:formula="of:=[.D45]+[.E45]" office:value-type="float" office:value="6.27941176470588">
            <text:p>6,279</text:p>
          </table:table-cell>
          <table:table-cell/>
          <table:table-cell table:formula="of:=1/[.C45]" office:value-type="float" office:value="0.362997658079625">
            <text:p>0,363</text:p>
          </table:table-cell>
          <table:table-cell table:formula="of:=1/[.$M45]/2" office:value-type="float" office:value="0.318501170960187">
            <text:p>0,319</text:p>
          </table:table-cell>
          <table:table-cell table:formula="of:=1/[.$M45]/2" office:value-type="float" office:value="0.318501170960187">
            <text:p>0,319</text:p>
          </table:table-cell>
          <table:table-cell table:formula="of:=SUM([.H45:.J45])" office:value-type="float" office:value="1">
            <text:p>1</text:p>
          </table:table-cell>
          <table:table-cell/>
          <table:table-cell table:formula="of:=1/(1-[.H45])" office:value-type="float" office:value="1.56985294117647">
            <text:p>1,57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([.B$2]-[.A46])/[.B$2]" office:value-type="float" office:value="0.537634408602151">
            <text:p>0,538</text:p>
          </table:table-cell>
          <table:table-cell table:formula="of:=([.C$1]-1)*[.B46]+1" office:value-type="float" office:value="2.72043010752688">
            <text:p>2,720</text:p>
          </table:table-cell>
          <table:table-cell table:formula="of:=1/[.I46]" office:value-type="float" office:value="3.1625">
            <text:p>3,163</text:p>
          </table:table-cell>
          <table:table-cell table:formula="of:=1/[.J46]" office:value-type="float" office:value="3.1625">
            <text:p>3,163</text:p>
          </table:table-cell>
          <table:table-cell table:formula="of:=[.D46]+[.E46]" office:value-type="float" office:value="6.325">
            <text:p>6,325</text:p>
          </table:table-cell>
          <table:table-cell/>
          <table:table-cell table:formula="of:=1/[.C46]" office:value-type="float" office:value="0.367588932806324">
            <text:p>0,368</text:p>
          </table:table-cell>
          <table:table-cell table:formula="of:=1/[.$M46]/2" office:value-type="float" office:value="0.316205533596838">
            <text:p>0,316</text:p>
          </table:table-cell>
          <table:table-cell table:formula="of:=1/[.$M46]/2" office:value-type="float" office:value="0.316205533596838">
            <text:p>0,316</text:p>
          </table:table-cell>
          <table:table-cell table:formula="of:=SUM([.H46:.J46])" office:value-type="float" office:value="1">
            <text:p>1</text:p>
          </table:table-cell>
          <table:table-cell/>
          <table:table-cell table:formula="of:=1/(1-[.H46])" office:value-type="float" office:value="1.58125">
            <text:p>1,58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([.B$2]-[.A47])/[.B$2]" office:value-type="float" office:value="0.526881720430108">
            <text:p>0,527</text:p>
          </table:table-cell>
          <table:table-cell table:formula="of:=([.C$1]-1)*[.B47]+1" office:value-type="float" office:value="2.68602150537634">
            <text:p>2,686</text:p>
          </table:table-cell>
          <table:table-cell table:formula="of:=1/[.I47]" office:value-type="float" office:value="3.18622448979592">
            <text:p>3,186</text:p>
          </table:table-cell>
          <table:table-cell table:formula="of:=1/[.J47]" office:value-type="float" office:value="3.18622448979592">
            <text:p>3,186</text:p>
          </table:table-cell>
          <table:table-cell table:formula="of:=[.D47]+[.E47]" office:value-type="float" office:value="6.37244897959184">
            <text:p>6,372</text:p>
          </table:table-cell>
          <table:table-cell/>
          <table:table-cell table:formula="of:=1/[.C47]" office:value-type="float" office:value="0.372297838270616">
            <text:p>0,372</text:p>
          </table:table-cell>
          <table:table-cell table:formula="of:=1/[.$M47]/2" office:value-type="float" office:value="0.313851080864692">
            <text:p>0,314</text:p>
          </table:table-cell>
          <table:table-cell table:formula="of:=1/[.$M47]/2" office:value-type="float" office:value="0.313851080864692">
            <text:p>0,314</text:p>
          </table:table-cell>
          <table:table-cell table:formula="of:=SUM([.H47:.J47])" office:value-type="float" office:value="1">
            <text:p>1</text:p>
          </table:table-cell>
          <table:table-cell/>
          <table:table-cell table:formula="of:=1/(1-[.H47])" office:value-type="float" office:value="1.59311224489796">
            <text:p>1,59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([.B$2]-[.A48])/[.B$2]" office:value-type="float" office:value="0.516129032258065">
            <text:p>0,516</text:p>
          </table:table-cell>
          <table:table-cell table:formula="of:=([.C$1]-1)*[.B48]+1" office:value-type="float" office:value="2.65161290322581">
            <text:p>2,652</text:p>
          </table:table-cell>
          <table:table-cell table:formula="of:=1/[.I48]" office:value-type="float" office:value="3.2109375">
            <text:p>3,211</text:p>
          </table:table-cell>
          <table:table-cell table:formula="of:=1/[.J48]" office:value-type="float" office:value="3.2109375">
            <text:p>3,211</text:p>
          </table:table-cell>
          <table:table-cell table:formula="of:=[.D48]+[.E48]" office:value-type="float" office:value="6.421875">
            <text:p>6,422</text:p>
          </table:table-cell>
          <table:table-cell/>
          <table:table-cell table:formula="of:=1/[.C48]" office:value-type="float" office:value="0.37712895377129">
            <text:p>0,377</text:p>
          </table:table-cell>
          <table:table-cell table:formula="of:=1/[.$M48]/2" office:value-type="float" office:value="0.311435523114355">
            <text:p>0,311</text:p>
          </table:table-cell>
          <table:table-cell table:formula="of:=1/[.$M48]/2" office:value-type="float" office:value="0.311435523114355">
            <text:p>0,311</text:p>
          </table:table-cell>
          <table:table-cell table:formula="of:=SUM([.H48:.J48])" office:value-type="float" office:value="1">
            <text:p>1</text:p>
          </table:table-cell>
          <table:table-cell/>
          <table:table-cell table:formula="of:=1/(1-[.H48])" office:value-type="float" office:value="1.60546875">
            <text:p>1,60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([.B$2]-[.A49])/[.B$2]" office:value-type="float" office:value="0.505376344086022">
            <text:p>0,505</text:p>
          </table:table-cell>
          <table:table-cell table:formula="of:=([.C$1]-1)*[.B49]+1" office:value-type="float" office:value="2.61720430107527">
            <text:p>2,617</text:p>
          </table:table-cell>
          <table:table-cell table:formula="of:=1/[.I49]" office:value-type="float" office:value="3.23670212765957">
            <text:p>3,237</text:p>
          </table:table-cell>
          <table:table-cell table:formula="of:=1/[.J49]" office:value-type="float" office:value="3.23670212765957">
            <text:p>3,237</text:p>
          </table:table-cell>
          <table:table-cell table:formula="of:=[.D49]+[.E49]" office:value-type="float" office:value="6.47340425531915">
            <text:p>6,473</text:p>
          </table:table-cell>
          <table:table-cell/>
          <table:table-cell table:formula="of:=1/[.C49]" office:value-type="float" office:value="0.382087099424815">
            <text:p>0,382</text:p>
          </table:table-cell>
          <table:table-cell table:formula="of:=1/[.$M49]/2" office:value-type="float" office:value="0.308956450287592">
            <text:p>0,309</text:p>
          </table:table-cell>
          <table:table-cell table:formula="of:=1/[.$M49]/2" office:value-type="float" office:value="0.308956450287592">
            <text:p>0,309</text:p>
          </table:table-cell>
          <table:table-cell table:formula="of:=SUM([.H49:.J49])" office:value-type="float" office:value="1">
            <text:p>1</text:p>
          </table:table-cell>
          <table:table-cell/>
          <table:table-cell table:formula="of:=1/(1-[.H49])" office:value-type="float" office:value="1.61835106382979">
            <text:p>1,61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([.B$2]-[.A50])/[.B$2]" office:value-type="float" office:value="0.494623655913979">
            <text:p>0,495</text:p>
          </table:table-cell>
          <table:table-cell table:formula="of:=([.C$1]-1)*[.B50]+1" office:value-type="float" office:value="2.58279569892473">
            <text:p>2,583</text:p>
          </table:table-cell>
          <table:table-cell table:formula="of:=1/[.I50]" office:value-type="float" office:value="3.26358695652174">
            <text:p>3,264</text:p>
          </table:table-cell>
          <table:table-cell table:formula="of:=1/[.J50]" office:value-type="float" office:value="3.26358695652174">
            <text:p>3,264</text:p>
          </table:table-cell>
          <table:table-cell table:formula="of:=[.D50]+[.E50]" office:value-type="float" office:value="6.52717391304348">
            <text:p>6,527</text:p>
          </table:table-cell>
          <table:table-cell/>
          <table:table-cell table:formula="of:=1/[.C50]" office:value-type="float" office:value="0.387177352206495">
            <text:p>0,387</text:p>
          </table:table-cell>
          <table:table-cell table:formula="of:=1/[.$M50]/2" office:value-type="float" office:value="0.306411323896753">
            <text:p>0,306</text:p>
          </table:table-cell>
          <table:table-cell table:formula="of:=1/[.$M50]/2" office:value-type="float" office:value="0.306411323896753">
            <text:p>0,306</text:p>
          </table:table-cell>
          <table:table-cell table:formula="of:=SUM([.H50:.J50])" office:value-type="float" office:value="1">
            <text:p>1</text:p>
          </table:table-cell>
          <table:table-cell/>
          <table:table-cell table:formula="of:=1/(1-[.H50])" office:value-type="float" office:value="1.63179347826087">
            <text:p>1,63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([.B$2]-[.A51])/[.B$2]" office:value-type="float" office:value="0.483870967741936">
            <text:p>0,484</text:p>
          </table:table-cell>
          <table:table-cell table:formula="of:=([.C$1]-1)*[.B51]+1" office:value-type="float" office:value="2.54838709677419">
            <text:p>2,548</text:p>
          </table:table-cell>
          <table:table-cell table:formula="of:=1/[.I51]" office:value-type="float" office:value="3.29166666666667">
            <text:p>3,292</text:p>
          </table:table-cell>
          <table:table-cell table:formula="of:=1/[.J51]" office:value-type="float" office:value="3.29166666666667">
            <text:p>3,292</text:p>
          </table:table-cell>
          <table:table-cell table:formula="of:=[.D51]+[.E51]" office:value-type="float" office:value="6.58333333333333">
            <text:p>6,583</text:p>
          </table:table-cell>
          <table:table-cell/>
          <table:table-cell table:formula="of:=1/[.C51]" office:value-type="float" office:value="0.392405063291139">
            <text:p>0,392</text:p>
          </table:table-cell>
          <table:table-cell table:formula="of:=1/[.$M51]/2" office:value-type="float" office:value="0.30379746835443">
            <text:p>0,304</text:p>
          </table:table-cell>
          <table:table-cell table:formula="of:=1/[.$M51]/2" office:value-type="float" office:value="0.30379746835443">
            <text:p>0,304</text:p>
          </table:table-cell>
          <table:table-cell table:formula="of:=SUM([.H51:.J51])" office:value-type="float" office:value="1">
            <text:p>1</text:p>
          </table:table-cell>
          <table:table-cell/>
          <table:table-cell table:formula="of:=1/(1-[.H51])" office:value-type="float" office:value="1.64583333333333">
            <text:p>1,6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([.B$2]-[.A52])/[.B$2]" office:value-type="float" office:value="0.473118279569893">
            <text:p>0,473</text:p>
          </table:table-cell>
          <table:table-cell table:formula="of:=([.C$1]-1)*[.B52]+1" office:value-type="float" office:value="2.51397849462366">
            <text:p>2,514</text:p>
          </table:table-cell>
          <table:table-cell table:formula="of:=1/[.I52]" office:value-type="float" office:value="3.32102272727273">
            <text:p>3,321</text:p>
          </table:table-cell>
          <table:table-cell table:formula="of:=1/[.J52]" office:value-type="float" office:value="3.32102272727273">
            <text:p>3,321</text:p>
          </table:table-cell>
          <table:table-cell table:formula="of:=[.D52]+[.E52]" office:value-type="float" office:value="6.64204545454546">
            <text:p>6,642</text:p>
          </table:table-cell>
          <table:table-cell/>
          <table:table-cell table:formula="of:=1/[.C52]" office:value-type="float" office:value="0.397775876817793">
            <text:p>0,398</text:p>
          </table:table-cell>
          <table:table-cell table:formula="of:=1/[.$M52]/2" office:value-type="float" office:value="0.301112061591103">
            <text:p>0,301</text:p>
          </table:table-cell>
          <table:table-cell table:formula="of:=1/[.$M52]/2" office:value-type="float" office:value="0.301112061591103">
            <text:p>0,301</text:p>
          </table:table-cell>
          <table:table-cell table:formula="of:=SUM([.H52:.J52])" office:value-type="float" office:value="1">
            <text:p>1</text:p>
          </table:table-cell>
          <table:table-cell/>
          <table:table-cell table:formula="of:=1/(1-[.H52])" office:value-type="float" office:value="1.66051136363636">
            <text:p>1,66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([.B$2]-[.A53])/[.B$2]" office:value-type="float" office:value="0.462365591397849">
            <text:p>0,462</text:p>
          </table:table-cell>
          <table:table-cell table:formula="of:=([.C$1]-1)*[.B53]+1" office:value-type="float" office:value="2.47956989247312">
            <text:p>2,480</text:p>
          </table:table-cell>
          <table:table-cell table:formula="of:=1/[.I53]" office:value-type="float" office:value="3.35174418604651">
            <text:p>3,352</text:p>
          </table:table-cell>
          <table:table-cell table:formula="of:=1/[.J53]" office:value-type="float" office:value="3.35174418604651">
            <text:p>3,352</text:p>
          </table:table-cell>
          <table:table-cell table:formula="of:=[.D53]+[.E53]" office:value-type="float" office:value="6.70348837209302">
            <text:p>6,703</text:p>
          </table:table-cell>
          <table:table-cell/>
          <table:table-cell table:formula="of:=1/[.C53]" office:value-type="float" office:value="0.403295750216826">
            <text:p>0,403</text:p>
          </table:table-cell>
          <table:table-cell table:formula="of:=1/[.$M53]/2" office:value-type="float" office:value="0.298352124891587">
            <text:p>0,298</text:p>
          </table:table-cell>
          <table:table-cell table:formula="of:=1/[.$M53]/2" office:value-type="float" office:value="0.298352124891587">
            <text:p>0,298</text:p>
          </table:table-cell>
          <table:table-cell table:formula="of:=SUM([.H53:.J53])" office:value-type="float" office:value="1">
            <text:p>1</text:p>
          </table:table-cell>
          <table:table-cell/>
          <table:table-cell table:formula="of:=1/(1-[.H53])" office:value-type="float" office:value="1.67587209302326">
            <text:p>1,676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([.B$2]-[.A54])/[.B$2]" office:value-type="float" office:value="0.451612903225806">
            <text:p>0,452</text:p>
          </table:table-cell>
          <table:table-cell table:formula="of:=([.C$1]-1)*[.B54]+1" office:value-type="float" office:value="2.44516129032258">
            <text:p>2,445</text:p>
          </table:table-cell>
          <table:table-cell table:formula="of:=1/[.I54]" office:value-type="float" office:value="3.38392857142857">
            <text:p>3,384</text:p>
          </table:table-cell>
          <table:table-cell table:formula="of:=1/[.J54]" office:value-type="float" office:value="3.38392857142857">
            <text:p>3,384</text:p>
          </table:table-cell>
          <table:table-cell table:formula="of:=[.D54]+[.E54]" office:value-type="float" office:value="6.76785714285714">
            <text:p>6,768</text:p>
          </table:table-cell>
          <table:table-cell/>
          <table:table-cell table:formula="of:=1/[.C54]" office:value-type="float" office:value="0.408970976253298">
            <text:p>0,409</text:p>
          </table:table-cell>
          <table:table-cell table:formula="of:=1/[.$M54]/2" office:value-type="float" office:value="0.295514511873351">
            <text:p>0,296</text:p>
          </table:table-cell>
          <table:table-cell table:formula="of:=1/[.$M54]/2" office:value-type="float" office:value="0.295514511873351">
            <text:p>0,296</text:p>
          </table:table-cell>
          <table:table-cell table:formula="of:=SUM([.H54:.J54])" office:value-type="float" office:value="1">
            <text:p>1</text:p>
          </table:table-cell>
          <table:table-cell/>
          <table:table-cell table:formula="of:=1/(1-[.H54])" office:value-type="float" office:value="1.69196428571429">
            <text:p>1,69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([.B$2]-[.A55])/[.B$2]" office:value-type="float" office:value="0.440860215053763">
            <text:p>0,441</text:p>
          </table:table-cell>
          <table:table-cell table:formula="of:=([.C$1]-1)*[.B55]+1" office:value-type="float" office:value="2.41075268817204">
            <text:p>2,411</text:p>
          </table:table-cell>
          <table:table-cell table:formula="of:=1/[.I55]" office:value-type="float" office:value="3.41768292682927">
            <text:p>3,418</text:p>
          </table:table-cell>
          <table:table-cell table:formula="of:=1/[.J55]" office:value-type="float" office:value="3.41768292682927">
            <text:p>3,418</text:p>
          </table:table-cell>
          <table:table-cell table:formula="of:=[.D55]+[.E55]" office:value-type="float" office:value="6.83536585365854">
            <text:p>6,835</text:p>
          </table:table-cell>
          <table:table-cell/>
          <table:table-cell table:formula="of:=1/[.C55]" office:value-type="float" office:value="0.414808206958073">
            <text:p>0,415</text:p>
          </table:table-cell>
          <table:table-cell table:formula="of:=1/[.$M55]/2" office:value-type="float" office:value="0.292595896520963">
            <text:p>0,293</text:p>
          </table:table-cell>
          <table:table-cell table:formula="of:=1/[.$M55]/2" office:value-type="float" office:value="0.292595896520963">
            <text:p>0,293</text:p>
          </table:table-cell>
          <table:table-cell table:formula="of:=SUM([.H55:.J55])" office:value-type="float" office:value="1">
            <text:p>1</text:p>
          </table:table-cell>
          <table:table-cell/>
          <table:table-cell table:formula="of:=1/(1-[.H55])" office:value-type="float" office:value="1.70884146341463">
            <text:p>1,7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([.B$2]-[.A56])/[.B$2]" office:value-type="float" office:value="0.43010752688172">
            <text:p>0,430</text:p>
          </table:table-cell>
          <table:table-cell table:formula="of:=([.C$1]-1)*[.B56]+1" office:value-type="float" office:value="2.37634408602151">
            <text:p>2,376</text:p>
          </table:table-cell>
          <table:table-cell table:formula="of:=1/[.I56]" office:value-type="float" office:value="3.453125">
            <text:p>3,453</text:p>
          </table:table-cell>
          <table:table-cell table:formula="of:=1/[.J56]" office:value-type="float" office:value="3.453125">
            <text:p>3,453</text:p>
          </table:table-cell>
          <table:table-cell table:formula="of:=[.D56]+[.E56]" office:value-type="float" office:value="6.90625">
            <text:p>6,906</text:p>
          </table:table-cell>
          <table:table-cell/>
          <table:table-cell table:formula="of:=1/[.C56]" office:value-type="float" office:value="0.420814479638009">
            <text:p>0,421</text:p>
          </table:table-cell>
          <table:table-cell table:formula="of:=1/[.$M56]/2" office:value-type="float" office:value="0.289592760180995">
            <text:p>0,290</text:p>
          </table:table-cell>
          <table:table-cell table:formula="of:=1/[.$M56]/2" office:value-type="float" office:value="0.289592760180995">
            <text:p>0,290</text:p>
          </table:table-cell>
          <table:table-cell table:formula="of:=SUM([.H56:.J56])" office:value-type="float" office:value="1">
            <text:p>1</text:p>
          </table:table-cell>
          <table:table-cell/>
          <table:table-cell table:formula="of:=1/(1-[.H56])" office:value-type="float" office:value="1.7265625">
            <text:p>1,72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([.B$2]-[.A57])/[.B$2]" office:value-type="float" office:value="0.419354838709677">
            <text:p>0,419</text:p>
          </table:table-cell>
          <table:table-cell table:formula="of:=([.C$1]-1)*[.B57]+1" office:value-type="float" office:value="2.34193548387097">
            <text:p>2,342</text:p>
          </table:table-cell>
          <table:table-cell table:formula="of:=1/[.I57]" office:value-type="float" office:value="3.49038461538462">
            <text:p>3,490</text:p>
          </table:table-cell>
          <table:table-cell table:formula="of:=1/[.J57]" office:value-type="float" office:value="3.49038461538462">
            <text:p>3,490</text:p>
          </table:table-cell>
          <table:table-cell table:formula="of:=[.D57]+[.E57]" office:value-type="float" office:value="6.98076923076923">
            <text:p>6,981</text:p>
          </table:table-cell>
          <table:table-cell/>
          <table:table-cell table:formula="of:=1/[.C57]" office:value-type="float" office:value="0.426997245179063">
            <text:p>0,427</text:p>
          </table:table-cell>
          <table:table-cell table:formula="of:=1/[.$M57]/2" office:value-type="float" office:value="0.286501377410468">
            <text:p>0,287</text:p>
          </table:table-cell>
          <table:table-cell table:formula="of:=1/[.$M57]/2" office:value-type="float" office:value="0.286501377410468">
            <text:p>0,287</text:p>
          </table:table-cell>
          <table:table-cell table:formula="of:=SUM([.H57:.J57])" office:value-type="float" office:value="1">
            <text:p>1</text:p>
          </table:table-cell>
          <table:table-cell/>
          <table:table-cell table:formula="of:=1/(1-[.H57])" office:value-type="float" office:value="1.74519230769231">
            <text:p>1,74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([.B$2]-[.A58])/[.B$2]" office:value-type="float" office:value="0.408602150537634">
            <text:p>0,409</text:p>
          </table:table-cell>
          <table:table-cell table:formula="of:=([.C$1]-1)*[.B58]+1" office:value-type="float" office:value="2.30752688172043">
            <text:p>2,308</text:p>
          </table:table-cell>
          <table:table-cell table:formula="of:=1/[.I58]" office:value-type="float" office:value="3.52960526315789">
            <text:p>3,530</text:p>
          </table:table-cell>
          <table:table-cell table:formula="of:=1/[.J58]" office:value-type="float" office:value="3.52960526315789">
            <text:p>3,530</text:p>
          </table:table-cell>
          <table:table-cell table:formula="of:=[.D58]+[.E58]" office:value-type="float" office:value="7.05921052631579">
            <text:p>7,059</text:p>
          </table:table-cell>
          <table:table-cell/>
          <table:table-cell table:formula="of:=1/[.C58]" office:value-type="float" office:value="0.43336439888164">
            <text:p>0,433</text:p>
          </table:table-cell>
          <table:table-cell table:formula="of:=1/[.$M58]/2" office:value-type="float" office:value="0.28331780055918">
            <text:p>0,283</text:p>
          </table:table-cell>
          <table:table-cell table:formula="of:=1/[.$M58]/2" office:value-type="float" office:value="0.28331780055918">
            <text:p>0,283</text:p>
          </table:table-cell>
          <table:table-cell table:formula="of:=SUM([.H58:.J58])" office:value-type="float" office:value="1">
            <text:p>1</text:p>
          </table:table-cell>
          <table:table-cell/>
          <table:table-cell table:formula="of:=1/(1-[.H58])" office:value-type="float" office:value="1.76480263157895">
            <text:p>1,76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([.B$2]-[.A59])/[.B$2]" office:value-type="float" office:value="0.397849462365591">
            <text:p>0,398</text:p>
          </table:table-cell>
          <table:table-cell table:formula="of:=([.C$1]-1)*[.B59]+1" office:value-type="float" office:value="2.27311827956989">
            <text:p>2,273</text:p>
          </table:table-cell>
          <table:table-cell table:formula="of:=1/[.I59]" office:value-type="float" office:value="3.57094594594595">
            <text:p>3,571</text:p>
          </table:table-cell>
          <table:table-cell table:formula="of:=1/[.J59]" office:value-type="float" office:value="3.57094594594595">
            <text:p>3,571</text:p>
          </table:table-cell>
          <table:table-cell table:formula="of:=[.D59]+[.E59]" office:value-type="float" office:value="7.14189189189189">
            <text:p>7,142</text:p>
          </table:table-cell>
          <table:table-cell/>
          <table:table-cell table:formula="of:=1/[.C59]" office:value-type="float" office:value="0.439924314096499">
            <text:p>0,440</text:p>
          </table:table-cell>
          <table:table-cell table:formula="of:=1/[.$M59]/2" office:value-type="float" office:value="0.28003784295175">
            <text:p>0,280</text:p>
          </table:table-cell>
          <table:table-cell table:formula="of:=1/[.$M59]/2" office:value-type="float" office:value="0.28003784295175">
            <text:p>0,280</text:p>
          </table:table-cell>
          <table:table-cell table:formula="of:=SUM([.H59:.J59])" office:value-type="float" office:value="1">
            <text:p>1</text:p>
          </table:table-cell>
          <table:table-cell/>
          <table:table-cell table:formula="of:=1/(1-[.H59])" office:value-type="float" office:value="1.78547297297297">
            <text:p>1,78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([.B$2]-[.A60])/[.B$2]" office:value-type="float" office:value="0.387096774193548">
            <text:p>0,387</text:p>
          </table:table-cell>
          <table:table-cell table:formula="of:=([.C$1]-1)*[.B60]+1" office:value-type="float" office:value="2.23870967741935">
            <text:p>2,239</text:p>
          </table:table-cell>
          <table:table-cell table:formula="of:=1/[.I60]" office:value-type="float" office:value="3.61458333333333">
            <text:p>3,615</text:p>
          </table:table-cell>
          <table:table-cell table:formula="of:=1/[.J60]" office:value-type="float" office:value="3.61458333333333">
            <text:p>3,615</text:p>
          </table:table-cell>
          <table:table-cell table:formula="of:=[.D60]+[.E60]" office:value-type="float" office:value="7.22916666666667">
            <text:p>7,229</text:p>
          </table:table-cell>
          <table:table-cell/>
          <table:table-cell table:formula="of:=1/[.C60]" office:value-type="float" office:value="0.446685878962536">
            <text:p>0,447</text:p>
          </table:table-cell>
          <table:table-cell table:formula="of:=1/[.$M60]/2" office:value-type="float" office:value="0.276657060518732">
            <text:p>0,277</text:p>
          </table:table-cell>
          <table:table-cell table:formula="of:=1/[.$M60]/2" office:value-type="float" office:value="0.276657060518732">
            <text:p>0,277</text:p>
          </table:table-cell>
          <table:table-cell table:formula="of:=SUM([.H60:.J60])" office:value-type="float" office:value="1">
            <text:p>1</text:p>
          </table:table-cell>
          <table:table-cell/>
          <table:table-cell table:formula="of:=1/(1-[.H60])" office:value-type="float" office:value="1.80729166666667">
            <text:p>1,8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([.B$2]-[.A61])/[.B$2]" office:value-type="float" office:value="0.376344086021505">
            <text:p>0,376</text:p>
          </table:table-cell>
          <table:table-cell table:formula="of:=([.C$1]-1)*[.B61]+1" office:value-type="float" office:value="2.20430107526882">
            <text:p>2,204</text:p>
          </table:table-cell>
          <table:table-cell table:formula="of:=1/[.I61]" office:value-type="float" office:value="3.66071428571429">
            <text:p>3,661</text:p>
          </table:table-cell>
          <table:table-cell table:formula="of:=1/[.J61]" office:value-type="float" office:value="3.66071428571429">
            <text:p>3,661</text:p>
          </table:table-cell>
          <table:table-cell table:formula="of:=[.D61]+[.E61]" office:value-type="float" office:value="7.32142857142857">
            <text:p>7,321</text:p>
          </table:table-cell>
          <table:table-cell/>
          <table:table-cell table:formula="of:=1/[.C61]" office:value-type="float" office:value="0.453658536585366">
            <text:p>0,454</text:p>
          </table:table-cell>
          <table:table-cell table:formula="of:=1/[.$M61]/2" office:value-type="float" office:value="0.273170731707317">
            <text:p>0,273</text:p>
          </table:table-cell>
          <table:table-cell table:formula="of:=1/[.$M61]/2" office:value-type="float" office:value="0.273170731707317">
            <text:p>0,273</text:p>
          </table:table-cell>
          <table:table-cell table:formula="of:=SUM([.H61:.J61])" office:value-type="float" office:value="1">
            <text:p>1</text:p>
          </table:table-cell>
          <table:table-cell/>
          <table:table-cell table:formula="of:=1/(1-[.H61])" office:value-type="float" office:value="1.83035714285714">
            <text:p>1,83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([.B$2]-[.A62])/[.B$2]" office:value-type="float" office:value="0.365591397849462">
            <text:p>0,366</text:p>
          </table:table-cell>
          <table:table-cell table:formula="of:=([.C$1]-1)*[.B62]+1" office:value-type="float" office:value="2.16989247311828">
            <text:p>2,170</text:p>
          </table:table-cell>
          <table:table-cell table:formula="of:=1/[.I62]" office:value-type="float" office:value="3.70955882352941">
            <text:p>3,710</text:p>
          </table:table-cell>
          <table:table-cell table:formula="of:=1/[.J62]" office:value-type="float" office:value="3.70955882352941">
            <text:p>3,710</text:p>
          </table:table-cell>
          <table:table-cell table:formula="of:=[.D62]+[.E62]" office:value-type="float" office:value="7.41911764705882">
            <text:p>7,419</text:p>
          </table:table-cell>
          <table:table-cell/>
          <table:table-cell table:formula="of:=1/[.C62]" office:value-type="float" office:value="0.460852329038652">
            <text:p>0,461</text:p>
          </table:table-cell>
          <table:table-cell table:formula="of:=1/[.$M62]/2" office:value-type="float" office:value="0.269573835480674">
            <text:p>0,270</text:p>
          </table:table-cell>
          <table:table-cell table:formula="of:=1/[.$M62]/2" office:value-type="float" office:value="0.269573835480674">
            <text:p>0,270</text:p>
          </table:table-cell>
          <table:table-cell table:formula="of:=SUM([.H62:.J62])" office:value-type="float" office:value="1">
            <text:p>1</text:p>
          </table:table-cell>
          <table:table-cell/>
          <table:table-cell table:formula="of:=1/(1-[.H62])" office:value-type="float" office:value="1.85477941176471">
            <text:p>1,85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([.B$2]-[.A63])/[.B$2]" office:value-type="float" office:value="0.354838709677419">
            <text:p>0,355</text:p>
          </table:table-cell>
          <table:table-cell table:formula="of:=([.C$1]-1)*[.B63]+1" office:value-type="float" office:value="2.13548387096774">
            <text:p>2,135</text:p>
          </table:table-cell>
          <table:table-cell table:formula="of:=1/[.I63]" office:value-type="float" office:value="3.76136363636364">
            <text:p>3,761</text:p>
          </table:table-cell>
          <table:table-cell table:formula="of:=1/[.J63]" office:value-type="float" office:value="3.76136363636364">
            <text:p>3,761</text:p>
          </table:table-cell>
          <table:table-cell table:formula="of:=[.D63]+[.E63]" office:value-type="float" office:value="7.52272727272727">
            <text:p>7,523</text:p>
          </table:table-cell>
          <table:table-cell/>
          <table:table-cell table:formula="of:=1/[.C63]" office:value-type="float" office:value="0.468277945619335">
            <text:p>0,468</text:p>
          </table:table-cell>
          <table:table-cell table:formula="of:=1/[.$M63]/2" office:value-type="float" office:value="0.265861027190332">
            <text:p>0,266</text:p>
          </table:table-cell>
          <table:table-cell table:formula="of:=1/[.$M63]/2" office:value-type="float" office:value="0.265861027190332">
            <text:p>0,266</text:p>
          </table:table-cell>
          <table:table-cell table:formula="of:=SUM([.H63:.J63])" office:value-type="float" office:value="1">
            <text:p>1</text:p>
          </table:table-cell>
          <table:table-cell/>
          <table:table-cell table:formula="of:=1/(1-[.H63])" office:value-type="float" office:value="1.88068181818182">
            <text:p>1,88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([.B$2]-[.A64])/[.B$2]" office:value-type="float" office:value="0.344086021505376">
            <text:p>0,344</text:p>
          </table:table-cell>
          <table:table-cell table:formula="of:=([.C$1]-1)*[.B64]+1" office:value-type="float" office:value="2.1010752688172">
            <text:p>2,101</text:p>
          </table:table-cell>
          <table:table-cell table:formula="of:=1/[.I64]" office:value-type="float" office:value="3.81640625">
            <text:p>3,816</text:p>
          </table:table-cell>
          <table:table-cell table:formula="of:=1/[.J64]" office:value-type="float" office:value="3.81640625">
            <text:p>3,816</text:p>
          </table:table-cell>
          <table:table-cell table:formula="of:=[.D64]+[.E64]" office:value-type="float" office:value="7.6328125">
            <text:p>7,633</text:p>
          </table:table-cell>
          <table:table-cell/>
          <table:table-cell table:formula="of:=1/[.C64]" office:value-type="float" office:value="0.475946775844422">
            <text:p>0,476</text:p>
          </table:table-cell>
          <table:table-cell table:formula="of:=1/[.$M64]/2" office:value-type="float" office:value="0.262026612077789">
            <text:p>0,262</text:p>
          </table:table-cell>
          <table:table-cell table:formula="of:=1/[.$M64]/2" office:value-type="float" office:value="0.262026612077789">
            <text:p>0,262</text:p>
          </table:table-cell>
          <table:table-cell table:formula="of:=SUM([.H64:.J64])" office:value-type="float" office:value="1">
            <text:p>1</text:p>
          </table:table-cell>
          <table:table-cell/>
          <table:table-cell table:formula="of:=1/(1-[.H64])" office:value-type="float" office:value="1.908203125">
            <text:p>1,90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([.B$2]-[.A65])/[.B$2]" office:value-type="float" office:value="0.333333333333333">
            <text:p>0,333</text:p>
          </table:table-cell>
          <table:table-cell table:formula="of:=([.C$1]-1)*[.B65]+1" office:value-type="float" office:value="2.06666666666667">
            <text:p>2,067</text:p>
          </table:table-cell>
          <table:table-cell table:formula="of:=1/[.I65]" office:value-type="float" office:value="3.875">
            <text:p>3,875</text:p>
          </table:table-cell>
          <table:table-cell table:formula="of:=1/[.J65]" office:value-type="float" office:value="3.875">
            <text:p>3,875</text:p>
          </table:table-cell>
          <table:table-cell table:formula="of:=[.D65]+[.E65]" office:value-type="float" office:value="7.75">
            <text:p>7,750</text:p>
          </table:table-cell>
          <table:table-cell/>
          <table:table-cell table:formula="of:=1/[.C65]" office:value-type="float" office:value="0.483870967741936">
            <text:p>0,484</text:p>
          </table:table-cell>
          <table:table-cell table:formula="of:=1/[.$M65]/2" office:value-type="float" office:value="0.258064516129032">
            <text:p>0,258</text:p>
          </table:table-cell>
          <table:table-cell table:formula="of:=1/[.$M65]/2" office:value-type="float" office:value="0.258064516129032">
            <text:p>0,258</text:p>
          </table:table-cell>
          <table:table-cell table:formula="of:=SUM([.H65:.J65])" office:value-type="float" office:value="1">
            <text:p>1</text:p>
          </table:table-cell>
          <table:table-cell/>
          <table:table-cell table:formula="of:=1/(1-[.H65])" office:value-type="float" office:value="1.9375">
            <text:p>1,93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([.B$2]-[.A66])/[.B$2]" office:value-type="float" office:value="0.32258064516129">
            <text:p>0,323</text:p>
          </table:table-cell>
          <table:table-cell table:formula="of:=([.C$1]-1)*[.B66]+1" office:value-type="float" office:value="2.03225806451613">
            <text:p>2,032</text:p>
          </table:table-cell>
          <table:table-cell table:formula="of:=1/[.I66]" office:value-type="float" office:value="3.9375">
            <text:p>3,938</text:p>
          </table:table-cell>
          <table:table-cell table:formula="of:=1/[.J66]" office:value-type="float" office:value="3.9375">
            <text:p>3,938</text:p>
          </table:table-cell>
          <table:table-cell table:formula="of:=[.D66]+[.E66]" office:value-type="float" office:value="7.875">
            <text:p>7,875</text:p>
          </table:table-cell>
          <table:table-cell/>
          <table:table-cell table:formula="of:=1/[.C66]" office:value-type="float" office:value="0.492063492063492">
            <text:p>0,492</text:p>
          </table:table-cell>
          <table:table-cell table:formula="of:=1/[.$M66]/2" office:value-type="float" office:value="0.253968253968254">
            <text:p>0,254</text:p>
          </table:table-cell>
          <table:table-cell table:formula="of:=1/[.$M66]/2" office:value-type="float" office:value="0.253968253968254">
            <text:p>0,254</text:p>
          </table:table-cell>
          <table:table-cell table:formula="of:=SUM([.H66:.J66])" office:value-type="float" office:value="1">
            <text:p>1</text:p>
          </table:table-cell>
          <table:table-cell/>
          <table:table-cell table:formula="of:=1/(1-[.H66])" office:value-type="float" office:value="1.96875">
            <text:p>1,96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([.B$2]-[.A67])/[.B$2]" office:value-type="float" office:value="0.311827956989247">
            <text:p>0,312</text:p>
          </table:table-cell>
          <table:table-cell table:formula="of:=([.C$1]-1)*[.B67]+1" office:value-type="float" office:value="1.99784946236559">
            <text:p>1,998</text:p>
          </table:table-cell>
          <table:table-cell table:formula="of:=1/[.I67]" office:value-type="float" office:value="4.00431034482759">
            <text:p>4,004</text:p>
          </table:table-cell>
          <table:table-cell table:formula="of:=1/[.J67]" office:value-type="float" office:value="4.00431034482759">
            <text:p>4,004</text:p>
          </table:table-cell>
          <table:table-cell table:formula="of:=[.D67]+[.E67]" office:value-type="float" office:value="8.00862068965517">
            <text:p>8,009</text:p>
          </table:table-cell>
          <table:table-cell/>
          <table:table-cell table:formula="of:=1/[.C67]" office:value-type="float" office:value="0.5005382131324">
            <text:p>0,501</text:p>
          </table:table-cell>
          <table:table-cell table:formula="of:=1/[.$M67]/2" office:value-type="float" office:value="0.2497308934338">
            <text:p>0,250</text:p>
          </table:table-cell>
          <table:table-cell table:formula="of:=1/[.$M67]/2" office:value-type="float" office:value="0.2497308934338">
            <text:p>0,250</text:p>
          </table:table-cell>
          <table:table-cell table:formula="of:=SUM([.H67:.J67])" office:value-type="float" office:value="1">
            <text:p>1</text:p>
          </table:table-cell>
          <table:table-cell/>
          <table:table-cell table:formula="of:=1/(1-[.H67])" office:value-type="float" office:value="2.00215517241379">
            <text:p>2,00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([.B$2]-[.A68])/[.B$2]" office:value-type="float" office:value="0.301075268817204">
            <text:p>0,301</text:p>
          </table:table-cell>
          <table:table-cell table:formula="of:=([.C$1]-1)*[.B68]+1" office:value-type="float" office:value="1.96344086021505">
            <text:p>1,963</text:p>
          </table:table-cell>
          <table:table-cell table:formula="of:=1/[.I68]" office:value-type="float" office:value="4.07589285714286">
            <text:p>4,076</text:p>
          </table:table-cell>
          <table:table-cell table:formula="of:=1/[.J68]" office:value-type="float" office:value="4.07589285714286">
            <text:p>4,076</text:p>
          </table:table-cell>
          <table:table-cell table:formula="of:=[.D68]+[.E68]" office:value-type="float" office:value="8.15178571428572">
            <text:p>8,152</text:p>
          </table:table-cell>
          <table:table-cell/>
          <table:table-cell table:formula="of:=1/[.C68]" office:value-type="float" office:value="0.509309967141293">
            <text:p>0,509</text:p>
          </table:table-cell>
          <table:table-cell table:formula="of:=1/[.$M68]/2" office:value-type="float" office:value="0.245345016429354">
            <text:p>0,245</text:p>
          </table:table-cell>
          <table:table-cell table:formula="of:=1/[.$M68]/2" office:value-type="float" office:value="0.245345016429354">
            <text:p>0,245</text:p>
          </table:table-cell>
          <table:table-cell table:formula="of:=SUM([.H68:.J68])" office:value-type="float" office:value="1">
            <text:p>1</text:p>
          </table:table-cell>
          <table:table-cell/>
          <table:table-cell table:formula="of:=1/(1-[.H68])" office:value-type="float" office:value="2.03794642857143">
            <text:p>2,03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([.B$2]-[.A69])/[.B$2]" office:value-type="float" office:value="0.290322580645161">
            <text:p>0,290</text:p>
          </table:table-cell>
          <table:table-cell table:formula="of:=([.C$1]-1)*[.B69]+1" office:value-type="float" office:value="1.92903225806452">
            <text:p>1,929</text:p>
          </table:table-cell>
          <table:table-cell table:formula="of:=1/[.I69]" office:value-type="float" office:value="4.15277777777778">
            <text:p>4,153</text:p>
          </table:table-cell>
          <table:table-cell table:formula="of:=1/[.J69]" office:value-type="float" office:value="4.15277777777778">
            <text:p>4,153</text:p>
          </table:table-cell>
          <table:table-cell table:formula="of:=[.D69]+[.E69]" office:value-type="float" office:value="8.30555555555556">
            <text:p>8,306</text:p>
          </table:table-cell>
          <table:table-cell/>
          <table:table-cell table:formula="of:=1/[.C69]" office:value-type="float" office:value="0.518394648829431">
            <text:p>0,518</text:p>
          </table:table-cell>
          <table:table-cell table:formula="of:=1/[.$M69]/2" office:value-type="float" office:value="0.240802675585284">
            <text:p>0,241</text:p>
          </table:table-cell>
          <table:table-cell table:formula="of:=1/[.$M69]/2" office:value-type="float" office:value="0.240802675585284">
            <text:p>0,241</text:p>
          </table:table-cell>
          <table:table-cell table:formula="of:=SUM([.H69:.J69])" office:value-type="float" office:value="1">
            <text:p>1</text:p>
          </table:table-cell>
          <table:table-cell/>
          <table:table-cell table:formula="of:=1/(1-[.H69])" office:value-type="float" office:value="2.07638888888889">
            <text:p>2,07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([.B$2]-[.A70])/[.B$2]" office:value-type="float" office:value="0.279569892473118">
            <text:p>0,280</text:p>
          </table:table-cell>
          <table:table-cell table:formula="of:=([.C$1]-1)*[.B70]+1" office:value-type="float" office:value="1.89462365591398">
            <text:p>1,895</text:p>
          </table:table-cell>
          <table:table-cell table:formula="of:=1/[.I70]" office:value-type="float" office:value="4.23557692307692">
            <text:p>4,236</text:p>
          </table:table-cell>
          <table:table-cell table:formula="of:=1/[.J70]" office:value-type="float" office:value="4.23557692307692">
            <text:p>4,236</text:p>
          </table:table-cell>
          <table:table-cell table:formula="of:=[.D70]+[.E70]" office:value-type="float" office:value="8.47115384615385">
            <text:p>8,471</text:p>
          </table:table-cell>
          <table:table-cell/>
          <table:table-cell table:formula="of:=1/[.C70]" office:value-type="float" office:value="0.527809307604994">
            <text:p>0,528</text:p>
          </table:table-cell>
          <table:table-cell table:formula="of:=1/[.$M70]/2" office:value-type="float" office:value="0.236095346197503">
            <text:p>0,236</text:p>
          </table:table-cell>
          <table:table-cell table:formula="of:=1/[.$M70]/2" office:value-type="float" office:value="0.236095346197503">
            <text:p>0,236</text:p>
          </table:table-cell>
          <table:table-cell table:formula="of:=SUM([.H70:.J70])" office:value-type="float" office:value="1">
            <text:p>1</text:p>
          </table:table-cell>
          <table:table-cell/>
          <table:table-cell table:formula="of:=1/(1-[.H70])" office:value-type="float" office:value="2.11778846153846">
            <text:p>2,11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([.B$2]-[.A71])/[.B$2]" office:value-type="float" office:value="0.268817204301075">
            <text:p>0,269</text:p>
          </table:table-cell>
          <table:table-cell table:formula="of:=([.C$1]-1)*[.B71]+1" office:value-type="float" office:value="1.86021505376344">
            <text:p>1,860</text:p>
          </table:table-cell>
          <table:table-cell table:formula="of:=1/[.I71]" office:value-type="float" office:value="4.325">
            <text:p>4,325</text:p>
          </table:table-cell>
          <table:table-cell table:formula="of:=1/[.J71]" office:value-type="float" office:value="4.325">
            <text:p>4,325</text:p>
          </table:table-cell>
          <table:table-cell table:formula="of:=[.D71]+[.E71]" office:value-type="float" office:value="8.65">
            <text:p>8,650</text:p>
          </table:table-cell>
          <table:table-cell/>
          <table:table-cell table:formula="of:=1/[.C71]" office:value-type="float" office:value="0.53757225433526">
            <text:p>0,538</text:p>
          </table:table-cell>
          <table:table-cell table:formula="of:=1/[.$M71]/2" office:value-type="float" office:value="0.23121387283237">
            <text:p>0,231</text:p>
          </table:table-cell>
          <table:table-cell table:formula="of:=1/[.$M71]/2" office:value-type="float" office:value="0.23121387283237">
            <text:p>0,231</text:p>
          </table:table-cell>
          <table:table-cell table:formula="of:=SUM([.H71:.J71])" office:value-type="float" office:value="1">
            <text:p>1</text:p>
          </table:table-cell>
          <table:table-cell/>
          <table:table-cell table:formula="of:=1/(1-[.H71])" office:value-type="float" office:value="2.1625">
            <text:p>2,16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([.B$2]-[.A72])/[.B$2]" office:value-type="float" office:value="0.258064516129032">
            <text:p>0,258</text:p>
          </table:table-cell>
          <table:table-cell table:formula="of:=([.C$1]-1)*[.B72]+1" office:value-type="float" office:value="1.8258064516129">
            <text:p>1,826</text:p>
          </table:table-cell>
          <table:table-cell table:formula="of:=1/[.I72]" office:value-type="float" office:value="4.421875">
            <text:p>4,422</text:p>
          </table:table-cell>
          <table:table-cell table:formula="of:=1/[.J72]" office:value-type="float" office:value="4.421875">
            <text:p>4,422</text:p>
          </table:table-cell>
          <table:table-cell table:formula="of:=[.D72]+[.E72]" office:value-type="float" office:value="8.84375">
            <text:p>8,844</text:p>
          </table:table-cell>
          <table:table-cell/>
          <table:table-cell table:formula="of:=1/[.C72]" office:value-type="float" office:value="0.547703180212014">
            <text:p>0,548</text:p>
          </table:table-cell>
          <table:table-cell table:formula="of:=1/[.$M72]/2" office:value-type="float" office:value="0.226148409893993">
            <text:p>0,226</text:p>
          </table:table-cell>
          <table:table-cell table:formula="of:=1/[.$M72]/2" office:value-type="float" office:value="0.226148409893993">
            <text:p>0,226</text:p>
          </table:table-cell>
          <table:table-cell table:formula="of:=SUM([.H72:.J72])" office:value-type="float" office:value="1">
            <text:p>1</text:p>
          </table:table-cell>
          <table:table-cell/>
          <table:table-cell table:formula="of:=1/(1-[.H72])" office:value-type="float" office:value="2.2109375">
            <text:p>2,21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([.B$2]-[.A73])/[.B$2]" office:value-type="float" office:value="0.247311827956989">
            <text:p>0,247</text:p>
          </table:table-cell>
          <table:table-cell table:formula="of:=([.C$1]-1)*[.B73]+1" office:value-type="float" office:value="1.79139784946237">
            <text:p>1,791</text:p>
          </table:table-cell>
          <table:table-cell table:formula="of:=1/[.I73]" office:value-type="float" office:value="4.52717391304348">
            <text:p>4,527</text:p>
          </table:table-cell>
          <table:table-cell table:formula="of:=1/[.J73]" office:value-type="float" office:value="4.52717391304348">
            <text:p>4,527</text:p>
          </table:table-cell>
          <table:table-cell table:formula="of:=[.D73]+[.E73]" office:value-type="float" office:value="9.05434782608696">
            <text:p>9,054</text:p>
          </table:table-cell>
          <table:table-cell/>
          <table:table-cell table:formula="of:=1/[.C73]" office:value-type="float" office:value="0.558223289315726">
            <text:p>0,558</text:p>
          </table:table-cell>
          <table:table-cell table:formula="of:=1/[.$M73]/2" office:value-type="float" office:value="0.220888355342137">
            <text:p>0,221</text:p>
          </table:table-cell>
          <table:table-cell table:formula="of:=1/[.$M73]/2" office:value-type="float" office:value="0.220888355342137">
            <text:p>0,221</text:p>
          </table:table-cell>
          <table:table-cell table:formula="of:=SUM([.H73:.J73])" office:value-type="float" office:value="1">
            <text:p>1</text:p>
          </table:table-cell>
          <table:table-cell/>
          <table:table-cell table:formula="of:=1/(1-[.H73])" office:value-type="float" office:value="2.26358695652174">
            <text:p>2,26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([.B$2]-[.A74])/[.B$2]" office:value-type="float" office:value="0.236559139784946">
            <text:p>0,237</text:p>
          </table:table-cell>
          <table:table-cell table:formula="of:=([.C$1]-1)*[.B74]+1" office:value-type="float" office:value="1.75698924731183">
            <text:p>1,757</text:p>
          </table:table-cell>
          <table:table-cell table:formula="of:=1/[.I74]" office:value-type="float" office:value="4.64204545454545">
            <text:p>4,642</text:p>
          </table:table-cell>
          <table:table-cell table:formula="of:=1/[.J74]" office:value-type="float" office:value="4.64204545454545">
            <text:p>4,642</text:p>
          </table:table-cell>
          <table:table-cell table:formula="of:=[.D74]+[.E74]" office:value-type="float" office:value="9.28409090909091">
            <text:p>9,284</text:p>
          </table:table-cell>
          <table:table-cell/>
          <table:table-cell table:formula="of:=1/[.C74]" office:value-type="float" office:value="0.569155446756426">
            <text:p>0,569</text:p>
          </table:table-cell>
          <table:table-cell table:formula="of:=1/[.$M74]/2" office:value-type="float" office:value="0.215422276621787">
            <text:p>0,215</text:p>
          </table:table-cell>
          <table:table-cell table:formula="of:=1/[.$M74]/2" office:value-type="float" office:value="0.215422276621787">
            <text:p>0,215</text:p>
          </table:table-cell>
          <table:table-cell table:formula="of:=SUM([.H74:.J74])" office:value-type="float" office:value="1">
            <text:p>1</text:p>
          </table:table-cell>
          <table:table-cell/>
          <table:table-cell table:formula="of:=1/(1-[.H74])" office:value-type="float" office:value="2.32102272727273">
            <text:p>2,32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([.B$2]-[.A75])/[.B$2]" office:value-type="float" office:value="0.225806451612903">
            <text:p>0,226</text:p>
          </table:table-cell>
          <table:table-cell table:formula="of:=([.C$1]-1)*[.B75]+1" office:value-type="float" office:value="1.72258064516129">
            <text:p>1,723</text:p>
          </table:table-cell>
          <table:table-cell table:formula="of:=1/[.I75]" office:value-type="float" office:value="4.76785714285714">
            <text:p>4,768</text:p>
          </table:table-cell>
          <table:table-cell table:formula="of:=1/[.J75]" office:value-type="float" office:value="4.76785714285714">
            <text:p>4,768</text:p>
          </table:table-cell>
          <table:table-cell table:formula="of:=[.D75]+[.E75]" office:value-type="float" office:value="9.53571428571429">
            <text:p>9,536</text:p>
          </table:table-cell>
          <table:table-cell/>
          <table:table-cell table:formula="of:=1/[.C75]" office:value-type="float" office:value="0.580524344569288">
            <text:p>0,581</text:p>
          </table:table-cell>
          <table:table-cell table:formula="of:=1/[.$M75]/2" office:value-type="float" office:value="0.209737827715356">
            <text:p>0,210</text:p>
          </table:table-cell>
          <table:table-cell table:formula="of:=1/[.$M75]/2" office:value-type="float" office:value="0.209737827715356">
            <text:p>0,210</text:p>
          </table:table-cell>
          <table:table-cell table:formula="of:=SUM([.H75:.J75])" office:value-type="float" office:value="1">
            <text:p>1</text:p>
          </table:table-cell>
          <table:table-cell/>
          <table:table-cell table:formula="of:=1/(1-[.H75])" office:value-type="float" office:value="2.38392857142857">
            <text:p>2,38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([.B$2]-[.A76])/[.B$2]" office:value-type="float" office:value="0.21505376344086">
            <text:p>0,215</text:p>
          </table:table-cell>
          <table:table-cell table:formula="of:=([.C$1]-1)*[.B76]+1" office:value-type="float" office:value="1.68817204301075">
            <text:p>1,688</text:p>
          </table:table-cell>
          <table:table-cell table:formula="of:=1/[.I76]" office:value-type="float" office:value="4.90625">
            <text:p>4,906</text:p>
          </table:table-cell>
          <table:table-cell table:formula="of:=1/[.J76]" office:value-type="float" office:value="4.90625">
            <text:p>4,906</text:p>
          </table:table-cell>
          <table:table-cell table:formula="of:=[.D76]+[.E76]" office:value-type="float" office:value="9.8125">
            <text:p>9,813</text:p>
          </table:table-cell>
          <table:table-cell/>
          <table:table-cell table:formula="of:=1/[.C76]" office:value-type="float" office:value="0.592356687898089">
            <text:p>0,592</text:p>
          </table:table-cell>
          <table:table-cell table:formula="of:=1/[.$M76]/2" office:value-type="float" office:value="0.203821656050955">
            <text:p>0,204</text:p>
          </table:table-cell>
          <table:table-cell table:formula="of:=1/[.$M76]/2" office:value-type="float" office:value="0.203821656050955">
            <text:p>0,204</text:p>
          </table:table-cell>
          <table:table-cell table:formula="of:=SUM([.H76:.J76])" office:value-type="float" office:value="1">
            <text:p>1</text:p>
          </table:table-cell>
          <table:table-cell/>
          <table:table-cell table:formula="of:=1/(1-[.H76])" office:value-type="float" office:value="2.453125">
            <text:p>2,45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([.B$2]-[.A77])/[.B$2]" office:value-type="float" office:value="0.204301075268817">
            <text:p>0,204</text:p>
          </table:table-cell>
          <table:table-cell table:formula="of:=([.C$1]-1)*[.B77]+1" office:value-type="float" office:value="1.65376344086022">
            <text:p>1,654</text:p>
          </table:table-cell>
          <table:table-cell table:formula="of:=1/[.I77]" office:value-type="float" office:value="5.05921052631579">
            <text:p>5,059</text:p>
          </table:table-cell>
          <table:table-cell table:formula="of:=1/[.J77]" office:value-type="float" office:value="5.05921052631579">
            <text:p>5,059</text:p>
          </table:table-cell>
          <table:table-cell table:formula="of:=[.D77]+[.E77]" office:value-type="float" office:value="10.1184210526316">
            <text:p>10,118</text:p>
          </table:table-cell>
          <table:table-cell/>
          <table:table-cell table:formula="of:=1/[.C77]" office:value-type="float" office:value="0.604681404421326">
            <text:p>0,605</text:p>
          </table:table-cell>
          <table:table-cell table:formula="of:=1/[.$M77]/2" office:value-type="float" office:value="0.197659297789337">
            <text:p>0,198</text:p>
          </table:table-cell>
          <table:table-cell table:formula="of:=1/[.$M77]/2" office:value-type="float" office:value="0.197659297789337">
            <text:p>0,198</text:p>
          </table:table-cell>
          <table:table-cell table:formula="of:=SUM([.H77:.J77])" office:value-type="float" office:value="1">
            <text:p>1</text:p>
          </table:table-cell>
          <table:table-cell/>
          <table:table-cell table:formula="of:=1/(1-[.H77])" office:value-type="float" office:value="2.52960526315789">
            <text:p>2,53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([.B$2]-[.A78])/[.B$2]" office:value-type="float" office:value="0.193548387096774">
            <text:p>0,194</text:p>
          </table:table-cell>
          <table:table-cell table:formula="of:=([.C$1]-1)*[.B78]+1" office:value-type="float" office:value="1.61935483870968">
            <text:p>1,619</text:p>
          </table:table-cell>
          <table:table-cell table:formula="of:=1/[.I78]" office:value-type="float" office:value="5.22916666666667">
            <text:p>5,229</text:p>
          </table:table-cell>
          <table:table-cell table:formula="of:=1/[.J78]" office:value-type="float" office:value="5.22916666666667">
            <text:p>5,229</text:p>
          </table:table-cell>
          <table:table-cell table:formula="of:=[.D78]+[.E78]" office:value-type="float" office:value="10.4583333333333">
            <text:p>10,458</text:p>
          </table:table-cell>
          <table:table-cell/>
          <table:table-cell table:formula="of:=1/[.C78]" office:value-type="float" office:value="0.617529880478088">
            <text:p>0,618</text:p>
          </table:table-cell>
          <table:table-cell table:formula="of:=1/[.$M78]/2" office:value-type="float" office:value="0.191235059760956">
            <text:p>0,191</text:p>
          </table:table-cell>
          <table:table-cell table:formula="of:=1/[.$M78]/2" office:value-type="float" office:value="0.191235059760956">
            <text:p>0,191</text:p>
          </table:table-cell>
          <table:table-cell table:formula="of:=SUM([.H78:.J78])" office:value-type="float" office:value="1">
            <text:p>1</text:p>
          </table:table-cell>
          <table:table-cell/>
          <table:table-cell table:formula="of:=1/(1-[.H78])" office:value-type="float" office:value="2.61458333333333">
            <text:p>2,61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([.B$2]-[.A79])/[.B$2]" office:value-type="float" office:value="0.182795698924731">
            <text:p>0,183</text:p>
          </table:table-cell>
          <table:table-cell table:formula="of:=([.C$1]-1)*[.B79]+1" office:value-type="float" office:value="1.58494623655914">
            <text:p>1,585</text:p>
          </table:table-cell>
          <table:table-cell table:formula="of:=1/[.I79]" office:value-type="float" office:value="5.41911764705882">
            <text:p>5,419</text:p>
          </table:table-cell>
          <table:table-cell table:formula="of:=1/[.J79]" office:value-type="float" office:value="5.41911764705882">
            <text:p>5,419</text:p>
          </table:table-cell>
          <table:table-cell table:formula="of:=[.D79]+[.E79]" office:value-type="float" office:value="10.8382352941176">
            <text:p>10,838</text:p>
          </table:table-cell>
          <table:table-cell/>
          <table:table-cell table:formula="of:=1/[.C79]" office:value-type="float" office:value="0.630936227951153">
            <text:p>0,631</text:p>
          </table:table-cell>
          <table:table-cell table:formula="of:=1/[.$M79]/2" office:value-type="float" office:value="0.184531886024423">
            <text:p>0,185</text:p>
          </table:table-cell>
          <table:table-cell table:formula="of:=1/[.$M79]/2" office:value-type="float" office:value="0.184531886024423">
            <text:p>0,185</text:p>
          </table:table-cell>
          <table:table-cell table:formula="of:=SUM([.H79:.J79])" office:value-type="float" office:value="1">
            <text:p>1</text:p>
          </table:table-cell>
          <table:table-cell/>
          <table:table-cell table:formula="of:=1/(1-[.H79])" office:value-type="float" office:value="2.70955882352941">
            <text:p>2,7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([.B$2]-[.A80])/[.B$2]" office:value-type="float" office:value="0.172043010752688">
            <text:p>0,172</text:p>
          </table:table-cell>
          <table:table-cell table:formula="of:=([.C$1]-1)*[.B80]+1" office:value-type="float" office:value="1.5505376344086">
            <text:p>1,551</text:p>
          </table:table-cell>
          <table:table-cell table:formula="of:=1/[.I80]" office:value-type="float" office:value="5.6328125">
            <text:p>5,633</text:p>
          </table:table-cell>
          <table:table-cell table:formula="of:=1/[.J80]" office:value-type="float" office:value="5.6328125">
            <text:p>5,633</text:p>
          </table:table-cell>
          <table:table-cell table:formula="of:=[.D80]+[.E80]" office:value-type="float" office:value="11.265625">
            <text:p>11,266</text:p>
          </table:table-cell>
          <table:table-cell/>
          <table:table-cell table:formula="of:=1/[.C80]" office:value-type="float" office:value="0.644937586685159">
            <text:p>0,645</text:p>
          </table:table-cell>
          <table:table-cell table:formula="of:=1/[.$M80]/2" office:value-type="float" office:value="0.17753120665742">
            <text:p>0,178</text:p>
          </table:table-cell>
          <table:table-cell table:formula="of:=1/[.$M80]/2" office:value-type="float" office:value="0.17753120665742">
            <text:p>0,178</text:p>
          </table:table-cell>
          <table:table-cell table:formula="of:=SUM([.H80:.J80])" office:value-type="float" office:value="1">
            <text:p>1</text:p>
          </table:table-cell>
          <table:table-cell/>
          <table:table-cell table:formula="of:=1/(1-[.H80])" office:value-type="float" office:value="2.81640625">
            <text:p>2,81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([.B$2]-[.A81])/[.B$2]" office:value-type="float" office:value="0.161290322580645">
            <text:p>0,161</text:p>
          </table:table-cell>
          <table:table-cell table:formula="of:=([.C$1]-1)*[.B81]+1" office:value-type="float" office:value="1.51612903225806">
            <text:p>1,516</text:p>
          </table:table-cell>
          <table:table-cell table:formula="of:=1/[.I81]" office:value-type="float" office:value="5.875">
            <text:p>5,875</text:p>
          </table:table-cell>
          <table:table-cell table:formula="of:=1/[.J81]" office:value-type="float" office:value="5.875">
            <text:p>5,875</text:p>
          </table:table-cell>
          <table:table-cell table:formula="of:=[.D81]+[.E81]" office:value-type="float" office:value="11.75">
            <text:p>11,750</text:p>
          </table:table-cell>
          <table:table-cell/>
          <table:table-cell table:formula="of:=1/[.C81]" office:value-type="float" office:value="0.659574468085106">
            <text:p>0,660</text:p>
          </table:table-cell>
          <table:table-cell table:formula="of:=1/[.$M81]/2" office:value-type="float" office:value="0.170212765957447">
            <text:p>0,170</text:p>
          </table:table-cell>
          <table:table-cell table:formula="of:=1/[.$M81]/2" office:value-type="float" office:value="0.170212765957447">
            <text:p>0,170</text:p>
          </table:table-cell>
          <table:table-cell table:formula="of:=SUM([.H81:.J81])" office:value-type="float" office:value="1">
            <text:p>1</text:p>
          </table:table-cell>
          <table:table-cell/>
          <table:table-cell table:formula="of:=1/(1-[.H81])" office:value-type="float" office:value="2.9375">
            <text:p>2,9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([.B$2]-[.A82])/[.B$2]" office:value-type="float" office:value="0.150537634408602">
            <text:p>0,151</text:p>
          </table:table-cell>
          <table:table-cell table:formula="of:=([.C$1]-1)*[.B82]+1" office:value-type="float" office:value="1.48172043010753">
            <text:p>1,482</text:p>
          </table:table-cell>
          <table:table-cell table:formula="of:=1/[.I82]" office:value-type="float" office:value="6.15178571428572">
            <text:p>6,152</text:p>
          </table:table-cell>
          <table:table-cell table:formula="of:=1/[.J82]" office:value-type="float" office:value="6.15178571428572">
            <text:p>6,152</text:p>
          </table:table-cell>
          <table:table-cell table:formula="of:=[.D82]+[.E82]" office:value-type="float" office:value="12.3035714285714">
            <text:p>12,304</text:p>
          </table:table-cell>
          <table:table-cell/>
          <table:table-cell table:formula="of:=1/[.C82]" office:value-type="float" office:value="0.67489114658926">
            <text:p>0,675</text:p>
          </table:table-cell>
          <table:table-cell table:formula="of:=1/[.$M82]/2" office:value-type="float" office:value="0.16255442670537">
            <text:p>0,163</text:p>
          </table:table-cell>
          <table:table-cell table:formula="of:=1/[.$M82]/2" office:value-type="float" office:value="0.16255442670537">
            <text:p>0,163</text:p>
          </table:table-cell>
          <table:table-cell table:formula="of:=SUM([.H82:.J82])" office:value-type="float" office:value="1">
            <text:p>1</text:p>
          </table:table-cell>
          <table:table-cell/>
          <table:table-cell table:formula="of:=1/(1-[.H82])" office:value-type="float" office:value="3.07589285714286">
            <text:p>3,07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([.B$2]-[.A83])/[.B$2]" office:value-type="float" office:value="0.139784946236559">
            <text:p>0,140</text:p>
          </table:table-cell>
          <table:table-cell table:formula="of:=([.C$1]-1)*[.B83]+1" office:value-type="float" office:value="1.44731182795699">
            <text:p>1,447</text:p>
          </table:table-cell>
          <table:table-cell table:formula="of:=1/[.I83]" office:value-type="float" office:value="6.47115384615385">
            <text:p>6,471</text:p>
          </table:table-cell>
          <table:table-cell table:formula="of:=1/[.J83]" office:value-type="float" office:value="6.47115384615385">
            <text:p>6,471</text:p>
          </table:table-cell>
          <table:table-cell table:formula="of:=[.D83]+[.E83]" office:value-type="float" office:value="12.9423076923077">
            <text:p>12,942</text:p>
          </table:table-cell>
          <table:table-cell/>
          <table:table-cell table:formula="of:=1/[.C83]" office:value-type="float" office:value="0.690936106983655">
            <text:p>0,691</text:p>
          </table:table-cell>
          <table:table-cell table:formula="of:=1/[.$M83]/2" office:value-type="float" office:value="0.154531946508172">
            <text:p>0,155</text:p>
          </table:table-cell>
          <table:table-cell table:formula="of:=1/[.$M83]/2" office:value-type="float" office:value="0.154531946508172">
            <text:p>0,155</text:p>
          </table:table-cell>
          <table:table-cell table:formula="of:=SUM([.H83:.J83])" office:value-type="float" office:value="1">
            <text:p>1</text:p>
          </table:table-cell>
          <table:table-cell/>
          <table:table-cell table:formula="of:=1/(1-[.H83])" office:value-type="float" office:value="3.23557692307692">
            <text:p>3,23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([.B$2]-[.A84])/[.B$2]" office:value-type="float" office:value="0.129032258064516">
            <text:p>0,129</text:p>
          </table:table-cell>
          <table:table-cell table:formula="of:=([.C$1]-1)*[.B84]+1" office:value-type="float" office:value="1.41290322580645">
            <text:p>1,413</text:p>
          </table:table-cell>
          <table:table-cell table:formula="of:=1/[.I84]" office:value-type="float" office:value="6.84375">
            <text:p>6,844</text:p>
          </table:table-cell>
          <table:table-cell table:formula="of:=1/[.J84]" office:value-type="float" office:value="6.84375">
            <text:p>6,844</text:p>
          </table:table-cell>
          <table:table-cell table:formula="of:=[.D84]+[.E84]" office:value-type="float" office:value="13.6875">
            <text:p>13,688</text:p>
          </table:table-cell>
          <table:table-cell/>
          <table:table-cell table:formula="of:=1/[.C84]" office:value-type="float" office:value="0.707762557077626">
            <text:p>0,708</text:p>
          </table:table-cell>
          <table:table-cell table:formula="of:=1/[.$M84]/2" office:value-type="float" office:value="0.146118721461187">
            <text:p>0,146</text:p>
          </table:table-cell>
          <table:table-cell table:formula="of:=1/[.$M84]/2" office:value-type="float" office:value="0.146118721461187">
            <text:p>0,146</text:p>
          </table:table-cell>
          <table:table-cell table:formula="of:=SUM([.H84:.J84])" office:value-type="float" office:value="1">
            <text:p>1</text:p>
          </table:table-cell>
          <table:table-cell/>
          <table:table-cell table:formula="of:=1/(1-[.H84])" office:value-type="float" office:value="3.421875">
            <text:p>3,42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([.B$2]-[.A85])/[.B$2]" office:value-type="float" office:value="0.118279569892473">
            <text:p>0,118</text:p>
          </table:table-cell>
          <table:table-cell table:formula="of:=([.C$1]-1)*[.B85]+1" office:value-type="float" office:value="1.37849462365591">
            <text:p>1,378</text:p>
          </table:table-cell>
          <table:table-cell table:formula="of:=1/[.I85]" office:value-type="float" office:value="7.28409090909091">
            <text:p>7,284</text:p>
          </table:table-cell>
          <table:table-cell table:formula="of:=1/[.J85]" office:value-type="float" office:value="7.28409090909091">
            <text:p>7,284</text:p>
          </table:table-cell>
          <table:table-cell table:formula="of:=[.D85]+[.E85]" office:value-type="float" office:value="14.5681818181818">
            <text:p>14,568</text:p>
          </table:table-cell>
          <table:table-cell/>
          <table:table-cell table:formula="of:=1/[.C85]" office:value-type="float" office:value="0.725429017160686">
            <text:p>0,725</text:p>
          </table:table-cell>
          <table:table-cell table:formula="of:=1/[.$M85]/2" office:value-type="float" office:value="0.137285491419657">
            <text:p>0,137</text:p>
          </table:table-cell>
          <table:table-cell table:formula="of:=1/[.$M85]/2" office:value-type="float" office:value="0.137285491419657">
            <text:p>0,137</text:p>
          </table:table-cell>
          <table:table-cell table:formula="of:=SUM([.H85:.J85])" office:value-type="float" office:value="1">
            <text:p>1</text:p>
          </table:table-cell>
          <table:table-cell/>
          <table:table-cell table:formula="of:=1/(1-[.H85])" office:value-type="float" office:value="3.64204545454545">
            <text:p>3,64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([.B$2]-[.A86])/[.B$2]" office:value-type="float" office:value="0.10752688172043">
            <text:p>0,108</text:p>
          </table:table-cell>
          <table:table-cell table:formula="of:=([.C$1]-1)*[.B86]+1" office:value-type="float" office:value="1.34408602150538">
            <text:p>1,344</text:p>
          </table:table-cell>
          <table:table-cell table:formula="of:=1/[.I86]" office:value-type="float" office:value="7.8125">
            <text:p>7,813</text:p>
          </table:table-cell>
          <table:table-cell table:formula="of:=1/[.J86]" office:value-type="float" office:value="7.8125">
            <text:p>7,813</text:p>
          </table:table-cell>
          <table:table-cell table:formula="of:=[.D86]+[.E86]" office:value-type="float" office:value="15.625">
            <text:p>15,625</text:p>
          </table:table-cell>
          <table:table-cell/>
          <table:table-cell table:formula="of:=1/[.C86]" office:value-type="float" office:value="0.744">
            <text:p>0,744</text:p>
          </table:table-cell>
          <table:table-cell table:formula="of:=1/[.$M86]/2" office:value-type="float" office:value="0.128">
            <text:p>0,128</text:p>
          </table:table-cell>
          <table:table-cell table:formula="of:=1/[.$M86]/2" office:value-type="float" office:value="0.128">
            <text:p>0,128</text:p>
          </table:table-cell>
          <table:table-cell table:formula="of:=SUM([.H86:.J86])" office:value-type="float" office:value="1">
            <text:p>1</text:p>
          </table:table-cell>
          <table:table-cell/>
          <table:table-cell table:formula="of:=1/(1-[.H86])" office:value-type="float" office:value="3.90625">
            <text:p>3,90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([.B$2]-[.A87])/[.B$2]" office:value-type="float" office:value="0.0967741935483871">
            <text:p>0,097</text:p>
          </table:table-cell>
          <table:table-cell table:formula="of:=([.C$1]-1)*[.B87]+1" office:value-type="float" office:value="1.30967741935484">
            <text:p>1,310</text:p>
          </table:table-cell>
          <table:table-cell table:formula="of:=1/[.I87]" office:value-type="float" office:value="8.45833333333334">
            <text:p>8,458</text:p>
          </table:table-cell>
          <table:table-cell table:formula="of:=1/[.J87]" office:value-type="float" office:value="8.45833333333334">
            <text:p>8,458</text:p>
          </table:table-cell>
          <table:table-cell table:formula="of:=[.D87]+[.E87]" office:value-type="float" office:value="16.9166666666667">
            <text:p>16,917</text:p>
          </table:table-cell>
          <table:table-cell/>
          <table:table-cell table:formula="of:=1/[.C87]" office:value-type="float" office:value="0.763546798029557">
            <text:p>0,764</text:p>
          </table:table-cell>
          <table:table-cell table:formula="of:=1/[.$M87]/2" office:value-type="float" office:value="0.118226600985222">
            <text:p>0,118</text:p>
          </table:table-cell>
          <table:table-cell table:formula="of:=1/[.$M87]/2" office:value-type="float" office:value="0.118226600985222">
            <text:p>0,118</text:p>
          </table:table-cell>
          <table:table-cell table:formula="of:=SUM([.H87:.J87])" office:value-type="float" office:value="1">
            <text:p>1</text:p>
          </table:table-cell>
          <table:table-cell/>
          <table:table-cell table:formula="of:=1/(1-[.H87])" office:value-type="float" office:value="4.22916666666667">
            <text:p>4,22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([.B$2]-[.A88])/[.B$2]" office:value-type="float" office:value="0.0860215053763441">
            <text:p>0,086</text:p>
          </table:table-cell>
          <table:table-cell table:formula="of:=([.C$1]-1)*[.B88]+1" office:value-type="float" office:value="1.2752688172043">
            <text:p>1,275</text:p>
          </table:table-cell>
          <table:table-cell table:formula="of:=1/[.I88]" office:value-type="float" office:value="9.265625">
            <text:p>9,266</text:p>
          </table:table-cell>
          <table:table-cell table:formula="of:=1/[.J88]" office:value-type="float" office:value="9.265625">
            <text:p>9,266</text:p>
          </table:table-cell>
          <table:table-cell table:formula="of:=[.D88]+[.E88]" office:value-type="float" office:value="18.53125">
            <text:p>18,531</text:p>
          </table:table-cell>
          <table:table-cell/>
          <table:table-cell table:formula="of:=1/[.C88]" office:value-type="float" office:value="0.784148397976391">
            <text:p>0,784</text:p>
          </table:table-cell>
          <table:table-cell table:formula="of:=1/[.$M88]/2" office:value-type="float" office:value="0.107925801011804">
            <text:p>0,108</text:p>
          </table:table-cell>
          <table:table-cell table:formula="of:=1/[.$M88]/2" office:value-type="float" office:value="0.107925801011804">
            <text:p>0,108</text:p>
          </table:table-cell>
          <table:table-cell table:formula="of:=SUM([.H88:.J88])" office:value-type="float" office:value="1">
            <text:p>1</text:p>
          </table:table-cell>
          <table:table-cell/>
          <table:table-cell table:formula="of:=1/(1-[.H88])" office:value-type="float" office:value="4.6328125">
            <text:p>4,63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([.B$2]-[.A89])/[.B$2]" office:value-type="float" office:value="0.0752688172043011">
            <text:p>0,075</text:p>
          </table:table-cell>
          <table:table-cell table:formula="of:=([.C$1]-1)*[.B89]+1" office:value-type="float" office:value="1.24086021505376">
            <text:p>1,241</text:p>
          </table:table-cell>
          <table:table-cell table:formula="of:=1/[.I89]" office:value-type="float" office:value="10.3035714285714">
            <text:p>10,304</text:p>
          </table:table-cell>
          <table:table-cell table:formula="of:=1/[.J89]" office:value-type="float" office:value="10.3035714285714">
            <text:p>10,304</text:p>
          </table:table-cell>
          <table:table-cell table:formula="of:=[.D89]+[.E89]" office:value-type="float" office:value="20.6071428571429">
            <text:p>20,607</text:p>
          </table:table-cell>
          <table:table-cell/>
          <table:table-cell table:formula="of:=1/[.C89]" office:value-type="float" office:value="0.805892547660312">
            <text:p>0,806</text:p>
          </table:table-cell>
          <table:table-cell table:formula="of:=1/[.$M89]/2" office:value-type="float" office:value="0.097053726169844">
            <text:p>0,097</text:p>
          </table:table-cell>
          <table:table-cell table:formula="of:=1/[.$M89]/2" office:value-type="float" office:value="0.097053726169844">
            <text:p>0,097</text:p>
          </table:table-cell>
          <table:table-cell table:formula="of:=SUM([.H89:.J89])" office:value-type="float" office:value="1">
            <text:p>1</text:p>
          </table:table-cell>
          <table:table-cell/>
          <table:table-cell table:formula="of:=1/(1-[.H89])" office:value-type="float" office:value="5.15178571428571">
            <text:p>5,1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([.B$2]-[.A90])/[.B$2]" office:value-type="float" office:value="0.0645161290322581">
            <text:p>0,065</text:p>
          </table:table-cell>
          <table:table-cell table:formula="of:=([.C$1]-1)*[.B90]+1" office:value-type="float" office:value="1.20645161290323">
            <text:p>1,206</text:p>
          </table:table-cell>
          <table:table-cell table:formula="of:=1/[.I90]" office:value-type="float" office:value="11.6875">
            <text:p>11,688</text:p>
          </table:table-cell>
          <table:table-cell table:formula="of:=1/[.J90]" office:value-type="float" office:value="11.6875">
            <text:p>11,688</text:p>
          </table:table-cell>
          <table:table-cell table:formula="of:=[.D90]+[.E90]" office:value-type="float" office:value="23.375">
            <text:p>23,375</text:p>
          </table:table-cell>
          <table:table-cell/>
          <table:table-cell table:formula="of:=1/[.C90]" office:value-type="float" office:value="0.828877005347593">
            <text:p>0,829</text:p>
          </table:table-cell>
          <table:table-cell table:formula="of:=1/[.$M90]/2" office:value-type="float" office:value="0.0855614973262032">
            <text:p>0,086</text:p>
          </table:table-cell>
          <table:table-cell table:formula="of:=1/[.$M90]/2" office:value-type="float" office:value="0.0855614973262032">
            <text:p>0,086</text:p>
          </table:table-cell>
          <table:table-cell table:formula="of:=SUM([.H90:.J90])" office:value-type="float" office:value="1">
            <text:p>1</text:p>
          </table:table-cell>
          <table:table-cell/>
          <table:table-cell table:formula="of:=1/(1-[.H90])" office:value-type="float" office:value="5.84375">
            <text:p>5,84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([.B$2]-[.A91])/[.B$2]" office:value-type="float" office:value="0.0537634408602151">
            <text:p>0,054</text:p>
          </table:table-cell>
          <table:table-cell table:formula="of:=([.C$1]-1)*[.B91]+1" office:value-type="float" office:value="1.17204301075269">
            <text:p>1,172</text:p>
          </table:table-cell>
          <table:table-cell table:formula="of:=1/[.I91]" office:value-type="float" office:value="13.625">
            <text:p>13,625</text:p>
          </table:table-cell>
          <table:table-cell table:formula="of:=1/[.J91]" office:value-type="float" office:value="13.625">
            <text:p>13,625</text:p>
          </table:table-cell>
          <table:table-cell table:formula="of:=[.D91]+[.E91]" office:value-type="float" office:value="27.25">
            <text:p>27,250</text:p>
          </table:table-cell>
          <table:table-cell/>
          <table:table-cell table:formula="of:=1/[.C91]" office:value-type="float" office:value="0.853211009174312">
            <text:p>0,853</text:p>
          </table:table-cell>
          <table:table-cell table:formula="of:=1/[.$M91]/2" office:value-type="float" office:value="0.073394495412844">
            <text:p>0,073</text:p>
          </table:table-cell>
          <table:table-cell table:formula="of:=1/[.$M91]/2" office:value-type="float" office:value="0.073394495412844">
            <text:p>0,073</text:p>
          </table:table-cell>
          <table:table-cell table:formula="of:=SUM([.H91:.J91])" office:value-type="float" office:value="1">
            <text:p>1</text:p>
          </table:table-cell>
          <table:table-cell/>
          <table:table-cell table:formula="of:=1/(1-[.H91])" office:value-type="float" office:value="6.8125">
            <text:p>6,81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([.B$2]-[.A92])/[.B$2]" office:value-type="float" office:value="0.0430107526881721">
            <text:p>0,043</text:p>
          </table:table-cell>
          <table:table-cell table:formula="of:=([.C$1]-1)*[.B92]+1" office:value-type="float" office:value="1.13763440860215">
            <text:p>1,138</text:p>
          </table:table-cell>
          <table:table-cell table:formula="of:=1/[.I92]" office:value-type="float" office:value="16.53125">
            <text:p>16,531</text:p>
          </table:table-cell>
          <table:table-cell table:formula="of:=1/[.J92]" office:value-type="float" office:value="16.53125">
            <text:p>16,531</text:p>
          </table:table-cell>
          <table:table-cell table:formula="of:=[.D92]+[.E92]" office:value-type="float" office:value="33.0625">
            <text:p>33,063</text:p>
          </table:table-cell>
          <table:table-cell/>
          <table:table-cell table:formula="of:=1/[.C92]" office:value-type="float" office:value="0.879017013232514">
            <text:p>0,879</text:p>
          </table:table-cell>
          <table:table-cell table:formula="of:=1/[.$M92]/2" office:value-type="float" office:value="0.0604914933837429">
            <text:p>0,060</text:p>
          </table:table-cell>
          <table:table-cell table:formula="of:=1/[.$M92]/2" office:value-type="float" office:value="0.0604914933837429">
            <text:p>0,060</text:p>
          </table:table-cell>
          <table:table-cell table:formula="of:=SUM([.H92:.J92])" office:value-type="float" office:value="1">
            <text:p>1</text:p>
          </table:table-cell>
          <table:table-cell/>
          <table:table-cell table:formula="of:=1/(1-[.H92])" office:value-type="float" office:value="8.265625">
            <text:p>8,26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([.B$2]-[.A93])/[.B$2]" office:value-type="float" office:value="0.032258064516129">
            <text:p>0,032</text:p>
          </table:table-cell>
          <table:table-cell table:formula="of:=([.C$1]-1)*[.B93]+1" office:value-type="float" office:value="1.10322580645161">
            <text:p>1,103</text:p>
          </table:table-cell>
          <table:table-cell table:number-columns-repeated="4"/>
          <table:table-cell table:formula="of:=1/[.C93]" office:value-type="float" office:value="0.906432748538012">
            <text:p>0,906</text:p>
          </table:table-cell>
          <table:table-cell table:number-columns-repeated="5"/>
        </table:table-row>
        <table:table-row table:style-name="ro1" table:number-rows-repeated="104848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10.09.2013</text:date>, <text:time>03:00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2T08:34:40.47</meta:creation-date>
    <dc:date>2013-09-10T03:00:47.96</dc:date>
    <meta:editing-duration>P8DT9H39M34S</meta:editing-duration>
    <meta:editing-cycles>38</meta:editing-cycles>
    <meta:generator>LibreOffice/3.4$Win32 LibreOffice_project/340m1$Build-502</meta:generator>
    <meta:document-statistic meta:table-count="3" meta:cell-count="1906" meta:object-count="0"/>
  </office:meta>
</office:document-meta>
</file>